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8.31pt" svg:height="118.4pt" svg:x="436.28pt" svg:y="17.89pt">
            <draw:object draw:notify-on-update-of-ranges="Sheet1.A4:Sheet1.A4 Sheet1.A5:Sheet1.A25 Sheet1.B4:Sheet1.B4 Sheet1.B5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6.75pt" svg:height="111.43pt" svg:x="437.84pt" svg:y="144.6pt">
            <draw:object draw:notify-on-update-of-ranges="Sheet1.A5:Sheet1.A25 Sheet1.B5:Sheet1.B25 Sheet1.A5:Sheet1.A25 Sheet1.C5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9.87pt" svg:height="105.42pt" svg:x="435.49pt" svg:y="271.81pt">
            <draw:object draw:notify-on-update-of-ranges="Sheet1.E5:Sheet1.E25 Sheet1.F5:Sheet1.F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0.49pt" svg:height="84.33pt" svg:x="365.3pt" svg:y="592.55pt">
            <draw:object draw:notify-on-update-of-ranges="Sheet1.B39:Sheet1.B59 Sheet1.C39:Sheet1.C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0.49pt" svg:height="84.33pt" svg:x="551.06pt" svg:y="592.55pt">
            <draw:object draw:notify-on-update-of-ranges="Sheet1.B39:Sheet1.B59 Sheet1.D39:Sheet1.D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0.49pt" svg:height="84.33pt" svg:x="352.03pt" svg:y="491.67pt">
            <draw:object draw:notify-on-update-of-ranges="Sheet1.B39:Sheet1.B59 Sheet1.A39:Sheet1.A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0.49pt" svg:height="84.33pt" svg:x="538.55pt" svg:y="491.67pt">
            <draw:object draw:notify-on-update-of-ranges="Sheet1.B39:Sheet1.B59 Sheet1.A39:Sheet1.A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40.49pt" svg:height="84.33pt" svg:x="728.22pt" svg:y="494.67pt">
            <draw:object draw:notify-on-update-of-ranges="Sheet1.B39:Sheet1.B59 Sheet1.A39:Sheet1.A5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40.49pt" svg:height="84.33pt" svg:x="732.1pt" svg:y="595.56pt">
            <draw:object draw:notify-on-update-of-ranges="Sheet1.B39:Sheet1.B59 Sheet1.E39:Sheet1.E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43.6pt" svg:height="79.06pt" svg:x="550.23pt" svg:y="684.43pt">
            <draw:object draw:notify-on-update-of-ranges="Sheet1.B39:Sheet1.B59 Sheet1.C39:Sheet1.C59 Sheet1.B39:Sheet1.B59 Sheet1.D39:Sheet1.D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40.49pt" svg:height="84.33pt" svg:x="363.74pt" svg:y="695.71pt">
            <draw:object draw:notify-on-update-of-ranges="Sheet1.B39:Sheet1.B59 Sheet1.C39:Sheet1.C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40.49pt" svg:height="84.33pt" svg:x="366.04pt" svg:y="905.78pt">
            <draw:object draw:notify-on-update-of-ranges="Sheet1.B39:Sheet1.B59 Sheet1.E39:Sheet1.E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40.49pt" svg:height="84.33pt" svg:x="540.91pt" svg:y="769.49pt">
            <draw:object draw:notify-on-update-of-ranges="Sheet1.B39:Sheet1.B59 Sheet1.D39:Sheet1.D5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41.28pt" svg:height="85.35pt" svg:x="364.48pt" svg:y="795.86pt">
            <draw:object draw:notify-on-update-of-ranges="Sheet1.B39:Sheet1.B59 Sheet1.D39:Sheet1.D51 Sheet1.B39:Sheet1.B59 Sheet1.C39:Sheet1.C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40.49pt" svg:height="84.33pt" svg:x="353.59pt" svg:y="997.68pt">
            <draw:object draw:notify-on-update-of-ranges="Sheet1.B39:Sheet1.B59 Sheet1.D39:Sheet1.D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40.49pt" svg:height="84.33pt" svg:x="64.83pt" svg:y="792.09pt">
            <draw:object draw:notify-on-update-of-ranges="Sheet1.B39:Sheet1.B59 Sheet1.C39:Sheet1.C5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40.49pt" svg:height="84.33pt" svg:x="63.24pt" svg:y="884.69pt">
            <draw:object draw:notify-on-update-of-ranges="Sheet1.B39:Sheet1.B59 Sheet1.E39:Sheet1.E5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43.6pt" svg:height="79.06pt" svg:x="65.57pt" svg:y="969.79pt">
            <draw:object draw:notify-on-update-of-ranges="Sheet1.B39:Sheet1.B59 Sheet1.C39:Sheet1.C54 Sheet1.B39:Sheet1.B59 Sheet1.D39:Sheet1.D5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40.49pt" svg:height="84.33pt" svg:x="61.71pt" svg:y="1056.39pt">
            <draw:object draw:notify-on-update-of-ranges="Sheet1.B39:Sheet1.B59 Sheet1.D39:Sheet1.D5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40.49pt" svg:height="84.33pt" svg:x="540.09pt" svg:y="905.05pt">
            <draw:object draw:notify-on-update-of-ranges="Sheet1.B39:Sheet1.B59 Sheet1.E39:Sheet1.E5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140.49pt" svg:height="84.33pt" svg:x="217.02pt" svg:y="792.09pt">
            <draw:object draw:notify-on-update-of-ranges="Sheet1.B39:Sheet1.B59 Sheet1.C39:Sheet1.C5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146.72pt" svg:height="112.2pt" svg:x="615.03pt" svg:y="143.8pt">
            <draw:object draw:notify-on-update-of-ranges="Sheet1.A5:Sheet1.A25 Sheet1.D6:Sheet1.D2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453.46pt" svg:height="255.23pt" svg:x="381.66pt" svg:y="1138.48pt">
            <draw:object draw:notify-on-update-of-ranges="Sheet1.A97:Sheet1.A97 Sheet1.A98:Sheet1.A297 Sheet1.B97:Sheet1.B97 Sheet1.B98:Sheet1.B297 Sheet1.A97:Sheet1.A97 Sheet1.A98:Sheet1.A297 Sheet1.C97:Sheet1.C97 Sheet1.C98:Sheet1.C297 Sheet1.A97:Sheet1.A97 Sheet1.A98:Sheet1.A297 Sheet1.D97:Sheet1.D97 Sheet1.D98:Sheet1.D29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252.88pt" svg:height="106.95pt" svg:x="301.27pt" svg:y="1756.63pt">
            <draw:object draw:notify-on-update-of-ranges="Sheet1.G116:Sheet1.G116 Sheet1.G117:Sheet1.G136 Sheet1.I116:Sheet1.I116 Sheet1.I117:Sheet1.I13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238.85pt" svg:height="107.66pt" svg:x="561.94pt" svg:y="1758.16pt">
            <draw:object draw:notify-on-update-of-ranges="Sheet1.G116:Sheet1.G116 Sheet1.G117:Sheet1.G136 Sheet1.J116:Sheet1.J116 Sheet1.J117:Sheet1.J13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equency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f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=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Lag:</text:p>
          </table:table-cell>
          <table:table-cell office:value-type="float" office:value="0.3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plification: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table:number-columns-repeated="10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2*PI()*[.$B$1]*([.A5]))*0.5" office:value-type="float" office:value="1.22464679914735E-016" calcext:value-type="float">
            <text:p>1.22464679914735E-16</text:p>
          </table:table-cell>
          <table:table-cell table:formula="of:=-SIN(2*PI()*[.$B$1]*([.A5]-[.B$2]))*0.5" office:value-type="float" office:value="0.475528258147577" calcext:value-type="float">
            <text:p>0.475528258147577</text:p>
          </table:table-cell>
          <table:table-cell/>
          <table:table-cell table:formula="of:=[.A5]" office:value-type="float" office:value="-1" calcext:value-type="float">
            <text:p>-1</text:p>
          </table:table-cell>
          <table:table-cell table:formula="of:=[.B5]+[.D5]*([.$G$1]/[.$E$1])" office:value-type="float" office:value="1.22464679914735E-016" calcext:value-type="float">
            <text:p>1.22464679914735E-16</text:p>
          </table:table-cell>
          <table:table-cell table:number-columns-repeated="6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SIN(2*PI()*[.$B$1]*([.A6]))*0.5" office:value-type="float" office:value="0.293892626146237" calcext:value-type="float">
            <text:p>0.293892626146237</text:p>
          </table:table-cell>
          <table:table-cell table:formula="of:=-SIN(2*PI()*[.$B$1]*([.A6]-[.B$2]))*0.5" office:value-type="float" office:value="0.475528258147577" calcext:value-type="float">
            <text:p>0.475528258147577</text:p>
          </table:table-cell>
          <table:table-cell table:formula="of:=[.C6]*([.$E$1]/[.$G$1])+[.F5]*([.$E$1]/[.$G$1])" office:value-type="float" office:value="0.951056516295154" calcext:value-type="float">
            <text:p>0.951056516295154</text:p>
          </table:table-cell>
          <table:table-cell table:formula="of:=[.A6]" office:value-type="float" office:value="-0.9" calcext:value-type="float">
            <text:p>-0.9</text:p>
          </table:table-cell>
          <table:table-cell table:formula="of:=[.B6]+[.D6]*([.$G$1]/[.$E$1])" office:value-type="float" office:value="0.769420884293814" calcext:value-type="float">
            <text:p>0.769420884293814</text:p>
          </table:table-cell>
          <table:table-cell table:number-columns-repeated="6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SIN(2*PI()*[.$B$1]*([.A7]))*0.5" office:value-type="float" office:value="0.475528258147577" calcext:value-type="float">
            <text:p>0.475528258147577</text:p>
          </table:table-cell>
          <table:table-cell table:formula="of:=-SIN(2*PI()*[.$B$1]*([.A7]-[.B$2]))*0.5" office:value-type="float" office:value="0.293892626146237" calcext:value-type="float">
            <text:p>0.293892626146237</text:p>
          </table:table-cell>
          <table:table-cell table:formula="of:=[.C7]*([.$E$1]/[.$G$1])+[.F6]*([.$E$1]/[.$G$1])" office:value-type="float" office:value="2.1266270208801" calcext:value-type="float">
            <text:p>2.1266270208801</text:p>
          </table:table-cell>
          <table:table-cell table:formula="of:=[.A7]" office:value-type="float" office:value="-0.8" calcext:value-type="float">
            <text:p>-0.8</text:p>
          </table:table-cell>
          <table:table-cell table:formula="of:=[.B7]+[.D7]*([.$G$1]/[.$E$1])" office:value-type="float" office:value="1.53884176858763" calcext:value-type="float">
            <text:p>1.53884176858763</text:p>
          </table:table-cell>
          <table:table-cell table:number-columns-repeated="6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SIN(2*PI()*[.$B$1]*([.A8]))*0.5" office:value-type="float" office:value="0.475528258147577" calcext:value-type="float">
            <text:p>0.475528258147577</text:p>
          </table:table-cell>
          <table:table-cell table:formula="of:=-SIN(2*PI()*[.$B$1]*([.A8]-[.B$2]))*0.5" office:value-type="float" office:value="-1.22464679914735E-016" calcext:value-type="float">
            <text:p>-1.22464679914735E-16</text:p>
          </table:table-cell>
          <table:table-cell table:formula="of:=[.C8]*([.$E$1]/[.$G$1])+[.F7]*([.$E$1]/[.$G$1])" office:value-type="float" office:value="3.07768353717525" calcext:value-type="float">
            <text:p>3.07768353717525</text:p>
          </table:table-cell>
          <table:table-cell table:formula="of:=[.A8]" office:value-type="float" office:value="-0.7" calcext:value-type="float">
            <text:p>-0.7</text:p>
          </table:table-cell>
          <table:table-cell table:formula="of:=[.B8]+[.D8]*([.$G$1]/[.$E$1])" office:value-type="float" office:value="2.0143700267352" calcext:value-type="float">
            <text:p>2.0143700267352</text:p>
          </table:table-cell>
          <table:table-cell table:number-columns-repeated="6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SIN(2*PI()*[.$B$1]*([.A9]))*0.5" office:value-type="float" office:value="0.293892626146236" calcext:value-type="float">
            <text:p>0.293892626146236</text:p>
          </table:table-cell>
          <table:table-cell table:formula="of:=-SIN(2*PI()*[.$B$1]*([.A9]-[.B$2]))*0.5" office:value-type="float" office:value="-0.293892626146237" calcext:value-type="float">
            <text:p>-0.293892626146237</text:p>
          </table:table-cell>
          <table:table-cell table:formula="of:=[.C9]*([.$E$1]/[.$G$1])+[.F8]*([.$E$1]/[.$G$1])" office:value-type="float" office:value="3.44095480117793" calcext:value-type="float">
            <text:p>3.44095480117793</text:p>
          </table:table-cell>
          <table:table-cell table:formula="of:=[.A9]" office:value-type="float" office:value="-0.6" calcext:value-type="float">
            <text:p>-0.6</text:p>
          </table:table-cell>
          <table:table-cell table:formula="of:=[.B9]+[.D9]*([.$G$1]/[.$E$1])" office:value-type="float" office:value="2.0143700267352" calcext:value-type="float">
            <text:p>2.0143700267352</text:p>
          </table:table-cell>
          <table:table-cell table:number-columns-repeated="6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SIN(2*PI()*[.$B$1]*([.A10]))*0.5" office:value-type="float" office:value="-6.12323399573677E-017" calcext:value-type="float">
            <text:p>-6.12323399573677E-17</text:p>
          </table:table-cell>
          <table:table-cell table:formula="of:=-SIN(2*PI()*[.$B$1]*([.A10]-[.B$2]))*0.5" office:value-type="float" office:value="-0.475528258147577" calcext:value-type="float">
            <text:p>-0.475528258147577</text:p>
          </table:table-cell>
          <table:table-cell table:formula="of:=[.C10]*([.$E$1]/[.$G$1])+[.F9]*([.$E$1]/[.$G$1])" office:value-type="float" office:value="3.07768353717525" calcext:value-type="float">
            <text:p>3.07768353717525</text:p>
          </table:table-cell>
          <table:table-cell table:formula="of:=[.A10]" office:value-type="float" office:value="-0.5" calcext:value-type="float">
            <text:p>-0.5</text:p>
          </table:table-cell>
          <table:table-cell table:formula="of:=[.B10]+[.D10]*([.$G$1]/[.$E$1])" office:value-type="float" office:value="1.53884176858763" calcext:value-type="float">
            <text:p>1.53884176858763</text:p>
          </table:table-cell>
          <table:table-cell table:number-columns-repeated="6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SIN(2*PI()*[.$B$1]*([.A11]))*0.5" office:value-type="float" office:value="-0.293892626146237" calcext:value-type="float">
            <text:p>-0.293892626146237</text:p>
          </table:table-cell>
          <table:table-cell table:formula="of:=-SIN(2*PI()*[.$B$1]*([.A11]-[.B$2]))*0.5" office:value-type="float" office:value="-0.475528258147577" calcext:value-type="float">
            <text:p>-0.475528258147577</text:p>
          </table:table-cell>
          <table:table-cell table:formula="of:=[.C11]*([.$E$1]/[.$G$1])+[.F10]*([.$E$1]/[.$G$1])" office:value-type="float" office:value="2.1266270208801" calcext:value-type="float">
            <text:p>2.1266270208801</text:p>
          </table:table-cell>
          <table:table-cell table:formula="of:=[.A11]" office:value-type="float" office:value="-0.4" calcext:value-type="float">
            <text:p>-0.4</text:p>
          </table:table-cell>
          <table:table-cell table:formula="of:=[.B11]+[.D11]*([.$G$1]/[.$E$1])" office:value-type="float" office:value="0.769420884293813" calcext:value-type="float">
            <text:p>0.769420884293813</text:p>
          </table:table-cell>
          <table:table-cell table:number-columns-repeated="6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SIN(2*PI()*[.$B$1]*([.A12]))*0.5" office:value-type="float" office:value="-0.475528258147577" calcext:value-type="float">
            <text:p>-0.475528258147577</text:p>
          </table:table-cell>
          <table:table-cell table:formula="of:=-SIN(2*PI()*[.$B$1]*([.A12]-[.B$2]))*0.5" office:value-type="float" office:value="-0.293892626146236" calcext:value-type="float">
            <text:p>-0.293892626146236</text:p>
          </table:table-cell>
          <table:table-cell table:formula="of:=[.C12]*([.$E$1]/[.$G$1])+[.F11]*([.$E$1]/[.$G$1])" office:value-type="float" office:value="0.951056516295154" calcext:value-type="float">
            <text:p>0.951056516295154</text:p>
          </table:table-cell>
          <table:table-cell table:formula="of:=[.A12]" office:value-type="float" office:value="-0.3" calcext:value-type="float">
            <text:p>-0.3</text:p>
          </table:table-cell>
          <table:table-cell table:formula="of:=[.B12]+[.D12]*([.$G$1]/[.$E$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SIN(2*PI()*[.$B$1]*([.A13]))*0.5" office:value-type="float" office:value="-0.475528258147577" calcext:value-type="float">
            <text:p>-0.475528258147577</text:p>
          </table:table-cell>
          <table:table-cell table:formula="of:=-SIN(2*PI()*[.$B$1]*([.A13]-[.B$2]))*0.5" office:value-type="float" office:value="6.12323399573677E-017" calcext:value-type="float">
            <text:p>6.12323399573677E-17</text:p>
          </table:table-cell>
          <table:table-cell table:formula="of:=[.C13]*([.$E$1]/[.$G$1])+[.F12]*([.$E$1]/[.$G$1])" office:value-type="float" office:value="1.22464679914735E-016" calcext:value-type="float">
            <text:p>1.22464679914735E-16</text:p>
          </table:table-cell>
          <table:table-cell table:formula="of:=[.A13]" office:value-type="float" office:value="-0.2" calcext:value-type="float">
            <text:p>-0.2</text:p>
          </table:table-cell>
          <table:table-cell table:formula="of:=[.B13]+[.D13]*([.$G$1]/[.$E$1])" office:value-type="float" office:value="-0.475528258147577" calcext:value-type="float">
            <text:p>-0.475528258147577</text:p>
          </table:table-cell>
          <table:table-cell table:number-columns-repeated="6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SIN(2*PI()*[.$B$1]*([.A14]))*0.5" office:value-type="float" office:value="-0.293892626146236" calcext:value-type="float">
            <text:p>-0.293892626146236</text:p>
          </table:table-cell>
          <table:table-cell table:formula="of:=-SIN(2*PI()*[.$B$1]*([.A14]-[.B$2]))*0.5" office:value-type="float" office:value="0.293892626146237" calcext:value-type="float">
            <text:p>0.293892626146237</text:p>
          </table:table-cell>
          <table:table-cell table:formula="of:=[.C14]*([.$E$1]/[.$G$1])+[.F13]*([.$E$1]/[.$G$1])" office:value-type="float" office:value="-0.36327126400268" calcext:value-type="float">
            <text:p>-0.36327126400268</text:p>
          </table:table-cell>
          <table:table-cell table:formula="of:=[.A14]" office:value-type="float" office:value="-0.1" calcext:value-type="float">
            <text:p>-0.1</text:p>
          </table:table-cell>
          <table:table-cell table:formula="of:=[.B14]+[.D14]*([.$G$1]/[.$E$1])" office:value-type="float" office:value="-0.475528258147577" calcext:value-type="float">
            <text:p>-0.47552825814757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$B$1]*([.A15]))*0.5" office:value-type="float" office:value="0" calcext:value-type="float">
            <text:p>0</text:p>
          </table:table-cell>
          <table:table-cell table:formula="of:=-SIN(2*PI()*[.$B$1]*([.A15]-[.B$2]))*0.5" office:value-type="float" office:value="0.475528258147577" calcext:value-type="float">
            <text:p>0.475528258147577</text:p>
          </table:table-cell>
          <table:table-cell table:formula="of:=[.C15]*([.$E$1]/[.$G$1])+[.F14]*([.$E$1]/[.$G$1])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table:formula="of:=[.B15]+[.D15]*([.$G$1]/[.$E$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2*PI()*[.$B$1]*([.A16]))*0.5" office:value-type="float" office:value="0.293892626146237" calcext:value-type="float">
            <text:p>0.293892626146237</text:p>
          </table:table-cell>
          <table:table-cell table:formula="of:=-SIN(2*PI()*[.$B$1]*([.A16]-[.B$2]))*0.5" office:value-type="float" office:value="0.475528258147577" calcext:value-type="float">
            <text:p>0.475528258147577</text:p>
          </table:table-cell>
          <table:table-cell table:formula="of:=[.C16]*([.$E$1]/[.$G$1])+[.F15]*([.$E$1]/[.$G$1])" office:value-type="float" office:value="0.951056516295153" calcext:value-type="float">
            <text:p>0.951056516295153</text:p>
          </table:table-cell>
          <table:table-cell table:formula="of:=[.A16]" office:value-type="float" office:value="0.1" calcext:value-type="float">
            <text:p>0.1</text:p>
          </table:table-cell>
          <table:table-cell table:formula="of:=[.B16]+[.D16]*([.$G$1]/[.$E$1])" office:value-type="float" office:value="0.769420884293814" calcext:value-type="float">
            <text:p>0.769420884293814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2*PI()*[.$B$1]*([.A17]))*0.5" office:value-type="float" office:value="0.475528258147577" calcext:value-type="float">
            <text:p>0.475528258147577</text:p>
          </table:table-cell>
          <table:table-cell table:formula="of:=-SIN(2*PI()*[.$B$1]*([.A17]-[.B$2]))*0.5" office:value-type="float" office:value="0.293892626146236" calcext:value-type="float">
            <text:p>0.293892626146236</text:p>
          </table:table-cell>
          <table:table-cell table:formula="of:=[.C17]*([.$E$1]/[.$G$1])+[.F16]*([.$E$1]/[.$G$1])" office:value-type="float" office:value="2.1266270208801" calcext:value-type="float">
            <text:p>2.1266270208801</text:p>
          </table:table-cell>
          <table:table-cell table:formula="of:=[.A17]" office:value-type="float" office:value="0.2" calcext:value-type="float">
            <text:p>0.2</text:p>
          </table:table-cell>
          <table:table-cell table:formula="of:=[.B17]+[.D17]*([.$G$1]/[.$E$1])" office:value-type="float" office:value="1.53884176858763" calcext:value-type="float">
            <text:p>1.53884176858763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2*PI()*[.$B$1]*([.A18]))*0.5" office:value-type="float" office:value="0.475528258147577" calcext:value-type="float">
            <text:p>0.475528258147577</text:p>
          </table:table-cell>
          <table:table-cell table:formula="of:=-SIN(2*PI()*[.$B$1]*([.A18]-[.B$2]))*0.5" office:value-type="float" office:value="-0" calcext:value-type="float">
            <text:p>0</text:p>
          </table:table-cell>
          <table:table-cell table:formula="of:=[.C18]*([.$E$1]/[.$G$1])+[.F17]*([.$E$1]/[.$G$1])" office:value-type="float" office:value="3.07768353717525" calcext:value-type="float">
            <text:p>3.07768353717525</text:p>
          </table:table-cell>
          <table:table-cell table:formula="of:=[.A18]" office:value-type="float" office:value="0.3" calcext:value-type="float">
            <text:p>0.3</text:p>
          </table:table-cell>
          <table:table-cell table:formula="of:=[.B18]+[.D18]*([.$G$1]/[.$E$1])" office:value-type="float" office:value="2.0143700267352" calcext:value-type="float">
            <text:p>2.0143700267352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2*PI()*[.$B$1]*([.A19]))*0.5" office:value-type="float" office:value="0.293892626146236" calcext:value-type="float">
            <text:p>0.293892626146236</text:p>
          </table:table-cell>
          <table:table-cell table:formula="of:=-SIN(2*PI()*[.$B$1]*([.A19]-[.B$2]))*0.5" office:value-type="float" office:value="-0.293892626146237" calcext:value-type="float">
            <text:p>-0.293892626146237</text:p>
          </table:table-cell>
          <table:table-cell table:formula="of:=[.C19]*([.$E$1]/[.$G$1])+[.F18]*([.$E$1]/[.$G$1])" office:value-type="float" office:value="3.44095480117793" calcext:value-type="float">
            <text:p>3.44095480117793</text:p>
          </table:table-cell>
          <table:table-cell table:formula="of:=[.A19]" office:value-type="float" office:value="0.4" calcext:value-type="float">
            <text:p>0.4</text:p>
          </table:table-cell>
          <table:table-cell table:formula="of:=[.B19]+[.D19]*([.$G$1]/[.$E$1])" office:value-type="float" office:value="2.0143700267352" calcext:value-type="float">
            <text:p>2.014370026735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2*PI()*[.$B$1]*([.A20]))*0.5" office:value-type="float" office:value="6.12323399573677E-017" calcext:value-type="float">
            <text:p>6.12323399573677E-17</text:p>
          </table:table-cell>
          <table:table-cell table:formula="of:=-SIN(2*PI()*[.$B$1]*([.A20]-[.B$2]))*0.5" office:value-type="float" office:value="-0.475528258147577" calcext:value-type="float">
            <text:p>-0.475528258147577</text:p>
          </table:table-cell>
          <table:table-cell table:formula="of:=[.C20]*([.$E$1]/[.$G$1])+[.F19]*([.$E$1]/[.$G$1])" office:value-type="float" office:value="3.07768353717525" calcext:value-type="float">
            <text:p>3.07768353717525</text:p>
          </table:table-cell>
          <table:table-cell table:formula="of:=[.A20]" office:value-type="float" office:value="0.5" calcext:value-type="float">
            <text:p>0.5</text:p>
          </table:table-cell>
          <table:table-cell table:formula="of:=[.B20]+[.D20]*([.$G$1]/[.$E$1])" office:value-type="float" office:value="1.53884176858763" calcext:value-type="float">
            <text:p>1.53884176858763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2*PI()*[.$B$1]*([.A21]))*0.5" office:value-type="float" office:value="-0.293892626146237" calcext:value-type="float">
            <text:p>-0.293892626146237</text:p>
          </table:table-cell>
          <table:table-cell table:formula="of:=-SIN(2*PI()*[.$B$1]*([.A21]-[.B$2]))*0.5" office:value-type="float" office:value="-0.475528258147577" calcext:value-type="float">
            <text:p>-0.475528258147577</text:p>
          </table:table-cell>
          <table:table-cell table:formula="of:=[.C21]*([.$E$1]/[.$G$1])+[.F20]*([.$E$1]/[.$G$1])" office:value-type="float" office:value="2.1266270208801" calcext:value-type="float">
            <text:p>2.1266270208801</text:p>
          </table:table-cell>
          <table:table-cell table:formula="of:=[.A21]" office:value-type="float" office:value="0.6" calcext:value-type="float">
            <text:p>0.6</text:p>
          </table:table-cell>
          <table:table-cell table:formula="of:=[.B21]+[.D21]*([.$G$1]/[.$E$1])" office:value-type="float" office:value="0.769420884293813" calcext:value-type="float">
            <text:p>0.769420884293813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2*PI()*[.$B$1]*([.A22]))*0.5" office:value-type="float" office:value="-0.475528258147577" calcext:value-type="float">
            <text:p>-0.475528258147577</text:p>
          </table:table-cell>
          <table:table-cell table:formula="of:=-SIN(2*PI()*[.$B$1]*([.A22]-[.B$2]))*0.5" office:value-type="float" office:value="-0.293892626146236" calcext:value-type="float">
            <text:p>-0.293892626146236</text:p>
          </table:table-cell>
          <table:table-cell table:formula="of:=[.C22]*([.$E$1]/[.$G$1])+[.F21]*([.$E$1]/[.$G$1])" office:value-type="float" office:value="0.951056516295153" calcext:value-type="float">
            <text:p>0.951056516295153</text:p>
          </table:table-cell>
          <table:table-cell table:formula="of:=[.A22]" office:value-type="float" office:value="0.7" calcext:value-type="float">
            <text:p>0.7</text:p>
          </table:table-cell>
          <table:table-cell table:formula="of:=[.B22]+[.D22]*([.$G$1]/[.$E$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2*PI()*[.$B$1]*([.A23]))*0.5" office:value-type="float" office:value="-0.475528258147577" calcext:value-type="float">
            <text:p>-0.475528258147577</text:p>
          </table:table-cell>
          <table:table-cell table:formula="of:=-SIN(2*PI()*[.$B$1]*([.A23]-[.B$2]))*0.5" office:value-type="float" office:value="-6.12323399573677E-017" calcext:value-type="float">
            <text:p>-6.12323399573677E-17</text:p>
          </table:table-cell>
          <table:table-cell table:formula="of:=[.C23]*([.$E$1]/[.$G$1])+[.F22]*([.$E$1]/[.$G$1])" office:value-type="float" office:value="-1.22464679914735E-016" calcext:value-type="float">
            <text:p>-1.22464679914735E-16</text:p>
          </table:table-cell>
          <table:table-cell table:formula="of:=[.A23]" office:value-type="float" office:value="0.8" calcext:value-type="float">
            <text:p>0.8</text:p>
          </table:table-cell>
          <table:table-cell table:formula="of:=[.B23]+[.D23]*([.$G$1]/[.$E$1])" office:value-type="float" office:value="-0.475528258147577" calcext:value-type="float">
            <text:p>-0.475528258147577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2*PI()*[.$B$1]*([.A24]))*0.5" office:value-type="float" office:value="-0.293892626146236" calcext:value-type="float">
            <text:p>-0.293892626146236</text:p>
          </table:table-cell>
          <table:table-cell table:formula="of:=-SIN(2*PI()*[.$B$1]*([.A24]-[.B$2]))*0.5" office:value-type="float" office:value="0.293892626146237" calcext:value-type="float">
            <text:p>0.293892626146237</text:p>
          </table:table-cell>
          <table:table-cell table:formula="of:=[.C24]*([.$E$1]/[.$G$1])+[.F23]*([.$E$1]/[.$G$1])" office:value-type="float" office:value="-0.36327126400268" calcext:value-type="float">
            <text:p>-0.36327126400268</text:p>
          </table:table-cell>
          <table:table-cell table:formula="of:=[.A24]" office:value-type="float" office:value="0.9" calcext:value-type="float">
            <text:p>0.9</text:p>
          </table:table-cell>
          <table:table-cell table:formula="of:=[.B24]+[.D24]*([.$G$1]/[.$E$1])" office:value-type="float" office:value="-0.475528258147576" calcext:value-type="float">
            <text:p>-0.4755282581475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$B$1]*([.A25]))*0.5" office:value-type="float" office:value="-1.22464679914735E-016" calcext:value-type="float">
            <text:p>-1.22464679914735E-16</text:p>
          </table:table-cell>
          <table:table-cell table:formula="of:=-SIN(2*PI()*[.$B$1]*([.A25]-[.B$2]))*0.5" office:value-type="float" office:value="0.475528258147577" calcext:value-type="float">
            <text:p>0.475528258147577</text:p>
          </table:table-cell>
          <table:table-cell table:formula="of:=[.C25]*([.$E$1]/[.$G$1])+[.F24]*([.$E$1]/[.$G$1])" office:value-type="float" office:value="0" calcext:value-type="float">
            <text:p>0</text:p>
          </table:table-cell>
          <table:table-cell table:formula="of:=[.A25]" office:value-type="float" office:value="1" calcext:value-type="float">
            <text:p>1</text:p>
          </table:table-cell>
          <table:table-cell table:formula="of:=[.B25]+[.D25]*([.$G$1]/[.$E$1])" office:value-type="float" office:value="-1.22464679914735E-016" calcext:value-type="float">
            <text:p>-1.22464679914735E-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C26]*([.$E$1]/[.$G$1])+[.F25]" office:value-type="float" office:value="-1.22464679914735E-016" calcext:value-type="float">
            <text:p>-1.22464679914735E-16</text:p>
          </table:table-cell>
          <table:table-cell table:number-columns-repeated="8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um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([.C41]-[.D40])*0.3" office:value-type="float" office:value="0" calcext:value-type="float">
            <text:p>0</text:p>
          </table:table-cell>
          <table:table-cell table:formula="of:=[.C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formula="of:=([.C42]-[.D41])*0.3" office:value-type="float" office:value="0" calcext:value-type="float">
            <text:p>0</text:p>
          </table:table-cell>
          <table:table-cell table:formula="of:=[.C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formula="of:=([.C43]-[.D42])*0.3" office:value-type="float" office:value="0" calcext:value-type="float">
            <text:p>0</text:p>
          </table:table-cell>
          <table:table-cell table:formula="of:=[.C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([.C44]-[.D43])*0.3" office:value-type="float" office:value="0" calcext:value-type="float">
            <text:p>0</text:p>
          </table:table-cell>
          <table:table-cell table:formula="of:=[.C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formula="of:=([.C45]-[.D44])*0.3" office:value-type="float" office:value="0" calcext:value-type="float">
            <text:p>0</text:p>
          </table:table-cell>
          <table:table-cell table:formula="of:=[.C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formula="of:=([.C46]-[.D45])*0.3" office:value-type="float" office:value="0" calcext:value-type="float">
            <text:p>0</text:p>
          </table:table-cell>
          <table:table-cell table:formula="of:=[.C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formula="of:=([.C47]-[.D46])*0.3" office:value-type="float" office:value="0" calcext:value-type="float">
            <text:p>0</text:p>
          </table:table-cell>
          <table:table-cell table:formula="of:=[.C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([.C48]-[.D47])*0.3" office:value-type="float" office:value="0" calcext:value-type="float">
            <text:p>0</text:p>
          </table:table-cell>
          <table:table-cell table:formula="of:=[.C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([.C49]-[.D48])*0.3" office:value-type="float" office:value="0" calcext:value-type="float">
            <text:p>0</text:p>
          </table:table-cell>
          <table:table-cell table:formula="of:=[.C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B50]*2" office:value-type="float" office:value="0.2" calcext:value-type="float">
            <text:p>0.2</text:p>
          </table:table-cell>
          <table:table-cell table:formula="of:=[.C48]" office:value-type="float" office:value="0" calcext:value-type="float">
            <text:p>0</text:p>
          </table:table-cell>
          <table:table-cell table:formula="of:=[.C50]-[.D50]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[.B51]*2" office:value-type="float" office:value="0.4" calcext:value-type="float">
            <text:p>0.4</text:p>
          </table:table-cell>
          <table:table-cell table:formula="of:=[.C49]" office:value-type="float" office:value="0" calcext:value-type="float">
            <text:p>0</text:p>
          </table:table-cell>
          <table:table-cell table:formula="of:=[.C51]-[.D51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B52]*2" office:value-type="float" office:value="0.6" calcext:value-type="float">
            <text:p>0.6</text:p>
          </table:table-cell>
          <table:table-cell table:formula="of:=[.C50]" office:value-type="float" office:value="0.2" calcext:value-type="float">
            <text:p>0.2</text:p>
          </table:table-cell>
          <table:table-cell table:formula="of:=[.C52]-[.D52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[.B53]*2" office:value-type="float" office:value="0.8" calcext:value-type="float">
            <text:p>0.8</text:p>
          </table:table-cell>
          <table:table-cell table:formula="of:=[.C51]" office:value-type="float" office:value="0.4" calcext:value-type="float">
            <text:p>0.4</text:p>
          </table:table-cell>
          <table:table-cell table:formula="of:=[.C53]-[.D5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54]*2" office:value-type="float" office:value="1" calcext:value-type="float">
            <text:p>1</text:p>
          </table:table-cell>
          <table:table-cell table:formula="of:=[.C52]" office:value-type="float" office:value="0.6" calcext:value-type="float">
            <text:p>0.6</text:p>
          </table:table-cell>
          <table:table-cell table:formula="of:=[.C54]-[.D54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3]" office:value-type="float" office:value="0.8" calcext:value-type="float">
            <text:p>0.8</text:p>
          </table:table-cell>
          <table:table-cell table:formula="of:=[.C55]-[.D55]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1" calcext:value-type="float">
            <text:p>1</text:p>
          </table:table-cell>
          <table:table-cell table:formula="of:=[.C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1" calcext:value-type="float">
            <text:p>1</text:p>
          </table:table-cell>
          <table:table-cell table:formula="of:=[.C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9]" office:value-type="float" office:value="1" calcext:value-type="float">
            <text:p>1</text:p>
          </table:table-cell>
          <table:table-cell table:formula="of:=[.C57]" office:value-type="float" office:value="1" calcext:value-type="float">
            <text:p>1</text:p>
          </table:table-cell>
          <table:table-cell table:formula="of:=[.C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3">
          <table:table-cell table:number-columns-repeated="12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formula="of:=2*[.$B$93]-[.B9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ase Lag: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</text:p>
          </table:table-cell>
          <table:table-cell table:formula="of:=&quot;f*&quot;&amp;[.B94]" office:value-type="string" office:string-value="f*1" calcext:value-type="string">
            <text:p>f*1</text:p>
          </table:table-cell>
          <table:table-cell table:formula="of:=&quot;f*&quot;&amp;[.C94]" office:value-type="string" office:string-value="f*2" calcext:value-type="string">
            <text:p>f*2</text:p>
          </table:table-cell>
          <table:table-cell table:formula="of:=&quot;f*&quot;&amp;[.D94]" office:value-type="string" office:string-value="f*3" calcext:value-type="string">
            <text:p>f*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B$94]*([.$A98]-[.B$95]))" office:value-type="float" office:value="0" calcext:value-type="float">
            <text:p>0</text:p>
          </table:table-cell>
          <table:table-cell table:formula="of:=SIN(2*PI()*[.C$94]*([.$A98]-[.C$95]))" office:value-type="float" office:value="0" calcext:value-type="float">
            <text:p>0</text:p>
          </table:table-cell>
          <table:table-cell table:formula="of:=SIN(2*PI()*[.D$94]*([.$A98]-[.D$95]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SIN(2*PI()*[.B$94]*([.$A99]-[.B$95]))" office:value-type="float" office:value="0.0627905195293134" calcext:value-type="float">
            <text:p>0.062790519529313</text:p>
          </table:table-cell>
          <table:table-cell table:formula="of:=SIN(2*PI()*[.C$94]*([.$A99]-[.C$95]))" office:value-type="float" office:value="0.125333233564304" calcext:value-type="float">
            <text:p>0.125333233564304</text:p>
          </table:table-cell>
          <table:table-cell table:formula="of:=SIN(2*PI()*[.D$94]*([.$A99]-[.D$95]))" office:value-type="float" office:value="0.187381314585725" calcext:value-type="float">
            <text:p>0.187381314585725</text:p>
          </table:table-cell>
          <table:table-cell table:number-columns-repeated="8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SIN(2*PI()*[.B$94]*([.$A100]-[.B$95]))" office:value-type="float" office:value="0.125333233564304" calcext:value-type="float">
            <text:p>0.125333233564304</text:p>
          </table:table-cell>
          <table:table-cell table:formula="of:=SIN(2*PI()*[.C$94]*([.$A100]-[.C$95]))" office:value-type="float" office:value="0.248689887164855" calcext:value-type="float">
            <text:p>0.248689887164855</text:p>
          </table:table-cell>
          <table:table-cell table:formula="of:=SIN(2*PI()*[.D$94]*([.$A100]-[.D$95]))" office:value-type="float" office:value="0.368124552684678" calcext:value-type="float">
            <text:p>0.368124552684678</text:p>
          </table:table-cell>
          <table:table-cell table:number-columns-repeated="8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SIN(2*PI()*[.B$94]*([.$A101]-[.B$95]))" office:value-type="float" office:value="0.187381314585725" calcext:value-type="float">
            <text:p>0.187381314585725</text:p>
          </table:table-cell>
          <table:table-cell table:formula="of:=SIN(2*PI()*[.C$94]*([.$A101]-[.C$95]))" office:value-type="float" office:value="0.368124552684678" calcext:value-type="float">
            <text:p>0.368124552684678</text:p>
          </table:table-cell>
          <table:table-cell table:formula="of:=SIN(2*PI()*[.D$94]*([.$A101]-[.D$95]))" office:value-type="float" office:value="0.535826794978997" calcext:value-type="float">
            <text:p>0.535826794978997</text:p>
          </table:table-cell>
          <table:table-cell table:number-columns-repeated="8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SIN(2*PI()*[.B$94]*([.$A102]-[.B$95]))" office:value-type="float" office:value="0.248689887164855" calcext:value-type="float">
            <text:p>0.248689887164855</text:p>
          </table:table-cell>
          <table:table-cell table:formula="of:=SIN(2*PI()*[.C$94]*([.$A102]-[.C$95]))" office:value-type="float" office:value="0.481753674101715" calcext:value-type="float">
            <text:p>0.481753674101715</text:p>
          </table:table-cell>
          <table:table-cell table:formula="of:=SIN(2*PI()*[.D$94]*([.$A102]-[.D$95]))" office:value-type="float" office:value="0.684547105928689" calcext:value-type="float">
            <text:p>0.684547105928689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SIN(2*PI()*[.B$94]*([.$A103]-[.B$95]))" office:value-type="float" office:value="0.309016994374947" calcext:value-type="float">
            <text:p>0.309016994374947</text:p>
          </table:table-cell>
          <table:table-cell table:formula="of:=SIN(2*PI()*[.C$94]*([.$A103]-[.C$95]))" office:value-type="float" office:value="0.587785252292473" calcext:value-type="float">
            <text:p>0.587785252292473</text:p>
          </table:table-cell>
          <table:table-cell table:formula="of:=SIN(2*PI()*[.D$94]*([.$A103]-[.D$95]))" office:value-type="float" office:value="0.809016994374947" calcext:value-type="float">
            <text:p>0.809016994374947</text:p>
          </table:table-cell>
          <table:table-cell table:number-columns-repeated="8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SIN(2*PI()*[.B$94]*([.$A104]-[.B$95]))" office:value-type="float" office:value="0.368124552684678" calcext:value-type="float">
            <text:p>0.368124552684678</text:p>
          </table:table-cell>
          <table:table-cell table:formula="of:=SIN(2*PI()*[.C$94]*([.$A104]-[.C$95]))" office:value-type="float" office:value="0.684547105928689" calcext:value-type="float">
            <text:p>0.684547105928689</text:p>
          </table:table-cell>
          <table:table-cell table:formula="of:=SIN(2*PI()*[.D$94]*([.$A104]-[.D$95]))" office:value-type="float" office:value="0.90482705246602" calcext:value-type="float">
            <text:p>0.90482705246602</text:p>
          </table:table-cell>
          <table:table-cell table:number-columns-repeated="8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formula="of:=SIN(2*PI()*[.B$94]*([.$A105]-[.B$95]))" office:value-type="float" office:value="0.425779291565073" calcext:value-type="float">
            <text:p>0.425779291565073</text:p>
          </table:table-cell>
          <table:table-cell table:formula="of:=SIN(2*PI()*[.C$94]*([.$A105]-[.C$95]))" office:value-type="float" office:value="0.770513242775789" calcext:value-type="float">
            <text:p>0.770513242775789</text:p>
          </table:table-cell>
          <table:table-cell table:formula="of:=SIN(2*PI()*[.D$94]*([.$A105]-[.D$95]))" office:value-type="float" office:value="0.968583161128631" calcext:value-type="float">
            <text:p>0.968583161128631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formula="of:=SIN(2*PI()*[.B$94]*([.$A106]-[.B$95]))" office:value-type="float" office:value="0.481753674101715" calcext:value-type="float">
            <text:p>0.481753674101715</text:p>
          </table:table-cell>
          <table:table-cell table:formula="of:=SIN(2*PI()*[.C$94]*([.$A106]-[.C$95]))" office:value-type="float" office:value="0.844327925502015" calcext:value-type="float">
            <text:p>0.844327925502015</text:p>
          </table:table-cell>
          <table:table-cell table:formula="of:=SIN(2*PI()*[.D$94]*([.$A106]-[.D$95]))" office:value-type="float" office:value="0.998026728428271" calcext:value-type="float">
            <text:p>0.998026728428271</text:p>
          </table:table-cell>
          <table:table-cell table:number-columns-repeated="8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SIN(2*PI()*[.B$94]*([.$A107]-[.B$95]))" office:value-type="float" office:value="0.535826794978997" calcext:value-type="float">
            <text:p>0.535826794978997</text:p>
          </table:table-cell>
          <table:table-cell table:formula="of:=SIN(2*PI()*[.C$94]*([.$A107]-[.C$95]))" office:value-type="float" office:value="0.90482705246602" calcext:value-type="float">
            <text:p>0.90482705246602</text:p>
          </table:table-cell>
          <table:table-cell table:formula="of:=SIN(2*PI()*[.D$94]*([.$A107]-[.D$95]))" office:value-type="float" office:value="0.992114701314478" calcext:value-type="float">
            <text:p>0.992114701314478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2*PI()*[.B$94]*([.$A108]-[.B$95]))" office:value-type="float" office:value="0.587785252292473" calcext:value-type="float">
            <text:p>0.587785252292473</text:p>
          </table:table-cell>
          <table:table-cell table:formula="of:=SIN(2*PI()*[.C$94]*([.$A108]-[.C$95]))" office:value-type="float" office:value="0.951056516295153" calcext:value-type="float">
            <text:p>0.951056516295153</text:p>
          </table:table-cell>
          <table:table-cell table:formula="of:=SIN(2*PI()*[.D$94]*([.$A108]-[.D$95]))" office:value-type="float" office:value="0.951056516295154" calcext:value-type="float">
            <text:p>0.951056516295154</text:p>
          </table:table-cell>
          <table:table-cell table:number-columns-repeated="8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SIN(2*PI()*[.B$94]*([.$A109]-[.B$95]))" office:value-type="float" office:value="0.63742398974869" calcext:value-type="float">
            <text:p>0.63742398974869</text:p>
          </table:table-cell>
          <table:table-cell table:formula="of:=SIN(2*PI()*[.C$94]*([.$A109]-[.C$95]))" office:value-type="float" office:value="0.982287250728689" calcext:value-type="float">
            <text:p>0.982287250728689</text:p>
          </table:table-cell>
          <table:table-cell table:formula="of:=SIN(2*PI()*[.D$94]*([.$A109]-[.D$95]))" office:value-type="float" office:value="0.876306680043864" calcext:value-type="float">
            <text:p>0.876306680043864</text:p>
          </table:table-cell>
          <table:table-cell table:number-columns-repeated="8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SIN(2*PI()*[.B$94]*([.$A110]-[.B$95]))" office:value-type="float" office:value="0.684547105928689" calcext:value-type="float">
            <text:p>0.684547105928689</text:p>
          </table:table-cell>
          <table:table-cell table:formula="of:=SIN(2*PI()*[.C$94]*([.$A110]-[.C$95]))" office:value-type="float" office:value="0.998026728428271" calcext:value-type="float">
            <text:p>0.998026728428271</text:p>
          </table:table-cell>
          <table:table-cell table:formula="of:=SIN(2*PI()*[.D$94]*([.$A110]-[.D$95]))" office:value-type="float" office:value="0.770513242775789" calcext:value-type="float">
            <text:p>0.770513242775789</text:p>
          </table:table-cell>
          <table:table-cell table:number-columns-repeated="8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SIN(2*PI()*[.B$94]*([.$A111]-[.B$95]))" office:value-type="float" office:value="0.728968627421412" calcext:value-type="float">
            <text:p>0.728968627421412</text:p>
          </table:table-cell>
          <table:table-cell table:formula="of:=SIN(2*PI()*[.C$94]*([.$A111]-[.C$95]))" office:value-type="float" office:value="0.998026728428271" calcext:value-type="float">
            <text:p>0.998026728428271</text:p>
          </table:table-cell>
          <table:table-cell table:formula="of:=SIN(2*PI()*[.D$94]*([.$A111]-[.D$95]))" office:value-type="float" office:value="0.63742398974869" calcext:value-type="float">
            <text:p>0.63742398974869</text:p>
          </table:table-cell>
          <table:table-cell table:number-columns-repeated="8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SIN(2*PI()*[.B$94]*([.$A112]-[.B$95]))" office:value-type="float" office:value="0.770513242775789" calcext:value-type="float">
            <text:p>0.770513242775789</text:p>
          </table:table-cell>
          <table:table-cell table:formula="of:=SIN(2*PI()*[.C$94]*([.$A112]-[.C$95]))" office:value-type="float" office:value="0.982287250728689" calcext:value-type="float">
            <text:p>0.982287250728689</text:p>
          </table:table-cell>
          <table:table-cell table:formula="of:=SIN(2*PI()*[.D$94]*([.$A112]-[.D$95]))" office:value-type="float" office:value="0.481753674101715" calcext:value-type="float">
            <text:p>0.481753674101715</text:p>
          </table:table-cell>
          <table:table-cell table:number-columns-repeated="2"/>
          <table:table-cell office:value-type="string" calcext:value-type="string">
            <text:p>1 = </text:p>
          </table:table-cell>
          <table:table-cell table:formula="of:=COMPLEX(1;0;&quot;j&quot;)" office:value-type="string" office:string-value="1" calcext:value-type="string">
            <text:p>1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SIN(2*PI()*[.B$94]*([.$A113]-[.B$95]))" office:value-type="float" office:value="0.809016994374947" calcext:value-type="float">
            <text:p>0.809016994374947</text:p>
          </table:table-cell>
          <table:table-cell table:formula="of:=SIN(2*PI()*[.C$94]*([.$A113]-[.C$95]))" office:value-type="float" office:value="0.951056516295154" calcext:value-type="float">
            <text:p>0.951056516295154</text:p>
          </table:table-cell>
          <table:table-cell table:formula="of:=SIN(2*PI()*[.D$94]*([.$A113]-[.D$95]))" office:value-type="float" office:value="0.309016994374947" calcext:value-type="float">
            <text:p>0.309016994374947</text:p>
          </table:table-cell>
          <table:table-cell table:number-columns-repeated="2"/>
          <table:table-cell office:value-type="string" calcext:value-type="string">
            <text:p>C =</text:p>
          </table:table-cell>
          <table:table-cell table:style-name="ce1" table:formula="of:=0.1*10^-6" office:value-type="float" office:value="0.0000001" calcext:value-type="float">
            <text:p>100.00E-09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SIN(2*PI()*[.B$94]*([.$A114]-[.B$95]))" office:value-type="float" office:value="0.844327925502015" calcext:value-type="float">
            <text:p>0.844327925502015</text:p>
          </table:table-cell>
          <table:table-cell table:formula="of:=SIN(2*PI()*[.C$94]*([.$A114]-[.C$95]))" office:value-type="float" office:value="0.90482705246602" calcext:value-type="float">
            <text:p>0.90482705246602</text:p>
          </table:table-cell>
          <table:table-cell table:formula="of:=SIN(2*PI()*[.D$94]*([.$A114]-[.D$95]))" office:value-type="float" office:value="0.125333233564304" calcext:value-type="float">
            <text:p>0.125333233564304</text:p>
          </table:table-cell>
          <table:table-cell table:number-columns-repeated="2"/>
          <table:table-cell office:value-type="string" calcext:value-type="string">
            <text:p>R =</text:p>
          </table:table-cell>
          <table:table-cell table:style-name="ce1" office:value-type="float" office:value="1000" calcext:value-type="float">
            <text:p>1.00E+03</text:p>
          </table:table-cell>
          <table:table-cell table:number-columns-repeated="4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SIN(2*PI()*[.B$94]*([.$A115]-[.B$95]))" office:value-type="float" office:value="0.876306680043864" calcext:value-type="float">
            <text:p>0.876306680043864</text:p>
          </table:table-cell>
          <table:table-cell table:formula="of:=SIN(2*PI()*[.C$94]*([.$A115]-[.C$95]))" office:value-type="float" office:value="0.844327925502015" calcext:value-type="float">
            <text:p>0.844327925502015</text:p>
          </table:table-cell>
          <table:table-cell table:formula="of:=SIN(2*PI()*[.D$94]*([.$A115]-[.D$95]))" office:value-type="float" office:value="-0.0627905195293133" calcext:value-type="float">
            <text:p>-0.062790519529313</text:p>
          </table:table-cell>
          <table:table-cell table:number-columns-repeated="8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SIN(2*PI()*[.B$94]*([.$A116]-[.B$95]))" office:value-type="float" office:value="0.90482705246602" calcext:value-type="float">
            <text:p>0.90482705246602</text:p>
          </table:table-cell>
          <table:table-cell table:formula="of:=SIN(2*PI()*[.C$94]*([.$A116]-[.C$95]))" office:value-type="float" office:value="0.770513242775789" calcext:value-type="float">
            <text:p>0.770513242775789</text:p>
          </table:table-cell>
          <table:table-cell table:formula="of:=SIN(2*PI()*[.D$94]*([.$A116]-[.D$95]))" office:value-type="float" office:value="-0.248689887164855" calcext:value-type="float">
            <text:p>-0.248689887164855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office:value-type="string" calcext:value-type="string">
            <text:p>Vout/Vi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Angle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SIN(2*PI()*[.B$94]*([.$A117]-[.B$95]))" office:value-type="float" office:value="0.929776485888251" calcext:value-type="float">
            <text:p>0.929776485888251</text:p>
          </table:table-cell>
          <table:table-cell table:formula="of:=SIN(2*PI()*[.C$94]*([.$A117]-[.C$95]))" office:value-type="float" office:value="0.684547105928689" calcext:value-type="float">
            <text:p>0.684547105928689</text:p>
          </table:table-cell>
          <table:table-cell table:formula="of:=SIN(2*PI()*[.D$94]*([.$A117]-[.D$95]))" office:value-type="float" office:value="-0.425779291565073" calcext:value-type="float">
            <text:p>-0.42577929156507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10^[.F117]" office:value-type="float" office:value="1" calcext:value-type="float">
            <text:p>1.00E+00</text:p>
          </table:table-cell>
          <table:table-cell table:style-name="ce2" table:formula="of:=IMDIV(IMDIV([.$H$112];COMPLEX(0;-2*PI()*[.G117]*[.$H$113];&quot;j&quot;));IMSUM(COMPLEX([.$H$114];0;&quot;j&quot;);IMDIV([.$H$112];COMPLEX(0;-2*PI()*[.G117]*[.$H$113];&quot;j&quot;))))" office:value-type="string" office:string-value="0.99999960521598+0.000628318282667845j" calcext:value-type="string">
            <text:p>0.99999960521598+0.000628318282667845j</text:p>
          </table:table-cell>
          <table:table-cell table:style-name="ce2" table:formula="of:=20*LOG10(IMABS([.H117]))" office:value-type="float" office:value="-0.00000171452555095481" calcext:value-type="float">
            <text:p>0.000</text:p>
          </table:table-cell>
          <table:table-cell table:style-name="ce3" table:formula="of:=DEGREES(ATAN(IMAGINARY([.H117])/IMREAL([.H117])))" office:value-type="float" office:value="0.0359999952625908" calcext:value-type="float">
            <text:p>0.0</text:p>
          </table:table-cell>
          <table:table-cell table:style-name="ce1" table:formula="of:=IMREAL([.H117])" office:value-type="float" office:value="0.99999960521598" calcext:value-type="float">
            <text:p>1.00E+00</text:p>
          </table:table-cell>
          <table:table-cell table:style-name="ce1" table:formula="of:=IMAGINARY([.H117])" office:value-type="float" office:value="0.00062831828266784" calcext:value-type="float">
            <text:p>628.32E-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2*PI()*[.B$94]*([.$A118]-[.B$95]))" office:value-type="float" office:value="0.951056516295153" calcext:value-type="float">
            <text:p>0.951056516295153</text:p>
          </table:table-cell>
          <table:table-cell table:formula="of:=SIN(2*PI()*[.C$94]*([.$A118]-[.C$95]))" office:value-type="float" office:value="0.587785252292473" calcext:value-type="float">
            <text:p>0.587785252292473</text:p>
          </table:table-cell>
          <table:table-cell table:formula="of:=SIN(2*PI()*[.D$94]*([.$A118]-[.D$95]))" office:value-type="float" office:value="-0.587785252292473" calcext:value-type="float">
            <text:p>-0.587785252292473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table:formula="of:=10^[.F118]" office:value-type="float" office:value="1.25892541179417" calcext:value-type="float">
            <text:p>1.26E+00</text:p>
          </table:table-cell>
          <table:table-cell table:style-name="ce2" table:formula="of:=IMDIV(IMDIV([.$H$112];COMPLEX(0;-2*PI()*[.G118]*[.$H$113];&quot;j&quot;));IMSUM(COMPLEX([.$H$114];0;&quot;j&quot;);IMDIV([.$H$112];COMPLEX(0;-2*PI()*[.G118]*[.$H$113];&quot;j&quot;))))" office:value-type="string" office:string-value="0.999999374309638+0.000791005670097077j" calcext:value-type="string">
            <text:p>0.999999374309638+0.000791005670097077j</text:p>
          </table:table-cell>
          <table:table-cell table:style-name="ce2" table:formula="of:=20*LOG10(IMABS([.H118]))" office:value-type="float" office:value="-0.00000271733956710553" calcext:value-type="float">
            <text:p>0.000</text:p>
          </table:table-cell>
          <table:table-cell table:style-name="ce3" table:formula="of:=DEGREES(ATAN(IMAGINARY([.H118])/IMREAL([.H118])))" office:value-type="float" office:value="0.0453213053722172" calcext:value-type="float">
            <text:p>0.0</text:p>
          </table:table-cell>
          <table:table-cell table:style-name="ce1" table:formula="of:=IMREAL([.H118])" office:value-type="float" office:value="0.999999374309638" calcext:value-type="float">
            <text:p>1.00E+00</text:p>
          </table:table-cell>
          <table:table-cell table:style-name="ce1" table:formula="of:=IMAGINARY([.H118])" office:value-type="float" office:value="0.00079100567009707" calcext:value-type="float">
            <text:p>791.01E-0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SIN(2*PI()*[.B$94]*([.$A119]-[.B$95]))" office:value-type="float" office:value="0.968583161128631" calcext:value-type="float">
            <text:p>0.968583161128631</text:p>
          </table:table-cell>
          <table:table-cell table:formula="of:=SIN(2*PI()*[.C$94]*([.$A119]-[.C$95]))" office:value-type="float" office:value="0.481753674101716" calcext:value-type="float">
            <text:p>0.481753674101716</text:p>
          </table:table-cell>
          <table:table-cell table:formula="of:=SIN(2*PI()*[.D$94]*([.$A119]-[.D$95]))" office:value-type="float" office:value="-0.728968627421411" calcext:value-type="float">
            <text:p>-0.7289686274214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10^[.F119]" office:value-type="float" office:value="10" calcext:value-type="float">
            <text:p>10.00E+00</text:p>
          </table:table-cell>
          <table:table-cell table:style-name="ce2" table:formula="of:=IMDIV(IMDIV([.$H$112];COMPLEX(0;-2*PI()*[.G119]*[.$H$113];&quot;j&quot;));IMSUM(COMPLEX([.$H$114];0;&quot;j&quot;);IMDIV([.$H$112];COMPLEX(0;-2*PI()*[.G119]*[.$H$113];&quot;j&quot;))))" office:value-type="string" office:string-value="0.99996052314088+0.0062829372667584j" calcext:value-type="string">
            <text:p>0.99996052314088+0.0062829372667584j</text:p>
          </table:table-cell>
          <table:table-cell table:style-name="ce2" table:formula="of:=20*LOG10(IMABS([.H119]))" office:value-type="float" office:value="-0.000171449204945403" calcext:value-type="float">
            <text:p>0.000</text:p>
          </table:table-cell>
          <table:table-cell table:style-name="ce3" table:formula="of:=DEGREES(ATAN(IMAGINARY([.H119])/IMREAL([.H119])))" office:value-type="float" office:value="0.3599952627021" calcext:value-type="float">
            <text:p>0.4</text:p>
          </table:table-cell>
          <table:table-cell table:style-name="ce1" table:formula="of:=IMREAL([.H119])" office:value-type="float" office:value="0.99996052314088" calcext:value-type="float">
            <text:p>999.96E-03</text:p>
          </table:table-cell>
          <table:table-cell table:style-name="ce1" table:formula="of:=IMAGINARY([.H119])" office:value-type="float" office:value="0.0062829372667584" calcext:value-type="float">
            <text:p>6.28E-0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SIN(2*PI()*[.B$94]*([.$A120]-[.B$95]))" office:value-type="float" office:value="0.982287250728689" calcext:value-type="float">
            <text:p>0.982287250728689</text:p>
          </table:table-cell>
          <table:table-cell table:formula="of:=SIN(2*PI()*[.C$94]*([.$A120]-[.C$95]))" office:value-type="float" office:value="0.368124552684678" calcext:value-type="float">
            <text:p>0.368124552684678</text:p>
          </table:table-cell>
          <table:table-cell table:formula="of:=SIN(2*PI()*[.D$94]*([.$A120]-[.D$95]))" office:value-type="float" office:value="-0.844327925502015" calcext:value-type="float">
            <text:p>-0.844327925502015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table:formula="of:=10^[.F120]" office:value-type="float" office:value="31.6227766016838" calcext:value-type="float">
            <text:p>31.62E+00</text:p>
          </table:table-cell>
          <table:table-cell table:style-name="ce2" table:formula="of:=IMDIV(IMDIV([.$H$112];COMPLEX(0;-2*PI()*[.G120]*[.$H$113];&quot;j&quot;));IMSUM(COMPLEX([.$H$114];0;&quot;j&quot;);IMDIV([.$H$112];COMPLEX(0;-2*PI()*[.G120]*[.$H$113];&quot;j&quot;))))" office:value-type="string" office:string-value="0.999605371616997+0.019861335590586j" calcext:value-type="string">
            <text:p>0.999605371616997+0.019861335590586j</text:p>
          </table:table-cell>
          <table:table-cell table:style-name="ce2" table:formula="of:=20*LOG10(IMABS([.H120]))" office:value-type="float" office:value="-0.0017141875471884" calcext:value-type="float">
            <text:p>-0.002</text:p>
          </table:table-cell>
          <table:table-cell table:style-name="ce3" table:formula="of:=DEGREES(ATAN(IMAGINARY([.H120])/IMREAL([.H120])))" office:value-type="float" office:value="1.13827018307454" calcext:value-type="float">
            <text:p>1.1</text:p>
          </table:table-cell>
          <table:table-cell table:style-name="ce1" table:formula="of:=IMREAL([.H120])" office:value-type="float" office:value="0.999605371616997" calcext:value-type="float">
            <text:p>999.61E-03</text:p>
          </table:table-cell>
          <table:table-cell table:style-name="ce1" table:formula="of:=IMAGINARY([.H120])" office:value-type="float" office:value="0.019861335590586" calcext:value-type="float">
            <text:p>19.86E-0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SIN(2*PI()*[.B$94]*([.$A121]-[.B$95]))" office:value-type="float" office:value="0.992114701314478" calcext:value-type="float">
            <text:p>0.992114701314478</text:p>
          </table:table-cell>
          <table:table-cell table:formula="of:=SIN(2*PI()*[.C$94]*([.$A121]-[.C$95]))" office:value-type="float" office:value="0.248689887164855" calcext:value-type="float">
            <text:p>0.248689887164855</text:p>
          </table:table-cell>
          <table:table-cell table:formula="of:=SIN(2*PI()*[.D$94]*([.$A121]-[.D$95]))" office:value-type="float" office:value="-0.929776485888251" calcext:value-type="float">
            <text:p>-0.92977648588825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10^[.F121]" office:value-type="float" office:value="100" calcext:value-type="float">
            <text:p>100.00E+00</text:p>
          </table:table-cell>
          <table:table-cell table:style-name="ce2" table:formula="of:=IMDIV(IMDIV([.$H$112];COMPLEX(0;-2*PI()*[.G121]*[.$H$113];&quot;j&quot;));IMSUM(COMPLEX([.$H$114];0;&quot;j&quot;);IMDIV([.$H$112];COMPLEX(0;-2*PI()*[.G121]*[.$H$113];&quot;j&quot;))))" office:value-type="string" office:string-value="0.996067682407172+0.0625847782705718j" calcext:value-type="string">
            <text:p>0.996067682407172+0.0625847782705718j</text:p>
          </table:table-cell>
          <table:table-cell table:style-name="ce2" table:formula="of:=20*LOG10(IMABS([.H121]))" office:value-type="float" office:value="-0.0171115043445858" calcext:value-type="float">
            <text:p>-0.017</text:p>
          </table:table-cell>
          <table:table-cell table:style-name="ce3" table:formula="of:=DEGREES(ATAN(IMAGINARY([.H121])/IMREAL([.H121])))" office:value-type="float" office:value="3.59527377986819" calcext:value-type="float">
            <text:p>3.6</text:p>
          </table:table-cell>
          <table:table-cell table:style-name="ce1" table:formula="of:=IMREAL([.H121])" office:value-type="float" office:value="0.996067682407172" calcext:value-type="float">
            <text:p>996.07E-03</text:p>
          </table:table-cell>
          <table:table-cell table:style-name="ce1" table:formula="of:=IMAGINARY([.H121])" office:value-type="float" office:value="0.0625847782705718" calcext:value-type="float">
            <text:p>62.58E-0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SIN(2*PI()*[.B$94]*([.$A122]-[.B$95]))" office:value-type="float" office:value="0.998026728428271" calcext:value-type="float">
            <text:p>0.998026728428271</text:p>
          </table:table-cell>
          <table:table-cell table:formula="of:=SIN(2*PI()*[.C$94]*([.$A122]-[.C$95]))" office:value-type="float" office:value="0.125333233564305" calcext:value-type="float">
            <text:p>0.125333233564305</text:p>
          </table:table-cell>
          <table:table-cell table:formula="of:=SIN(2*PI()*[.D$94]*([.$A122]-[.D$95]))" office:value-type="float" office:value="-0.982287250728689" calcext:value-type="float">
            <text:p>-0.982287250728689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1" table:formula="of:=10^[.F122]" office:value-type="float" office:value="316.227766016838" calcext:value-type="float">
            <text:p>316.23E+00</text:p>
          </table:table-cell>
          <table:table-cell table:style-name="ce2" table:formula="of:=IMDIV(IMDIV([.$H$112];COMPLEX(0;-2*PI()*[.G122]*[.$H$113];&quot;j&quot;));IMSUM(COMPLEX([.$H$114];0;&quot;j&quot;);IMDIV([.$H$112];COMPLEX(0;-2*PI()*[.G122]*[.$H$113];&quot;j&quot;))))" office:value-type="string" office:string-value="0.962020935754163+0.191145637995868j" calcext:value-type="string">
            <text:p>0.962020935754163+0.191145637995868j</text:p>
          </table:table-cell>
          <table:table-cell table:style-name="ce2" table:formula="of:=20*LOG10(IMABS([.H122]))" office:value-type="float" office:value="-0.168154766279122" calcext:value-type="float">
            <text:p>-0.168</text:p>
          </table:table-cell>
          <table:table-cell table:style-name="ce3" table:formula="of:=DEGREES(ATAN(IMAGINARY([.H122])/IMREAL([.H122])))" office:value-type="float" office:value="11.237840984624" calcext:value-type="float">
            <text:p>11.2</text:p>
          </table:table-cell>
          <table:table-cell table:style-name="ce1" table:formula="of:=IMREAL([.H122])" office:value-type="float" office:value="0.962020935754163" calcext:value-type="float">
            <text:p>962.02E-03</text:p>
          </table:table-cell>
          <table:table-cell table:style-name="ce1" table:formula="of:=IMAGINARY([.H122])" office:value-type="float" office:value="0.191145637995868" calcext:value-type="float">
            <text:p>191.15E-0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SIN(2*PI()*[.B$94]*([.$A123]-[.B$95]))" office:value-type="float" office:value="1" calcext:value-type="float">
            <text:p>1</text:p>
          </table:table-cell>
          <table:table-cell table:formula="of:=SIN(2*PI()*[.C$94]*([.$A123]-[.C$95]))" office:value-type="float" office:value="1.22464679914735E-016" calcext:value-type="float">
            <text:p>1.22464679914735E-16</text:p>
          </table:table-cell>
          <table:table-cell table:formula="of:=SIN(2*PI()*[.D$94]*([.$A123]-[.D$95]))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10^[.F123]" office:value-type="float" office:value="1000" calcext:value-type="float">
            <text:p>1.00E+03</text:p>
          </table:table-cell>
          <table:table-cell table:style-name="ce2" table:formula="of:=IMDIV(IMDIV([.$H$112];COMPLEX(0;-2*PI()*[.G123]*[.$H$113];&quot;j&quot;));IMSUM(COMPLEX([.$H$114];0;&quot;j&quot;);IMDIV([.$H$112];COMPLEX(0;-2*PI()*[.G123]*[.$H$113];&quot;j&quot;))))" office:value-type="string" office:string-value="0.716956800324902+0.450477243368387j" calcext:value-type="string">
            <text:p>0.716956800324902+0.450477243368387j</text:p>
          </table:table-cell>
          <table:table-cell table:style-name="ce2" table:formula="of:=20*LOG10(IMABS([.H123]))" office:value-type="float" office:value="-1.44507011620526" calcext:value-type="float">
            <text:p>-1.445</text:p>
          </table:table-cell>
          <table:table-cell table:style-name="ce3" table:formula="of:=DEGREES(ATAN(IMAGINARY([.H123])/IMREAL([.H123])))" office:value-type="float" office:value="32.1419076353418" calcext:value-type="float">
            <text:p>32.1</text:p>
          </table:table-cell>
          <table:table-cell table:style-name="ce1" table:formula="of:=IMREAL([.H123])" office:value-type="float" office:value="0.716956800324902" calcext:value-type="float">
            <text:p>716.96E-03</text:p>
          </table:table-cell>
          <table:table-cell table:style-name="ce1" table:formula="of:=IMAGINARY([.H123])" office:value-type="float" office:value="0.450477243368387" calcext:value-type="float">
            <text:p>450.48E-0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SIN(2*PI()*[.B$94]*([.$A124]-[.B$95]))" office:value-type="float" office:value="0.998026728428271" calcext:value-type="float">
            <text:p>0.998026728428271</text:p>
          </table:table-cell>
          <table:table-cell table:formula="of:=SIN(2*PI()*[.C$94]*([.$A124]-[.C$95]))" office:value-type="float" office:value="-0.125333233564304" calcext:value-type="float">
            <text:p>-0.125333233564304</text:p>
          </table:table-cell>
          <table:table-cell table:formula="of:=SIN(2*PI()*[.D$94]*([.$A124]-[.D$95]))" office:value-type="float" office:value="-0.982287250728689" calcext:value-type="float">
            <text:p>-0.982287250728689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1" table:formula="of:=10^[.F124]" office:value-type="float" office:value="3162.27766016838" calcext:value-type="float">
            <text:p>3.16E+03</text:p>
          </table:table-cell>
          <table:table-cell table:style-name="ce2" table:formula="of:=IMDIV(IMDIV([.$H$112];COMPLEX(0;-2*PI()*[.G124]*[.$H$113];&quot;j&quot;));IMSUM(COMPLEX([.$H$114];0;&quot;j&quot;);IMDIV([.$H$112];COMPLEX(0;-2*PI()*[.G124]*[.$H$113];&quot;j&quot;))))" office:value-type="string" office:string-value="0.202108322864378+0.401572594549636j" calcext:value-type="string">
            <text:p>0.202108322864378+0.401572594549636j</text:p>
          </table:table-cell>
          <table:table-cell table:style-name="ce2" table:formula="of:=20*LOG10(IMABS([.H124]))" office:value-type="float" office:value="-6.94415801775901" calcext:value-type="float">
            <text:p>-6.944</text:p>
          </table:table-cell>
          <table:table-cell table:style-name="ce3" table:formula="of:=DEGREES(ATAN(IMAGINARY([.H124])/IMREAL([.H124])))" office:value-type="float" office:value="63.2842479079493" calcext:value-type="float">
            <text:p>63.3</text:p>
          </table:table-cell>
          <table:table-cell table:style-name="ce1" table:formula="of:=IMREAL([.H124])" office:value-type="float" office:value="0.202108322864378" calcext:value-type="float">
            <text:p>202.11E-03</text:p>
          </table:table-cell>
          <table:table-cell table:style-name="ce1" table:formula="of:=IMAGINARY([.H124])" office:value-type="float" office:value="0.401572594549636" calcext:value-type="float">
            <text:p>401.57E-0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SIN(2*PI()*[.B$94]*([.$A125]-[.B$95]))" office:value-type="float" office:value="0.992114701314478" calcext:value-type="float">
            <text:p>0.992114701314478</text:p>
          </table:table-cell>
          <table:table-cell table:formula="of:=SIN(2*PI()*[.C$94]*([.$A125]-[.C$95]))" office:value-type="float" office:value="-0.248689887164855" calcext:value-type="float">
            <text:p>-0.248689887164855</text:p>
          </table:table-cell>
          <table:table-cell table:formula="of:=SIN(2*PI()*[.D$94]*([.$A125]-[.D$95]))" office:value-type="float" office:value="-0.929776485888251" calcext:value-type="float">
            <text:p>-0.92977648588825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10^[.F125]" office:value-type="float" office:value="10000" calcext:value-type="float">
            <text:p>10.00E+03</text:p>
          </table:table-cell>
          <table:table-cell table:style-name="ce2" table:formula="of:=IMDIV(IMDIV([.$H$112];COMPLEX(0;-2*PI()*[.G125]*[.$H$113];&quot;j&quot;));IMSUM(COMPLEX([.$H$114];0;&quot;j&quot;);IMDIV([.$H$112];COMPLEX(0;-2*PI()*[.G125]*[.$H$113];&quot;j&quot;))))" office:value-type="string" office:string-value="0.0247045230318575+0.155223096134647j" calcext:value-type="string">
            <text:p>0.0247045230318575+0.155223096134647j</text:p>
          </table:table-cell>
          <table:table-cell table:style-name="ce2" table:formula="of:=20*LOG10(IMABS([.H125]))" office:value-type="float" office:value="-16.0722352658056" calcext:value-type="float">
            <text:p>-16.072</text:p>
          </table:table-cell>
          <table:table-cell table:style-name="ce3" table:formula="of:=DEGREES(ATAN(IMAGINARY([.H125])/IMREAL([.H125])))" office:value-type="float" office:value="80.9569389209623" calcext:value-type="float">
            <text:p>81.0</text:p>
          </table:table-cell>
          <table:table-cell table:style-name="ce1" table:formula="of:=IMREAL([.H125])" office:value-type="float" office:value="0.0247045230318575" calcext:value-type="float">
            <text:p>24.70E-03</text:p>
          </table:table-cell>
          <table:table-cell table:style-name="ce1" table:formula="of:=IMAGINARY([.H125])" office:value-type="float" office:value="0.155223096134647" calcext:value-type="float">
            <text:p>155.22E-0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SIN(2*PI()*[.B$94]*([.$A126]-[.B$95]))" office:value-type="float" office:value="0.982287250728689" calcext:value-type="float">
            <text:p>0.982287250728689</text:p>
          </table:table-cell>
          <table:table-cell table:formula="of:=SIN(2*PI()*[.C$94]*([.$A126]-[.C$95]))" office:value-type="float" office:value="-0.368124552684678" calcext:value-type="float">
            <text:p>-0.368124552684678</text:p>
          </table:table-cell>
          <table:table-cell table:formula="of:=SIN(2*PI()*[.D$94]*([.$A126]-[.D$95]))" office:value-type="float" office:value="-0.844327925502015" calcext:value-type="float">
            <text:p>-0.844327925502015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1" table:formula="of:=10^[.F126]" office:value-type="float" office:value="31622.7766016838" calcext:value-type="float">
            <text:p>31.62E+03</text:p>
          </table:table-cell>
          <table:table-cell table:style-name="ce2" table:formula="of:=IMDIV(IMDIV([.$H$112];COMPLEX(0;-2*PI()*[.G126]*[.$H$113];&quot;j&quot;));IMSUM(COMPLEX([.$H$114];0;&quot;j&quot;);IMDIV([.$H$112];COMPLEX(0;-2*PI()*[.G126]*[.$H$113];&quot;j&quot;))))" office:value-type="string" office:string-value="0.00252662956360818+0.0502020488292707j" calcext:value-type="string">
            <text:p>0.00252662956360818+0.0502020488292707j</text:p>
          </table:table-cell>
          <table:table-cell table:style-name="ce2" table:formula="of:=20*LOG10(IMABS([.H126]))" office:value-type="float" office:value="-25.9745842656988" calcext:value-type="float">
            <text:p>-25.975</text:p>
          </table:table-cell>
          <table:table-cell table:style-name="ce3" table:formula="of:=DEGREES(ATAN(IMAGINARY([.H126])/IMREAL([.H126])))" office:value-type="float" office:value="87.1187796579127" calcext:value-type="float">
            <text:p>87.1</text:p>
          </table:table-cell>
          <table:table-cell table:style-name="ce1" table:formula="of:=IMREAL([.H126])" office:value-type="float" office:value="0.00252662956360818" calcext:value-type="float">
            <text:p>2.53E-03</text:p>
          </table:table-cell>
          <table:table-cell table:style-name="ce1" table:formula="of:=IMAGINARY([.H126])" office:value-type="float" office:value="0.0502020488292707" calcext:value-type="float">
            <text:p>50.20E-0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SIN(2*PI()*[.B$94]*([.$A127]-[.B$95]))" office:value-type="float" office:value="0.968583161128631" calcext:value-type="float">
            <text:p>0.968583161128631</text:p>
          </table:table-cell>
          <table:table-cell table:formula="of:=SIN(2*PI()*[.C$94]*([.$A127]-[.C$95]))" office:value-type="float" office:value="-0.481753674101715" calcext:value-type="float">
            <text:p>-0.481753674101715</text:p>
          </table:table-cell>
          <table:table-cell table:formula="of:=SIN(2*PI()*[.D$94]*([.$A127]-[.D$95]))" office:value-type="float" office:value="-0.728968627421411" calcext:value-type="float">
            <text:p>-0.72896862742141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10^[.F127]" office:value-type="float" office:value="100000" calcext:value-type="float">
            <text:p>100.00E+03</text:p>
          </table:table-cell>
          <table:table-cell table:style-name="ce2" table:formula="of:=IMDIV(IMDIV([.$H$112];COMPLEX(0;-2*PI()*[.G127]*[.$H$113];&quot;j&quot;));IMSUM(COMPLEX([.$H$114];0;&quot;j&quot;);IMDIV([.$H$112];COMPLEX(0;-2*PI()*[.G127]*[.$H$113];&quot;j&quot;))))" office:value-type="string" office:string-value="0.000253238812965159+0.0159114638883029j" calcext:value-type="string">
            <text:p>0.000253238812965159+0.0159114638883029j</text:p>
          </table:table-cell>
          <table:table-cell table:style-name="ce2" table:formula="of:=20*LOG10(IMABS([.H127]))" office:value-type="float" office:value="-35.9646973086329" calcext:value-type="float">
            <text:p>-35.965</text:p>
          </table:table-cell>
          <table:table-cell table:style-name="ce3" table:formula="of:=DEGREES(ATAN(IMAGINARY([.H127])/IMREAL([.H127])))" office:value-type="float" office:value="89.0881863303862" calcext:value-type="float">
            <text:p>89.1</text:p>
          </table:table-cell>
          <table:table-cell table:style-name="ce1" table:formula="of:=IMREAL([.H127])" office:value-type="float" office:value="0.00025323881296515" calcext:value-type="float">
            <text:p>253.24E-06</text:p>
          </table:table-cell>
          <table:table-cell table:style-name="ce1" table:formula="of:=IMAGINARY([.H127])" office:value-type="float" office:value="0.0159114638883029" calcext:value-type="float">
            <text:p>15.91E-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2*PI()*[.B$94]*([.$A128]-[.B$95]))" office:value-type="float" office:value="0.951056516295153" calcext:value-type="float">
            <text:p>0.951056516295153</text:p>
          </table:table-cell>
          <table:table-cell table:formula="of:=SIN(2*PI()*[.C$94]*([.$A128]-[.C$95]))" office:value-type="float" office:value="-0.587785252292473" calcext:value-type="float">
            <text:p>-0.587785252292473</text:p>
          </table:table-cell>
          <table:table-cell table:formula="of:=SIN(2*PI()*[.D$94]*([.$A128]-[.D$95]))" office:value-type="float" office:value="-0.587785252292473" calcext:value-type="float">
            <text:p>-0.587785252292473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1" table:formula="of:=10^[.F128]" office:value-type="float" office:value="316227.766016838" calcext:value-type="float">
            <text:p>316.23E+03</text:p>
          </table:table-cell>
          <table:table-cell table:style-name="ce2" table:formula="of:=IMDIV(IMDIV([.$H$112];COMPLEX(0;-2*PI()*[.G128]*[.$H$113];&quot;j&quot;));IMSUM(COMPLEX([.$H$114];0;&quot;j&quot;);IMDIV([.$H$112];COMPLEX(0;-2*PI()*[.G128]*[.$H$113];&quot;j&quot;))))" office:value-type="string" office:string-value="2.53296543029456e-05+0.00503279372829431j" calcext:value-type="string">
            <text:p>2.53296543029456e-05+0.00503279372829431j</text:p>
          </table:table-cell>
          <table:table-cell table:style-name="ce2" table:formula="of:=20*LOG10(IMABS([.H128]))" office:value-type="float" office:value="-45.9637073738464" calcext:value-type="float">
            <text:p>-45.964</text:p>
          </table:table-cell>
          <table:table-cell table:style-name="ce3" table:formula="of:=DEGREES(ATAN(IMAGINARY([.H128])/IMREAL([.H128])))" office:value-type="float" office:value="89.7116372907739" calcext:value-type="float">
            <text:p>89.7</text:p>
          </table:table-cell>
          <table:table-cell table:style-name="ce1" table:formula="of:=IMREAL([.H128])" office:value-type="float" office:value="0.0000253296543029456" calcext:value-type="float">
            <text:p>25.33E-06</text:p>
          </table:table-cell>
          <table:table-cell table:style-name="ce1" table:formula="of:=IMAGINARY([.H128])" office:value-type="float" office:value="0.00503279372829431" calcext:value-type="float">
            <text:p>5.03E-0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SIN(2*PI()*[.B$94]*([.$A129]-[.B$95]))" office:value-type="float" office:value="0.929776485888251" calcext:value-type="float">
            <text:p>0.929776485888251</text:p>
          </table:table-cell>
          <table:table-cell table:formula="of:=SIN(2*PI()*[.C$94]*([.$A129]-[.C$95]))" office:value-type="float" office:value="-0.684547105928689" calcext:value-type="float">
            <text:p>-0.684547105928689</text:p>
          </table:table-cell>
          <table:table-cell table:formula="of:=SIN(2*PI()*[.D$94]*([.$A129]-[.D$95]))" office:value-type="float" office:value="-0.425779291565072" calcext:value-type="float">
            <text:p>-0.42577929156507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10^[.F129]" office:value-type="float" office:value="1000000" calcext:value-type="float">
            <text:p>1.00E+06</text:p>
          </table:table-cell>
          <table:table-cell table:style-name="ce2" table:formula="of:=IMDIV(IMDIV([.$H$112];COMPLEX(0;-2*PI()*[.G129]*[.$H$113];&quot;j&quot;));IMSUM(COMPLEX([.$H$114];0;&quot;j&quot;);IMDIV([.$H$112];COMPLEX(0;-2*PI()*[.G129]*[.$H$113];&quot;j&quot;))))" office:value-type="string" office:string-value="2.53302317483578e-06+0.00159154539948736j" calcext:value-type="string">
            <text:p>2.53302317483578e-06+0.00159154539948736j</text:p>
          </table:table-cell>
          <table:table-cell table:style-name="ce2" table:formula="of:=20*LOG10(IMABS([.H129]))" office:value-type="float" office:value="-55.9636083679561" calcext:value-type="float">
            <text:p>-55.964</text:p>
          </table:table-cell>
          <table:table-cell table:style-name="ce3" table:formula="of:=DEGREES(ATAN(IMAGINARY([.H129])/IMREAL([.H129])))" office:value-type="float" office:value="89.9088110117167" calcext:value-type="float">
            <text:p>89.9</text:p>
          </table:table-cell>
          <table:table-cell table:style-name="ce1" table:formula="of:=IMREAL([.H129])" office:value-type="float" office:value="0.00000253302317483578" calcext:value-type="float">
            <text:p>2.53E-06</text:p>
          </table:table-cell>
          <table:table-cell table:style-name="ce1" table:formula="of:=IMAGINARY([.H129])" office:value-type="float" office:value="0.00159154539948736" calcext:value-type="float">
            <text:p>1.59E-0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SIN(2*PI()*[.B$94]*([.$A130]-[.B$95]))" office:value-type="float" office:value="0.90482705246602" calcext:value-type="float">
            <text:p>0.90482705246602</text:p>
          </table:table-cell>
          <table:table-cell table:formula="of:=SIN(2*PI()*[.C$94]*([.$A130]-[.C$95]))" office:value-type="float" office:value="-0.770513242775789" calcext:value-type="float">
            <text:p>-0.770513242775789</text:p>
          </table:table-cell>
          <table:table-cell table:formula="of:=SIN(2*PI()*[.D$94]*([.$A130]-[.D$95]))" office:value-type="float" office:value="-0.248689887164854" calcext:value-type="float">
            <text:p>-0.248689887164854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1" table:formula="of:=10^[.F130]" office:value-type="float" office:value="3162277.66016838" calcext:value-type="float">
            <text:p>3.16E+06</text:p>
          </table:table-cell>
          <table:table-cell table:style-name="ce2" table:formula="of:=IMDIV(IMDIV([.$H$112];COMPLEX(0;-2*PI()*[.G130]*[.$H$113];&quot;j&quot;));IMSUM(COMPLEX([.$H$114];0;&quot;j&quot;);IMDIV([.$H$112];COMPLEX(0;-2*PI()*[.G130]*[.$H$113];&quot;j&quot;))))" office:value-type="string" office:string-value="2.53302894943471e-07+0.000503291993559519j" calcext:value-type="string">
            <text:p>2.53302894943471e-07+0.000503291993559519j</text:p>
          </table:table-cell>
          <table:table-cell table:style-name="ce2" table:formula="of:=20*LOG10(IMABS([.H130]))" office:value-type="float" office:value="-65.9635984672431" calcext:value-type="float">
            <text:p>-65.964</text:p>
          </table:table-cell>
          <table:table-cell table:style-name="ce3" table:formula="of:=DEGREES(ATAN(IMAGINARY([.H130])/IMREAL([.H130])))" office:value-type="float" office:value="89.9711634880367" calcext:value-type="float">
            <text:p>90.0</text:p>
          </table:table-cell>
          <table:table-cell table:style-name="ce1" table:formula="of:=IMREAL([.H130])" office:value-type="float" office:value="0.000000253302894943471" calcext:value-type="float">
            <text:p>253.30E-09</text:p>
          </table:table-cell>
          <table:table-cell table:style-name="ce1" table:formula="of:=IMAGINARY([.H130])" office:value-type="float" office:value="0.00050329199355951" calcext:value-type="float">
            <text:p>503.29E-0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SIN(2*PI()*[.B$94]*([.$A131]-[.B$95]))" office:value-type="float" office:value="0.876306680043864" calcext:value-type="float">
            <text:p>0.876306680043864</text:p>
          </table:table-cell>
          <table:table-cell table:formula="of:=SIN(2*PI()*[.C$94]*([.$A131]-[.C$95]))" office:value-type="float" office:value="-0.844327925502015" calcext:value-type="float">
            <text:p>-0.844327925502015</text:p>
          </table:table-cell>
          <table:table-cell table:formula="of:=SIN(2*PI()*[.D$94]*([.$A131]-[.D$95]))" office:value-type="float" office:value="-0.0627905195293133" calcext:value-type="float">
            <text:p>-0.06279051952931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10^[.F131]" office:value-type="float" office:value="10000000" calcext:value-type="float">
            <text:p>10.00E+06</text:p>
          </table:table-cell>
          <table:table-cell table:style-name="ce2" table:formula="of:=IMDIV(IMDIV([.$H$112];COMPLEX(0;-2*PI()*[.G131]*[.$H$113];&quot;j&quot;));IMSUM(COMPLEX([.$H$114];0;&quot;j&quot;);IMDIV([.$H$112];COMPLEX(0;-2*PI()*[.G131]*[.$H$113];&quot;j&quot;))))" office:value-type="string" office:string-value="2.53302952689605e-08+0.000159154939060453j" calcext:value-type="string">
            <text:p>2.53302952689605e-08+0.000159154939060453j</text:p>
          </table:table-cell>
          <table:table-cell table:style-name="ce2" table:formula="of:=20*LOG10(IMABS([.H131]))" office:value-type="float" office:value="-75.9635974771706" calcext:value-type="float">
            <text:p>-75.964</text:p>
          </table:table-cell>
          <table:table-cell table:style-name="ce3" table:formula="of:=DEGREES(ATAN(IMAGINARY([.H131])/IMREAL([.H131])))" office:value-type="float" office:value="89.9908810935492" calcext:value-type="float">
            <text:p>90.0</text:p>
          </table:table-cell>
          <table:table-cell table:style-name="ce1" table:formula="of:=IMREAL([.H131])" office:value-type="float" office:value="0.0000000253302952689605" calcext:value-type="float">
            <text:p>25.33E-09</text:p>
          </table:table-cell>
          <table:table-cell table:style-name="ce1" table:formula="of:=IMAGINARY([.H131])" office:value-type="float" office:value="0.00015915493906045" calcext:value-type="float">
            <text:p>159.15E-0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SIN(2*PI()*[.B$94]*([.$A132]-[.B$95]))" office:value-type="float" office:value="0.844327925502015" calcext:value-type="float">
            <text:p>0.844327925502015</text:p>
          </table:table-cell>
          <table:table-cell table:formula="of:=SIN(2*PI()*[.C$94]*([.$A132]-[.C$95]))" office:value-type="float" office:value="-0.90482705246602" calcext:value-type="float">
            <text:p>-0.90482705246602</text:p>
          </table:table-cell>
          <table:table-cell table:formula="of:=SIN(2*PI()*[.D$94]*([.$A132]-[.D$95]))" office:value-type="float" office:value="0.125333233564304" calcext:value-type="float">
            <text:p>0.125333233564304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" table:formula="of:=10^[.F132]" office:value-type="float" office:value="31622776.6016838" calcext:value-type="float">
            <text:p>31.62E+06</text:p>
          </table:table-cell>
          <table:table-cell table:style-name="ce2" table:formula="of:=IMDIV(IMDIV([.$H$112];COMPLEX(0;-2*PI()*[.G132]*[.$H$113];&quot;j&quot;));IMSUM(COMPLEX([.$H$114];0;&quot;j&quot;);IMDIV([.$H$112];COMPLEX(0;-2*PI()*[.G132]*[.$H$113];&quot;j&quot;))))" office:value-type="string" office:string-value="2.5330295846422e-09+5.03292119770016e-05j" calcext:value-type="string">
            <text:p>2.5330295846422e-09+5.03292119770016e-05j</text:p>
          </table:table-cell>
          <table:table-cell table:style-name="ce2" table:formula="of:=20*LOG10(IMABS([.H132]))" office:value-type="float" office:value="-85.9635973781631" calcext:value-type="float">
            <text:p>-85.964</text:p>
          </table:table-cell>
          <table:table-cell table:style-name="ce3" table:formula="of:=DEGREES(ATAN(IMAGINARY([.H132])/IMREAL([.H132])))" office:value-type="float" office:value="89.9971163485626" calcext:value-type="float">
            <text:p>90.0</text:p>
          </table:table-cell>
          <table:table-cell table:style-name="ce1" table:formula="of:=IMREAL([.H132])" office:value-type="float" office:value="0.0000000025330295846422" calcext:value-type="float">
            <text:p>2.53E-09</text:p>
          </table:table-cell>
          <table:table-cell table:style-name="ce1" table:formula="of:=IMAGINARY([.H132])" office:value-type="float" office:value="0.0000503292119770016" calcext:value-type="float">
            <text:p>50.33E-0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SIN(2*PI()*[.B$94]*([.$A133]-[.B$95]))" office:value-type="float" office:value="0.809016994374947" calcext:value-type="float">
            <text:p>0.809016994374947</text:p>
          </table:table-cell>
          <table:table-cell table:formula="of:=SIN(2*PI()*[.C$94]*([.$A133]-[.C$95]))" office:value-type="float" office:value="-0.951056516295153" calcext:value-type="float">
            <text:p>-0.951056516295153</text:p>
          </table:table-cell>
          <table:table-cell table:formula="of:=SIN(2*PI()*[.D$94]*([.$A133]-[.D$95]))" office:value-type="float" office:value="0.309016994374948" calcext:value-type="float">
            <text:p>0.30901699437494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10^[.F133]" office:value-type="float" office:value="100000000" calcext:value-type="float">
            <text:p>100.00E+06</text:p>
          </table:table-cell>
          <table:table-cell table:style-name="ce2" table:formula="of:=IMDIV(IMDIV([.$H$112];COMPLEX(0;-2*PI()*[.G133]*[.$H$113];&quot;j&quot;));IMSUM(COMPLEX([.$H$114];0;&quot;j&quot;);IMDIV([.$H$112];COMPLEX(0;-2*PI()*[.G133]*[.$H$113];&quot;j&quot;))))" office:value-type="string" office:string-value="2.53302959041681e-10+1.59154943051581e-05j" calcext:value-type="string">
            <text:p>2.53302959041681e-10+1.59154943051581e-05j</text:p>
          </table:table-cell>
          <table:table-cell table:style-name="ce2" table:formula="of:=20*LOG10(IMABS([.H133]))" office:value-type="float" office:value="-95.9635973682624" calcext:value-type="float">
            <text:p>-95.964</text:p>
          </table:table-cell>
          <table:table-cell table:style-name="ce3" table:formula="of:=DEGREES(ATAN(IMAGINARY([.H133])/IMREAL([.H133])))" office:value-type="float" office:value="89.9990881093473" calcext:value-type="float">
            <text:p>90.0</text:p>
          </table:table-cell>
          <table:table-cell table:style-name="ce1" table:formula="of:=IMREAL([.H133])" office:value-type="float" office:value="0.000000000253302959041681" calcext:value-type="float">
            <text:p>253.30E-12</text:p>
          </table:table-cell>
          <table:table-cell table:style-name="ce1" table:formula="of:=IMAGINARY([.H133])" office:value-type="float" office:value="0.0000159154943051581" calcext:value-type="float">
            <text:p>15.92E-0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SIN(2*PI()*[.B$94]*([.$A134]-[.B$95]))" office:value-type="float" office:value="0.770513242775789" calcext:value-type="float">
            <text:p>0.770513242775789</text:p>
          </table:table-cell>
          <table:table-cell table:formula="of:=SIN(2*PI()*[.C$94]*([.$A134]-[.C$95]))" office:value-type="float" office:value="-0.982287250728689" calcext:value-type="float">
            <text:p>-0.982287250728689</text:p>
          </table:table-cell>
          <table:table-cell table:formula="of:=SIN(2*PI()*[.D$94]*([.$A134]-[.D$95]))" office:value-type="float" office:value="0.481753674101716" calcext:value-type="float">
            <text:p>0.481753674101716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" table:formula="of:=10^[.F134]" office:value-type="float" office:value="316227766.016838" calcext:value-type="float">
            <text:p>316.23E+06</text:p>
          </table:table-cell>
          <table:table-cell table:style-name="ce2" table:formula="of:=IMDIV(IMDIV([.$H$112];COMPLEX(0;-2*PI()*[.G134]*[.$H$113];&quot;j&quot;));IMSUM(COMPLEX([.$H$114];0;&quot;j&quot;);IMDIV([.$H$112];COMPLEX(0;-2*PI()*[.G134]*[.$H$113];&quot;j&quot;))))" office:value-type="string" office:string-value="2.53302959099428e-11+5.03292121032122e-06j" calcext:value-type="string">
            <text:p>2.53302959099428e-11+5.03292121032122e-06j</text:p>
          </table:table-cell>
          <table:table-cell table:style-name="ce2" table:formula="of:=20*LOG10(IMABS([.H134]))" office:value-type="float" office:value="-105.963597367272" calcext:value-type="float">
            <text:p>-105.964</text:p>
          </table:table-cell>
          <table:table-cell table:style-name="ce3" table:formula="of:=DEGREES(ATAN(IMAGINARY([.H134])/IMREAL([.H134])))" office:value-type="float" office:value="89.999711634856" calcext:value-type="float">
            <text:p>90.0</text:p>
          </table:table-cell>
          <table:table-cell table:style-name="ce1" table:formula="of:=IMREAL([.H134])" office:value-type="float" office:value="0.0000000000253302959099428" calcext:value-type="float">
            <text:p>25.33E-12</text:p>
          </table:table-cell>
          <table:table-cell table:style-name="ce1" table:formula="of:=IMAGINARY([.H134])" office:value-type="float" office:value="0.00000503292121032122" calcext:value-type="float">
            <text:p>5.03E-0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SIN(2*PI()*[.B$94]*([.$A135]-[.B$95]))" office:value-type="float" office:value="0.728968627421411" calcext:value-type="float">
            <text:p>0.728968627421411</text:p>
          </table:table-cell>
          <table:table-cell table:formula="of:=SIN(2*PI()*[.C$94]*([.$A135]-[.C$95]))" office:value-type="float" office:value="-0.998026728428271" calcext:value-type="float">
            <text:p>-0.998026728428271</text:p>
          </table:table-cell>
          <table:table-cell table:formula="of:=SIN(2*PI()*[.D$94]*([.$A135]-[.D$95]))" office:value-type="float" office:value="0.637423989748689" calcext:value-type="float">
            <text:p>0.63742398974868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10^[.F135]" office:value-type="float" office:value="1000000000" calcext:value-type="float">
            <text:p>1.00E+09</text:p>
          </table:table-cell>
          <table:table-cell table:style-name="ce2" table:formula="of:=IMDIV(IMDIV([.$H$112];COMPLEX(0;-2*PI()*[.G135]*[.$H$113];&quot;j&quot;));IMSUM(COMPLEX([.$H$114];0;&quot;j&quot;);IMDIV([.$H$112];COMPLEX(0;-2*PI()*[.G135]*[.$H$113];&quot;j&quot;))))" office:value-type="string" office:string-value="2.53302959105202e-12+1.59154943091492e-06j" calcext:value-type="string">
            <text:p>2.53302959105202e-12+1.59154943091492e-06j</text:p>
          </table:table-cell>
          <table:table-cell table:style-name="ce2" table:formula="of:=20*LOG10(IMABS([.H135]))" office:value-type="float" office:value="-115.963597367173" calcext:value-type="float">
            <text:p>-115.964</text:p>
          </table:table-cell>
          <table:table-cell table:style-name="ce3" table:formula="of:=DEGREES(ATAN(IMAGINARY([.H135])/IMREAL([.H135])))" office:value-type="float" office:value="89.9999088109347" calcext:value-type="float">
            <text:p>90.0</text:p>
          </table:table-cell>
          <table:table-cell table:style-name="ce1" table:formula="of:=IMREAL([.H135])" office:value-type="float" office:value="0.00000000000253302959105202" calcext:value-type="float">
            <text:p>2.53E-12</text:p>
          </table:table-cell>
          <table:table-cell table:style-name="ce1" table:formula="of:=IMAGINARY([.H135])" office:value-type="float" office:value="0.00000159154943091492" calcext:value-type="float">
            <text:p>1.59E-0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SIN(2*PI()*[.B$94]*([.$A136]-[.B$95]))" office:value-type="float" office:value="0.684547105928689" calcext:value-type="float">
            <text:p>0.684547105928689</text:p>
          </table:table-cell>
          <table:table-cell table:formula="of:=SIN(2*PI()*[.C$94]*([.$A136]-[.C$95]))" office:value-type="float" office:value="-0.998026728428271" calcext:value-type="float">
            <text:p>-0.998026728428271</text:p>
          </table:table-cell>
          <table:table-cell table:formula="of:=SIN(2*PI()*[.D$94]*([.$A136]-[.D$95]))" office:value-type="float" office:value="0.770513242775789" calcext:value-type="float">
            <text:p>0.770513242775789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" table:formula="of:=10^[.F136]" office:value-type="float" office:value="3162277660.16838" calcext:value-type="float">
            <text:p>3.16E+09</text:p>
          </table:table-cell>
          <table:table-cell table:style-name="ce2" table:formula="of:=IMDIV(IMDIV([.$H$112];COMPLEX(0;-2*PI()*[.G136]*[.$H$113];&quot;j&quot;));IMSUM(COMPLEX([.$H$114];0;&quot;j&quot;);IMDIV([.$H$112];COMPLEX(0;-2*PI()*[.G136]*[.$H$113];&quot;j&quot;))))" office:value-type="string" office:string-value="2.5330295910578e-13+5.03292121044743e-07j" calcext:value-type="string">
            <text:p>2.5330295910578e-13+5.03292121044743e-07j</text:p>
          </table:table-cell>
          <table:table-cell table:style-name="ce2" table:formula="of:=20*LOG10(IMABS([.H136]))" office:value-type="float" office:value="-125.963597367163" calcext:value-type="float">
            <text:p>-125.964</text:p>
          </table:table-cell>
          <table:table-cell table:style-name="ce3" table:formula="of:=DEGREES(ATAN(IMAGINARY([.H136])/IMREAL([.H136])))" office:value-type="float" office:value="89.9999711634856" calcext:value-type="float">
            <text:p>90.0</text:p>
          </table:table-cell>
          <table:table-cell table:style-name="ce1" table:formula="of:=IMREAL([.H136])" office:value-type="float" office:value="0.00000000000025330295910578" calcext:value-type="float">
            <text:p>253.30E-15</text:p>
          </table:table-cell>
          <table:table-cell table:style-name="ce1" table:formula="of:=IMAGINARY([.H136])" office:value-type="float" office:value="0.000000503292121044743" calcext:value-type="float">
            <text:p>503.29E-0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SIN(2*PI()*[.B$94]*([.$A137]-[.B$95]))" office:value-type="float" office:value="0.63742398974869" calcext:value-type="float">
            <text:p>0.63742398974869</text:p>
          </table:table-cell>
          <table:table-cell table:formula="of:=SIN(2*PI()*[.C$94]*([.$A137]-[.C$95]))" office:value-type="float" office:value="-0.982287250728689" calcext:value-type="float">
            <text:p>-0.982287250728689</text:p>
          </table:table-cell>
          <table:table-cell table:formula="of:=SIN(2*PI()*[.D$94]*([.$A137]-[.D$95]))" office:value-type="float" office:value="0.876306680043864" calcext:value-type="float">
            <text:p>0.876306680043864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2*PI()*[.B$94]*([.$A138]-[.B$95]))" office:value-type="float" office:value="0.587785252292473" calcext:value-type="float">
            <text:p>0.587785252292473</text:p>
          </table:table-cell>
          <table:table-cell table:formula="of:=SIN(2*PI()*[.C$94]*([.$A138]-[.C$95]))" office:value-type="float" office:value="-0.951056516295154" calcext:value-type="float">
            <text:p>-0.951056516295154</text:p>
          </table:table-cell>
          <table:table-cell table:formula="of:=SIN(2*PI()*[.D$94]*([.$A138]-[.D$95]))" office:value-type="float" office:value="0.951056516295153" calcext:value-type="float">
            <text:p>0.951056516295153</text:p>
          </table:table-cell>
          <table:table-cell table:number-columns-repeated="8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SIN(2*PI()*[.B$94]*([.$A139]-[.B$95]))" office:value-type="float" office:value="0.535826794978997" calcext:value-type="float">
            <text:p>0.535826794978997</text:p>
          </table:table-cell>
          <table:table-cell table:formula="of:=SIN(2*PI()*[.C$94]*([.$A139]-[.C$95]))" office:value-type="float" office:value="-0.90482705246602" calcext:value-type="float">
            <text:p>-0.90482705246602</text:p>
          </table:table-cell>
          <table:table-cell table:formula="of:=SIN(2*PI()*[.D$94]*([.$A139]-[.D$95]))" office:value-type="float" office:value="0.992114701314478" calcext:value-type="float">
            <text:p>0.992114701314478</text:p>
          </table:table-cell>
          <table:table-cell table:number-columns-repeated="8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SIN(2*PI()*[.B$94]*([.$A140]-[.B$95]))" office:value-type="float" office:value="0.481753674101715" calcext:value-type="float">
            <text:p>0.481753674101715</text:p>
          </table:table-cell>
          <table:table-cell table:formula="of:=SIN(2*PI()*[.C$94]*([.$A140]-[.C$95]))" office:value-type="float" office:value="-0.844327925502015" calcext:value-type="float">
            <text:p>-0.844327925502015</text:p>
          </table:table-cell>
          <table:table-cell table:formula="of:=SIN(2*PI()*[.D$94]*([.$A140]-[.D$95]))" office:value-type="float" office:value="0.998026728428271" calcext:value-type="float">
            <text:p>0.998026728428271</text:p>
          </table:table-cell>
          <table:table-cell table:number-columns-repeated="8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SIN(2*PI()*[.B$94]*([.$A141]-[.B$95]))" office:value-type="float" office:value="0.425779291565072" calcext:value-type="float">
            <text:p>0.425779291565072</text:p>
          </table:table-cell>
          <table:table-cell table:formula="of:=SIN(2*PI()*[.C$94]*([.$A141]-[.C$95]))" office:value-type="float" office:value="-0.770513242775789" calcext:value-type="float">
            <text:p>-0.770513242775789</text:p>
          </table:table-cell>
          <table:table-cell table:formula="of:=SIN(2*PI()*[.D$94]*([.$A141]-[.D$95]))" office:value-type="float" office:value="0.968583161128631" calcext:value-type="float">
            <text:p>0.968583161128631</text:p>
          </table:table-cell>
          <table:table-cell table:number-columns-repeated="8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SIN(2*PI()*[.B$94]*([.$A142]-[.B$95]))" office:value-type="float" office:value="0.368124552684678" calcext:value-type="float">
            <text:p>0.368124552684678</text:p>
          </table:table-cell>
          <table:table-cell table:formula="of:=SIN(2*PI()*[.C$94]*([.$A142]-[.C$95]))" office:value-type="float" office:value="-0.684547105928688" calcext:value-type="float">
            <text:p>-0.684547105928688</text:p>
          </table:table-cell>
          <table:table-cell table:formula="of:=SIN(2*PI()*[.D$94]*([.$A142]-[.D$95]))" office:value-type="float" office:value="0.904827052466019" calcext:value-type="float">
            <text:p>0.904827052466019</text:p>
          </table:table-cell>
          <table:table-cell table:number-columns-repeated="8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SIN(2*PI()*[.B$94]*([.$A143]-[.B$95]))" office:value-type="float" office:value="0.309016994374947" calcext:value-type="float">
            <text:p>0.309016994374947</text:p>
          </table:table-cell>
          <table:table-cell table:formula="of:=SIN(2*PI()*[.C$94]*([.$A143]-[.C$95]))" office:value-type="float" office:value="-0.587785252292473" calcext:value-type="float">
            <text:p>-0.587785252292473</text:p>
          </table:table-cell>
          <table:table-cell table:formula="of:=SIN(2*PI()*[.D$94]*([.$A143]-[.D$95]))" office:value-type="float" office:value="0.809016994374947" calcext:value-type="float">
            <text:p>0.809016994374947</text:p>
          </table:table-cell>
          <table:table-cell table:number-columns-repeated="8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SIN(2*PI()*[.B$94]*([.$A144]-[.B$95]))" office:value-type="float" office:value="0.248689887164855" calcext:value-type="float">
            <text:p>0.248689887164855</text:p>
          </table:table-cell>
          <table:table-cell table:formula="of:=SIN(2*PI()*[.C$94]*([.$A144]-[.C$95]))" office:value-type="float" office:value="-0.481753674101715" calcext:value-type="float">
            <text:p>-0.481753674101715</text:p>
          </table:table-cell>
          <table:table-cell table:formula="of:=SIN(2*PI()*[.D$94]*([.$A144]-[.D$95]))" office:value-type="float" office:value="0.684547105928688" calcext:value-type="float">
            <text:p>0.684547105928688</text:p>
          </table:table-cell>
          <table:table-cell table:number-columns-repeated="8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SIN(2*PI()*[.B$94]*([.$A145]-[.B$95]))" office:value-type="float" office:value="0.187381314585725" calcext:value-type="float">
            <text:p>0.187381314585725</text:p>
          </table:table-cell>
          <table:table-cell table:formula="of:=SIN(2*PI()*[.C$94]*([.$A145]-[.C$95]))" office:value-type="float" office:value="-0.368124552684678" calcext:value-type="float">
            <text:p>-0.368124552684678</text:p>
          </table:table-cell>
          <table:table-cell table:formula="of:=SIN(2*PI()*[.D$94]*([.$A145]-[.D$95]))" office:value-type="float" office:value="0.535826794978996" calcext:value-type="float">
            <text:p>0.535826794978996</text:p>
          </table:table-cell>
          <table:table-cell table:number-columns-repeated="8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SIN(2*PI()*[.B$94]*([.$A146]-[.B$95]))" office:value-type="float" office:value="0.125333233564304" calcext:value-type="float">
            <text:p>0.125333233564304</text:p>
          </table:table-cell>
          <table:table-cell table:formula="of:=SIN(2*PI()*[.C$94]*([.$A146]-[.C$95]))" office:value-type="float" office:value="-0.248689887164854" calcext:value-type="float">
            <text:p>-0.248689887164854</text:p>
          </table:table-cell>
          <table:table-cell table:formula="of:=SIN(2*PI()*[.D$94]*([.$A146]-[.D$95]))" office:value-type="float" office:value="0.368124552684678" calcext:value-type="float">
            <text:p>0.368124552684678</text:p>
          </table:table-cell>
          <table:table-cell table:number-columns-repeated="8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SIN(2*PI()*[.B$94]*([.$A147]-[.B$95]))" office:value-type="float" office:value="0.0627905195293136" calcext:value-type="float">
            <text:p>0.062790519529314</text:p>
          </table:table-cell>
          <table:table-cell table:formula="of:=SIN(2*PI()*[.C$94]*([.$A147]-[.C$95]))" office:value-type="float" office:value="-0.125333233564305" calcext:value-type="float">
            <text:p>-0.125333233564305</text:p>
          </table:table-cell>
          <table:table-cell table:formula="of:=SIN(2*PI()*[.D$94]*([.$A147]-[.D$95]))" office:value-type="float" office:value="0.187381314585726" calcext:value-type="float">
            <text:p>0.18738131458572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2*PI()*[.B$94]*([.$A148]-[.B$95]))" office:value-type="float" office:value="1.22464679914735E-016" calcext:value-type="float">
            <text:p>1.22464679914735E-16</text:p>
          </table:table-cell>
          <table:table-cell table:formula="of:=SIN(2*PI()*[.C$94]*([.$A148]-[.C$95]))" office:value-type="float" office:value="-2.44929359829471E-016" calcext:value-type="float">
            <text:p>-2.44929359829471E-16</text:p>
          </table:table-cell>
          <table:table-cell table:formula="of:=SIN(2*PI()*[.D$94]*([.$A148]-[.D$95]))" office:value-type="float" office:value="3.67394039744206E-016" calcext:value-type="float">
            <text:p>3.67394039744206E-16</text:p>
          </table:table-cell>
          <table:table-cell table:number-columns-repeated="8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SIN(2*PI()*[.B$94]*([.$A149]-[.B$95]))" office:value-type="float" office:value="-0.0627905195293133" calcext:value-type="float">
            <text:p>-0.062790519529313</text:p>
          </table:table-cell>
          <table:table-cell table:formula="of:=SIN(2*PI()*[.C$94]*([.$A149]-[.C$95]))" office:value-type="float" office:value="0.125333233564304" calcext:value-type="float">
            <text:p>0.125333233564304</text:p>
          </table:table-cell>
          <table:table-cell table:formula="of:=SIN(2*PI()*[.D$94]*([.$A149]-[.D$95]))" office:value-type="float" office:value="-0.187381314585725" calcext:value-type="float">
            <text:p>-0.187381314585725</text:p>
          </table:table-cell>
          <table:table-cell table:number-columns-repeated="8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SIN(2*PI()*[.B$94]*([.$A150]-[.B$95]))" office:value-type="float" office:value="-0.125333233564304" calcext:value-type="float">
            <text:p>-0.125333233564304</text:p>
          </table:table-cell>
          <table:table-cell table:formula="of:=SIN(2*PI()*[.C$94]*([.$A150]-[.C$95]))" office:value-type="float" office:value="0.248689887164855" calcext:value-type="float">
            <text:p>0.248689887164855</text:p>
          </table:table-cell>
          <table:table-cell table:formula="of:=SIN(2*PI()*[.D$94]*([.$A150]-[.D$95]))" office:value-type="float" office:value="-0.368124552684677" calcext:value-type="float">
            <text:p>-0.368124552684677</text:p>
          </table:table-cell>
          <table:table-cell table:number-columns-repeated="8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SIN(2*PI()*[.B$94]*([.$A151]-[.B$95]))" office:value-type="float" office:value="-0.187381314585725" calcext:value-type="float">
            <text:p>-0.187381314585725</text:p>
          </table:table-cell>
          <table:table-cell table:formula="of:=SIN(2*PI()*[.C$94]*([.$A151]-[.C$95]))" office:value-type="float" office:value="0.368124552684678" calcext:value-type="float">
            <text:p>0.368124552684678</text:p>
          </table:table-cell>
          <table:table-cell table:formula="of:=SIN(2*PI()*[.D$94]*([.$A151]-[.D$95]))" office:value-type="float" office:value="-0.535826794978997" calcext:value-type="float">
            <text:p>-0.535826794978997</text:p>
          </table:table-cell>
          <table:table-cell table:number-columns-repeated="8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SIN(2*PI()*[.B$94]*([.$A152]-[.B$95]))" office:value-type="float" office:value="-0.248689887164855" calcext:value-type="float">
            <text:p>-0.248689887164855</text:p>
          </table:table-cell>
          <table:table-cell table:formula="of:=SIN(2*PI()*[.C$94]*([.$A152]-[.C$95]))" office:value-type="float" office:value="0.481753674101716" calcext:value-type="float">
            <text:p>0.481753674101716</text:p>
          </table:table-cell>
          <table:table-cell table:formula="of:=SIN(2*PI()*[.D$94]*([.$A152]-[.D$95]))" office:value-type="float" office:value="-0.684547105928689" calcext:value-type="float">
            <text:p>-0.684547105928689</text:p>
          </table:table-cell>
          <table:table-cell table:number-columns-repeated="8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SIN(2*PI()*[.B$94]*([.$A153]-[.B$95]))" office:value-type="float" office:value="-0.309016994374948" calcext:value-type="float">
            <text:p>-0.309016994374948</text:p>
          </table:table-cell>
          <table:table-cell table:formula="of:=SIN(2*PI()*[.C$94]*([.$A153]-[.C$95]))" office:value-type="float" office:value="0.587785252292474" calcext:value-type="float">
            <text:p>0.587785252292474</text:p>
          </table:table-cell>
          <table:table-cell table:formula="of:=SIN(2*PI()*[.D$94]*([.$A153]-[.D$95]))" office:value-type="float" office:value="-0.809016994374947" calcext:value-type="float">
            <text:p>-0.809016994374947</text:p>
          </table:table-cell>
          <table:table-cell table:number-columns-repeated="8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SIN(2*PI()*[.B$94]*([.$A154]-[.B$95]))" office:value-type="float" office:value="-0.368124552684678" calcext:value-type="float">
            <text:p>-0.368124552684678</text:p>
          </table:table-cell>
          <table:table-cell table:formula="of:=SIN(2*PI()*[.C$94]*([.$A154]-[.C$95]))" office:value-type="float" office:value="0.684547105928689" calcext:value-type="float">
            <text:p>0.684547105928689</text:p>
          </table:table-cell>
          <table:table-cell table:formula="of:=SIN(2*PI()*[.D$94]*([.$A154]-[.D$95]))" office:value-type="float" office:value="-0.90482705246602" calcext:value-type="float">
            <text:p>-0.90482705246602</text:p>
          </table:table-cell>
          <table:table-cell table:number-columns-repeated="8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SIN(2*PI()*[.B$94]*([.$A155]-[.B$95]))" office:value-type="float" office:value="-0.425779291565073" calcext:value-type="float">
            <text:p>-0.425779291565073</text:p>
          </table:table-cell>
          <table:table-cell table:formula="of:=SIN(2*PI()*[.C$94]*([.$A155]-[.C$95]))" office:value-type="float" office:value="0.770513242775789" calcext:value-type="float">
            <text:p>0.770513242775789</text:p>
          </table:table-cell>
          <table:table-cell table:formula="of:=SIN(2*PI()*[.D$94]*([.$A155]-[.D$95]))" office:value-type="float" office:value="-0.968583161128631" calcext:value-type="float">
            <text:p>-0.968583161128631</text:p>
          </table:table-cell>
          <table:table-cell table:number-columns-repeated="8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SIN(2*PI()*[.B$94]*([.$A156]-[.B$95]))" office:value-type="float" office:value="-0.481753674101715" calcext:value-type="float">
            <text:p>-0.481753674101715</text:p>
          </table:table-cell>
          <table:table-cell table:formula="of:=SIN(2*PI()*[.C$94]*([.$A156]-[.C$95]))" office:value-type="float" office:value="0.844327925502015" calcext:value-type="float">
            <text:p>0.844327925502015</text:p>
          </table:table-cell>
          <table:table-cell table:formula="of:=SIN(2*PI()*[.D$94]*([.$A156]-[.D$95]))" office:value-type="float" office:value="-0.998026728428272" calcext:value-type="float">
            <text:p>-0.998026728428272</text:p>
          </table:table-cell>
          <table:table-cell table:number-columns-repeated="8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formula="of:=SIN(2*PI()*[.B$94]*([.$A157]-[.B$95]))" office:value-type="float" office:value="-0.535826794978997" calcext:value-type="float">
            <text:p>-0.535826794978997</text:p>
          </table:table-cell>
          <table:table-cell table:formula="of:=SIN(2*PI()*[.C$94]*([.$A157]-[.C$95]))" office:value-type="float" office:value="0.90482705246602" calcext:value-type="float">
            <text:p>0.90482705246602</text:p>
          </table:table-cell>
          <table:table-cell table:formula="of:=SIN(2*PI()*[.D$94]*([.$A157]-[.D$95]))" office:value-type="float" office:value="-0.992114701314478" calcext:value-type="float">
            <text:p>-0.992114701314478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2*PI()*[.B$94]*([.$A158]-[.B$95]))" office:value-type="float" office:value="-0.587785252292473" calcext:value-type="float">
            <text:p>-0.587785252292473</text:p>
          </table:table-cell>
          <table:table-cell table:formula="of:=SIN(2*PI()*[.C$94]*([.$A158]-[.C$95]))" office:value-type="float" office:value="0.951056516295154" calcext:value-type="float">
            <text:p>0.951056516295154</text:p>
          </table:table-cell>
          <table:table-cell table:formula="of:=SIN(2*PI()*[.D$94]*([.$A158]-[.D$95]))" office:value-type="float" office:value="-0.951056516295153" calcext:value-type="float">
            <text:p>-0.951056516295153</text:p>
          </table:table-cell>
          <table:table-cell table:number-columns-repeated="8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SIN(2*PI()*[.B$94]*([.$A159]-[.B$95]))" office:value-type="float" office:value="-0.63742398974869" calcext:value-type="float">
            <text:p>-0.63742398974869</text:p>
          </table:table-cell>
          <table:table-cell table:formula="of:=SIN(2*PI()*[.C$94]*([.$A159]-[.C$95]))" office:value-type="float" office:value="0.982287250728689" calcext:value-type="float">
            <text:p>0.982287250728689</text:p>
          </table:table-cell>
          <table:table-cell table:formula="of:=SIN(2*PI()*[.D$94]*([.$A159]-[.D$95]))" office:value-type="float" office:value="-0.876306680043863" calcext:value-type="float">
            <text:p>-0.876306680043863</text:p>
          </table:table-cell>
          <table:table-cell table:number-columns-repeated="8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SIN(2*PI()*[.B$94]*([.$A160]-[.B$95]))" office:value-type="float" office:value="-0.684547105928689" calcext:value-type="float">
            <text:p>-0.684547105928689</text:p>
          </table:table-cell>
          <table:table-cell table:formula="of:=SIN(2*PI()*[.C$94]*([.$A160]-[.C$95]))" office:value-type="float" office:value="0.998026728428272" calcext:value-type="float">
            <text:p>0.998026728428272</text:p>
          </table:table-cell>
          <table:table-cell table:formula="of:=SIN(2*PI()*[.D$94]*([.$A160]-[.D$95]))" office:value-type="float" office:value="-0.770513242775789" calcext:value-type="float">
            <text:p>-0.770513242775789</text:p>
          </table:table-cell>
          <table:table-cell table:number-columns-repeated="8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SIN(2*PI()*[.B$94]*([.$A161]-[.B$95]))" office:value-type="float" office:value="-0.728968627421412" calcext:value-type="float">
            <text:p>-0.728968627421412</text:p>
          </table:table-cell>
          <table:table-cell table:formula="of:=SIN(2*PI()*[.C$94]*([.$A161]-[.C$95]))" office:value-type="float" office:value="0.998026728428271" calcext:value-type="float">
            <text:p>0.998026728428271</text:p>
          </table:table-cell>
          <table:table-cell table:formula="of:=SIN(2*PI()*[.D$94]*([.$A161]-[.D$95]))" office:value-type="float" office:value="-0.637423989748688" calcext:value-type="float">
            <text:p>-0.637423989748688</text:p>
          </table:table-cell>
          <table:table-cell table:number-columns-repeated="8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SIN(2*PI()*[.B$94]*([.$A162]-[.B$95]))" office:value-type="float" office:value="-0.770513242775789" calcext:value-type="float">
            <text:p>-0.770513242775789</text:p>
          </table:table-cell>
          <table:table-cell table:formula="of:=SIN(2*PI()*[.C$94]*([.$A162]-[.C$95]))" office:value-type="float" office:value="0.982287250728689" calcext:value-type="float">
            <text:p>0.982287250728689</text:p>
          </table:table-cell>
          <table:table-cell table:formula="of:=SIN(2*PI()*[.D$94]*([.$A162]-[.D$95]))" office:value-type="float" office:value="-0.481753674101715" calcext:value-type="float">
            <text:p>-0.481753674101715</text:p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SIN(2*PI()*[.B$94]*([.$A163]-[.B$95]))" office:value-type="float" office:value="-0.809016994374947" calcext:value-type="float">
            <text:p>-0.809016994374947</text:p>
          </table:table-cell>
          <table:table-cell table:formula="of:=SIN(2*PI()*[.C$94]*([.$A163]-[.C$95]))" office:value-type="float" office:value="0.951056516295154" calcext:value-type="float">
            <text:p>0.951056516295154</text:p>
          </table:table-cell>
          <table:table-cell table:formula="of:=SIN(2*PI()*[.D$94]*([.$A163]-[.D$95]))" office:value-type="float" office:value="-0.309016994374948" calcext:value-type="float">
            <text:p>-0.309016994374948</text:p>
          </table:table-cell>
          <table:table-cell table:number-columns-repeated="8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SIN(2*PI()*[.B$94]*([.$A164]-[.B$95]))" office:value-type="float" office:value="-0.844327925502015" calcext:value-type="float">
            <text:p>-0.844327925502015</text:p>
          </table:table-cell>
          <table:table-cell table:formula="of:=SIN(2*PI()*[.C$94]*([.$A164]-[.C$95]))" office:value-type="float" office:value="0.904827052466019" calcext:value-type="float">
            <text:p>0.904827052466019</text:p>
          </table:table-cell>
          <table:table-cell table:formula="of:=SIN(2*PI()*[.D$94]*([.$A164]-[.D$95]))" office:value-type="float" office:value="-0.125333233564304" calcext:value-type="float">
            <text:p>-0.125333233564304</text:p>
          </table:table-cell>
          <table:table-cell table:number-columns-repeated="8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SIN(2*PI()*[.B$94]*([.$A165]-[.B$95]))" office:value-type="float" office:value="-0.876306680043864" calcext:value-type="float">
            <text:p>-0.876306680043864</text:p>
          </table:table-cell>
          <table:table-cell table:formula="of:=SIN(2*PI()*[.C$94]*([.$A165]-[.C$95]))" office:value-type="float" office:value="0.844327925502015" calcext:value-type="float">
            <text:p>0.844327925502015</text:p>
          </table:table-cell>
          <table:table-cell table:formula="of:=SIN(2*PI()*[.D$94]*([.$A165]-[.D$95]))" office:value-type="float" office:value="0.0627905195293143" calcext:value-type="float">
            <text:p>0.062790519529314</text:p>
          </table:table-cell>
          <table:table-cell table:number-columns-repeated="8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SIN(2*PI()*[.B$94]*([.$A166]-[.B$95]))" office:value-type="float" office:value="-0.90482705246602" calcext:value-type="float">
            <text:p>-0.90482705246602</text:p>
          </table:table-cell>
          <table:table-cell table:formula="of:=SIN(2*PI()*[.C$94]*([.$A166]-[.C$95]))" office:value-type="float" office:value="0.770513242775789" calcext:value-type="float">
            <text:p>0.770513242775789</text:p>
          </table:table-cell>
          <table:table-cell table:formula="of:=SIN(2*PI()*[.D$94]*([.$A166]-[.D$95]))" office:value-type="float" office:value="0.248689887164855" calcext:value-type="float">
            <text:p>0.248689887164855</text:p>
          </table:table-cell>
          <table:table-cell table:number-columns-repeated="8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SIN(2*PI()*[.B$94]*([.$A167]-[.B$95]))" office:value-type="float" office:value="-0.929776485888251" calcext:value-type="float">
            <text:p>-0.929776485888251</text:p>
          </table:table-cell>
          <table:table-cell table:formula="of:=SIN(2*PI()*[.C$94]*([.$A167]-[.C$95]))" office:value-type="float" office:value="0.684547105928688" calcext:value-type="float">
            <text:p>0.684547105928688</text:p>
          </table:table-cell>
          <table:table-cell table:formula="of:=SIN(2*PI()*[.D$94]*([.$A167]-[.D$95]))" office:value-type="float" office:value="0.425779291565073" calcext:value-type="float">
            <text:p>0.425779291565073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2*PI()*[.B$94]*([.$A168]-[.B$95]))" office:value-type="float" office:value="-0.951056516295153" calcext:value-type="float">
            <text:p>-0.951056516295153</text:p>
          </table:table-cell>
          <table:table-cell table:formula="of:=SIN(2*PI()*[.C$94]*([.$A168]-[.C$95]))" office:value-type="float" office:value="0.587785252292473" calcext:value-type="float">
            <text:p>0.587785252292473</text:p>
          </table:table-cell>
          <table:table-cell table:formula="of:=SIN(2*PI()*[.D$94]*([.$A168]-[.D$95]))" office:value-type="float" office:value="0.587785252292473" calcext:value-type="float">
            <text:p>0.587785252292473</text:p>
          </table:table-cell>
          <table:table-cell table:number-columns-repeated="8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formula="of:=SIN(2*PI()*[.B$94]*([.$A169]-[.B$95]))" office:value-type="float" office:value="-0.968583161128631" calcext:value-type="float">
            <text:p>-0.968583161128631</text:p>
          </table:table-cell>
          <table:table-cell table:formula="of:=SIN(2*PI()*[.C$94]*([.$A169]-[.C$95]))" office:value-type="float" office:value="0.481753674101716" calcext:value-type="float">
            <text:p>0.481753674101716</text:p>
          </table:table-cell>
          <table:table-cell table:formula="of:=SIN(2*PI()*[.D$94]*([.$A169]-[.D$95]))" office:value-type="float" office:value="0.72896862742141" calcext:value-type="float">
            <text:p>0.72896862742141</text:p>
          </table:table-cell>
          <table:table-cell table:number-columns-repeated="8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SIN(2*PI()*[.B$94]*([.$A170]-[.B$95]))" office:value-type="float" office:value="-0.982287250728689" calcext:value-type="float">
            <text:p>-0.982287250728689</text:p>
          </table:table-cell>
          <table:table-cell table:formula="of:=SIN(2*PI()*[.C$94]*([.$A170]-[.C$95]))" office:value-type="float" office:value="0.368124552684678" calcext:value-type="float">
            <text:p>0.368124552684678</text:p>
          </table:table-cell>
          <table:table-cell table:formula="of:=SIN(2*PI()*[.D$94]*([.$A170]-[.D$95]))" office:value-type="float" office:value="0.844327925502015" calcext:value-type="float">
            <text:p>0.844327925502015</text:p>
          </table:table-cell>
          <table:table-cell table:number-columns-repeated="8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formula="of:=SIN(2*PI()*[.B$94]*([.$A171]-[.B$95]))" office:value-type="float" office:value="-0.992114701314478" calcext:value-type="float">
            <text:p>-0.992114701314478</text:p>
          </table:table-cell>
          <table:table-cell table:formula="of:=SIN(2*PI()*[.C$94]*([.$A171]-[.C$95]))" office:value-type="float" office:value="0.248689887164855" calcext:value-type="float">
            <text:p>0.248689887164855</text:p>
          </table:table-cell>
          <table:table-cell table:formula="of:=SIN(2*PI()*[.D$94]*([.$A171]-[.D$95]))" office:value-type="float" office:value="0.929776485888251" calcext:value-type="float">
            <text:p>0.929776485888251</text:p>
          </table:table-cell>
          <table:table-cell table:number-columns-repeated="8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SIN(2*PI()*[.B$94]*([.$A172]-[.B$95]))" office:value-type="float" office:value="-0.998026728428271" calcext:value-type="float">
            <text:p>-0.998026728428271</text:p>
          </table:table-cell>
          <table:table-cell table:formula="of:=SIN(2*PI()*[.C$94]*([.$A172]-[.C$95]))" office:value-type="float" office:value="0.125333233564304" calcext:value-type="float">
            <text:p>0.125333233564304</text:p>
          </table:table-cell>
          <table:table-cell table:formula="of:=SIN(2*PI()*[.D$94]*([.$A172]-[.D$95]))" office:value-type="float" office:value="0.982287250728689" calcext:value-type="float">
            <text:p>0.982287250728689</text:p>
          </table:table-cell>
          <table:table-cell table:number-columns-repeated="8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SIN(2*PI()*[.B$94]*([.$A173]-[.B$95]))" office:value-type="float" office:value="-1" calcext:value-type="float">
            <text:p>-1</text:p>
          </table:table-cell>
          <table:table-cell table:formula="of:=SIN(2*PI()*[.C$94]*([.$A173]-[.C$95]))" office:value-type="float" office:value="3.67394039744206E-016" calcext:value-type="float">
            <text:p>3.67394039744206E-16</text:p>
          </table:table-cell>
          <table:table-cell table:formula="of:=SIN(2*PI()*[.D$94]*([.$A173]-[.D$95]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SIN(2*PI()*[.B$94]*([.$A174]-[.B$95]))" office:value-type="float" office:value="-0.998026728428271" calcext:value-type="float">
            <text:p>-0.998026728428271</text:p>
          </table:table-cell>
          <table:table-cell table:formula="of:=SIN(2*PI()*[.C$94]*([.$A174]-[.C$95]))" office:value-type="float" office:value="-0.125333233564303" calcext:value-type="float">
            <text:p>-0.125333233564303</text:p>
          </table:table-cell>
          <table:table-cell table:formula="of:=SIN(2*PI()*[.D$94]*([.$A174]-[.D$95]))" office:value-type="float" office:value="0.982287250728689" calcext:value-type="float">
            <text:p>0.982287250728689</text:p>
          </table:table-cell>
          <table:table-cell table:number-columns-repeated="8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formula="of:=SIN(2*PI()*[.B$94]*([.$A175]-[.B$95]))" office:value-type="float" office:value="-0.992114701314478" calcext:value-type="float">
            <text:p>-0.992114701314478</text:p>
          </table:table-cell>
          <table:table-cell table:formula="of:=SIN(2*PI()*[.C$94]*([.$A175]-[.C$95]))" office:value-type="float" office:value="-0.248689887164855" calcext:value-type="float">
            <text:p>-0.248689887164855</text:p>
          </table:table-cell>
          <table:table-cell table:formula="of:=SIN(2*PI()*[.D$94]*([.$A175]-[.D$95]))" office:value-type="float" office:value="0.929776485888252" calcext:value-type="float">
            <text:p>0.929776485888252</text:p>
          </table:table-cell>
          <table:table-cell table:number-columns-repeated="8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SIN(2*PI()*[.B$94]*([.$A176]-[.B$95]))" office:value-type="float" office:value="-0.982287250728689" calcext:value-type="float">
            <text:p>-0.982287250728689</text:p>
          </table:table-cell>
          <table:table-cell table:formula="of:=SIN(2*PI()*[.C$94]*([.$A176]-[.C$95]))" office:value-type="float" office:value="-0.368124552684677" calcext:value-type="float">
            <text:p>-0.368124552684677</text:p>
          </table:table-cell>
          <table:table-cell table:formula="of:=SIN(2*PI()*[.D$94]*([.$A176]-[.D$95]))" office:value-type="float" office:value="0.844327925502015" calcext:value-type="float">
            <text:p>0.844327925502015</text:p>
          </table:table-cell>
          <table:table-cell table:number-columns-repeated="8"/>
        </table:table-row>
        <table:table-row table:style-name="ro1">
          <table:table-cell office:value-type="float" office:value="0.79" calcext:value-type="float">
            <text:p>0.79</text:p>
          </table:table-cell>
          <table:table-cell table:formula="of:=SIN(2*PI()*[.B$94]*([.$A177]-[.B$95]))" office:value-type="float" office:value="-0.968583161128631" calcext:value-type="float">
            <text:p>-0.968583161128631</text:p>
          </table:table-cell>
          <table:table-cell table:formula="of:=SIN(2*PI()*[.C$94]*([.$A177]-[.C$95]))" office:value-type="float" office:value="-0.481753674101716" calcext:value-type="float">
            <text:p>-0.481753674101716</text:p>
          </table:table-cell>
          <table:table-cell table:formula="of:=SIN(2*PI()*[.D$94]*([.$A177]-[.D$95]))" office:value-type="float" office:value="0.728968627421411" calcext:value-type="float">
            <text:p>0.728968627421411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2*PI()*[.B$94]*([.$A178]-[.B$95]))" office:value-type="float" office:value="-0.951056516295154" calcext:value-type="float">
            <text:p>-0.951056516295154</text:p>
          </table:table-cell>
          <table:table-cell table:formula="of:=SIN(2*PI()*[.C$94]*([.$A178]-[.C$95]))" office:value-type="float" office:value="-0.587785252292473" calcext:value-type="float">
            <text:p>-0.587785252292473</text:p>
          </table:table-cell>
          <table:table-cell table:formula="of:=SIN(2*PI()*[.D$94]*([.$A178]-[.D$95]))" office:value-type="float" office:value="0.587785252292474" calcext:value-type="float">
            <text:p>0.587785252292474</text:p>
          </table:table-cell>
          <table:table-cell table:number-columns-repeated="8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formula="of:=SIN(2*PI()*[.B$94]*([.$A179]-[.B$95]))" office:value-type="float" office:value="-0.929776485888251" calcext:value-type="float">
            <text:p>-0.929776485888251</text:p>
          </table:table-cell>
          <table:table-cell table:formula="of:=SIN(2*PI()*[.C$94]*([.$A179]-[.C$95]))" office:value-type="float" office:value="-0.684547105928689" calcext:value-type="float">
            <text:p>-0.684547105928689</text:p>
          </table:table-cell>
          <table:table-cell table:formula="of:=SIN(2*PI()*[.D$94]*([.$A179]-[.D$95]))" office:value-type="float" office:value="0.425779291565073" calcext:value-type="float">
            <text:p>0.425779291565073</text:p>
          </table:table-cell>
          <table:table-cell table:number-columns-repeated="8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SIN(2*PI()*[.B$94]*([.$A180]-[.B$95]))" office:value-type="float" office:value="-0.90482705246602" calcext:value-type="float">
            <text:p>-0.90482705246602</text:p>
          </table:table-cell>
          <table:table-cell table:formula="of:=SIN(2*PI()*[.C$94]*([.$A180]-[.C$95]))" office:value-type="float" office:value="-0.770513242775789" calcext:value-type="float">
            <text:p>-0.770513242775789</text:p>
          </table:table-cell>
          <table:table-cell table:formula="of:=SIN(2*PI()*[.D$94]*([.$A180]-[.D$95]))" office:value-type="float" office:value="0.248689887164854" calcext:value-type="float">
            <text:p>0.248689887164854</text:p>
          </table:table-cell>
          <table:table-cell table:number-columns-repeated="8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SIN(2*PI()*[.B$94]*([.$A181]-[.B$95]))" office:value-type="float" office:value="-0.876306680043863" calcext:value-type="float">
            <text:p>-0.876306680043863</text:p>
          </table:table-cell>
          <table:table-cell table:formula="of:=SIN(2*PI()*[.C$94]*([.$A181]-[.C$95]))" office:value-type="float" office:value="-0.844327925502016" calcext:value-type="float">
            <text:p>-0.844327925502016</text:p>
          </table:table-cell>
          <table:table-cell table:formula="of:=SIN(2*PI()*[.D$94]*([.$A181]-[.D$95]))" office:value-type="float" office:value="0.0627905195293119" calcext:value-type="float">
            <text:p>0.062790519529312</text:p>
          </table:table-cell>
          <table:table-cell table:number-columns-repeated="8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SIN(2*PI()*[.B$94]*([.$A182]-[.B$95]))" office:value-type="float" office:value="-0.844327925502015" calcext:value-type="float">
            <text:p>-0.844327925502015</text:p>
          </table:table-cell>
          <table:table-cell table:formula="of:=SIN(2*PI()*[.C$94]*([.$A182]-[.C$95]))" office:value-type="float" office:value="-0.90482705246602" calcext:value-type="float">
            <text:p>-0.90482705246602</text:p>
          </table:table-cell>
          <table:table-cell table:formula="of:=SIN(2*PI()*[.D$94]*([.$A182]-[.D$95]))" office:value-type="float" office:value="-0.125333233564305" calcext:value-type="float">
            <text:p>-0.125333233564305</text:p>
          </table:table-cell>
          <table:table-cell table:number-columns-repeated="8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SIN(2*PI()*[.B$94]*([.$A183]-[.B$95]))" office:value-type="float" office:value="-0.809016994374947" calcext:value-type="float">
            <text:p>-0.809016994374947</text:p>
          </table:table-cell>
          <table:table-cell table:formula="of:=SIN(2*PI()*[.C$94]*([.$A183]-[.C$95]))" office:value-type="float" office:value="-0.951056516295154" calcext:value-type="float">
            <text:p>-0.951056516295154</text:p>
          </table:table-cell>
          <table:table-cell table:formula="of:=SIN(2*PI()*[.D$94]*([.$A183]-[.D$95]))" office:value-type="float" office:value="-0.309016994374948" calcext:value-type="float">
            <text:p>-0.309016994374948</text:p>
          </table:table-cell>
          <table:table-cell table:number-columns-repeated="8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SIN(2*PI()*[.B$94]*([.$A184]-[.B$95]))" office:value-type="float" office:value="-0.77051324277579" calcext:value-type="float">
            <text:p>-0.77051324277579</text:p>
          </table:table-cell>
          <table:table-cell table:formula="of:=SIN(2*PI()*[.C$94]*([.$A184]-[.C$95]))" office:value-type="float" office:value="-0.982287250728689" calcext:value-type="float">
            <text:p>-0.982287250728689</text:p>
          </table:table-cell>
          <table:table-cell table:formula="of:=SIN(2*PI()*[.D$94]*([.$A184]-[.D$95]))" office:value-type="float" office:value="-0.481753674101715" calcext:value-type="float">
            <text:p>-0.481753674101715</text:p>
          </table:table-cell>
          <table:table-cell table:number-columns-repeated="8"/>
        </table:table-row>
        <table:table-row table:style-name="ro1">
          <table:table-cell office:value-type="float" office:value="0.87" calcext:value-type="float">
            <text:p>0.87</text:p>
          </table:table-cell>
          <table:table-cell table:formula="of:=SIN(2*PI()*[.B$94]*([.$A185]-[.B$95]))" office:value-type="float" office:value="-0.728968627421412" calcext:value-type="float">
            <text:p>-0.728968627421412</text:p>
          </table:table-cell>
          <table:table-cell table:formula="of:=SIN(2*PI()*[.C$94]*([.$A185]-[.C$95]))" office:value-type="float" office:value="-0.998026728428271" calcext:value-type="float">
            <text:p>-0.998026728428271</text:p>
          </table:table-cell>
          <table:table-cell table:formula="of:=SIN(2*PI()*[.D$94]*([.$A185]-[.D$95]))" office:value-type="float" office:value="-0.637423989748689" calcext:value-type="float">
            <text:p>-0.637423989748689</text:p>
          </table:table-cell>
          <table:table-cell table:number-columns-repeated="8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SIN(2*PI()*[.B$94]*([.$A186]-[.B$95]))" office:value-type="float" office:value="-0.684547105928689" calcext:value-type="float">
            <text:p>-0.684547105928689</text:p>
          </table:table-cell>
          <table:table-cell table:formula="of:=SIN(2*PI()*[.C$94]*([.$A186]-[.C$95]))" office:value-type="float" office:value="-0.998026728428271" calcext:value-type="float">
            <text:p>-0.998026728428271</text:p>
          </table:table-cell>
          <table:table-cell table:formula="of:=SIN(2*PI()*[.D$94]*([.$A186]-[.D$95]))" office:value-type="float" office:value="-0.770513242775788" calcext:value-type="float">
            <text:p>-0.770513242775788</text:p>
          </table:table-cell>
          <table:table-cell table:number-columns-repeated="8"/>
        </table:table-row>
        <table:table-row table:style-name="ro1">
          <table:table-cell office:value-type="float" office:value="0.89" calcext:value-type="float">
            <text:p>0.89</text:p>
          </table:table-cell>
          <table:table-cell table:formula="of:=SIN(2*PI()*[.B$94]*([.$A187]-[.B$95]))" office:value-type="float" office:value="-0.63742398974869" calcext:value-type="float">
            <text:p>-0.63742398974869</text:p>
          </table:table-cell>
          <table:table-cell table:formula="of:=SIN(2*PI()*[.C$94]*([.$A187]-[.C$95]))" office:value-type="float" office:value="-0.982287250728689" calcext:value-type="float">
            <text:p>-0.982287250728689</text:p>
          </table:table-cell>
          <table:table-cell table:formula="of:=SIN(2*PI()*[.D$94]*([.$A187]-[.D$95]))" office:value-type="float" office:value="-0.876306680043864" calcext:value-type="float">
            <text:p>-0.876306680043864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2*PI()*[.B$94]*([.$A188]-[.B$95]))" office:value-type="float" office:value="-0.587785252292473" calcext:value-type="float">
            <text:p>-0.587785252292473</text:p>
          </table:table-cell>
          <table:table-cell table:formula="of:=SIN(2*PI()*[.C$94]*([.$A188]-[.C$95]))" office:value-type="float" office:value="-0.951056516295154" calcext:value-type="float">
            <text:p>-0.951056516295154</text:p>
          </table:table-cell>
          <table:table-cell table:formula="of:=SIN(2*PI()*[.D$94]*([.$A188]-[.D$95]))" office:value-type="float" office:value="-0.951056516295153" calcext:value-type="float">
            <text:p>-0.951056516295153</text:p>
          </table:table-cell>
          <table:table-cell table:number-columns-repeated="8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SIN(2*PI()*[.B$94]*([.$A189]-[.B$95]))" office:value-type="float" office:value="-0.535826794978996" calcext:value-type="float">
            <text:p>-0.535826794978996</text:p>
          </table:table-cell>
          <table:table-cell table:formula="of:=SIN(2*PI()*[.C$94]*([.$A189]-[.C$95]))" office:value-type="float" office:value="-0.904827052466019" calcext:value-type="float">
            <text:p>-0.904827052466019</text:p>
          </table:table-cell>
          <table:table-cell table:formula="of:=SIN(2*PI()*[.D$94]*([.$A189]-[.D$95]))" office:value-type="float" office:value="-0.992114701314478" calcext:value-type="float">
            <text:p>-0.992114701314478</text:p>
          </table:table-cell>
          <table:table-cell table:number-columns-repeated="8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SIN(2*PI()*[.B$94]*([.$A190]-[.B$95]))" office:value-type="float" office:value="-0.481753674101715" calcext:value-type="float">
            <text:p>-0.481753674101715</text:p>
          </table:table-cell>
          <table:table-cell table:formula="of:=SIN(2*PI()*[.C$94]*([.$A190]-[.C$95]))" office:value-type="float" office:value="-0.844327925502015" calcext:value-type="float">
            <text:p>-0.844327925502015</text:p>
          </table:table-cell>
          <table:table-cell table:formula="of:=SIN(2*PI()*[.D$94]*([.$A190]-[.D$95]))" office:value-type="float" office:value="-0.998026728428271" calcext:value-type="float">
            <text:p>-0.998026728428271</text:p>
          </table:table-cell>
          <table:table-cell table:number-columns-repeated="8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SIN(2*PI()*[.B$94]*([.$A191]-[.B$95]))" office:value-type="float" office:value="-0.425779291565072" calcext:value-type="float">
            <text:p>-0.425779291565072</text:p>
          </table:table-cell>
          <table:table-cell table:formula="of:=SIN(2*PI()*[.C$94]*([.$A191]-[.C$95]))" office:value-type="float" office:value="-0.770513242775789" calcext:value-type="float">
            <text:p>-0.770513242775789</text:p>
          </table:table-cell>
          <table:table-cell table:formula="of:=SIN(2*PI()*[.D$94]*([.$A191]-[.D$95]))" office:value-type="float" office:value="-0.968583161128631" calcext:value-type="float">
            <text:p>-0.968583161128631</text:p>
          </table:table-cell>
          <table:table-cell table:number-columns-repeated="8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SIN(2*PI()*[.B$94]*([.$A192]-[.B$95]))" office:value-type="float" office:value="-0.368124552684678" calcext:value-type="float">
            <text:p>-0.368124552684678</text:p>
          </table:table-cell>
          <table:table-cell table:formula="of:=SIN(2*PI()*[.C$94]*([.$A192]-[.C$95]))" office:value-type="float" office:value="-0.684547105928688" calcext:value-type="float">
            <text:p>-0.684547105928688</text:p>
          </table:table-cell>
          <table:table-cell table:formula="of:=SIN(2*PI()*[.D$94]*([.$A192]-[.D$95]))" office:value-type="float" office:value="-0.904827052466019" calcext:value-type="float">
            <text:p>-0.904827052466019</text:p>
          </table:table-cell>
          <table:table-cell table:number-columns-repeated="8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SIN(2*PI()*[.B$94]*([.$A193]-[.B$95]))" office:value-type="float" office:value="-0.309016994374948" calcext:value-type="float">
            <text:p>-0.309016994374948</text:p>
          </table:table-cell>
          <table:table-cell table:formula="of:=SIN(2*PI()*[.C$94]*([.$A193]-[.C$95]))" office:value-type="float" office:value="-0.587785252292473" calcext:value-type="float">
            <text:p>-0.587785252292473</text:p>
          </table:table-cell>
          <table:table-cell table:formula="of:=SIN(2*PI()*[.D$94]*([.$A193]-[.D$95]))" office:value-type="float" office:value="-0.809016994374947" calcext:value-type="float">
            <text:p>-0.809016994374947</text:p>
          </table:table-cell>
          <table:table-cell table:number-columns-repeated="8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SIN(2*PI()*[.B$94]*([.$A194]-[.B$95]))" office:value-type="float" office:value="-0.248689887164854" calcext:value-type="float">
            <text:p>-0.248689887164854</text:p>
          </table:table-cell>
          <table:table-cell table:formula="of:=SIN(2*PI()*[.C$94]*([.$A194]-[.C$95]))" office:value-type="float" office:value="-0.481753674101715" calcext:value-type="float">
            <text:p>-0.481753674101715</text:p>
          </table:table-cell>
          <table:table-cell table:formula="of:=SIN(2*PI()*[.D$94]*([.$A194]-[.D$95]))" office:value-type="float" office:value="-0.684547105928689" calcext:value-type="float">
            <text:p>-0.684547105928689</text:p>
          </table:table-cell>
          <table:table-cell table:number-columns-repeated="8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SIN(2*PI()*[.B$94]*([.$A195]-[.B$95]))" office:value-type="float" office:value="-0.187381314585725" calcext:value-type="float">
            <text:p>-0.187381314585725</text:p>
          </table:table-cell>
          <table:table-cell table:formula="of:=SIN(2*PI()*[.C$94]*([.$A195]-[.C$95]))" office:value-type="float" office:value="-0.368124552684678" calcext:value-type="float">
            <text:p>-0.368124552684678</text:p>
          </table:table-cell>
          <table:table-cell table:formula="of:=SIN(2*PI()*[.D$94]*([.$A195]-[.D$95]))" office:value-type="float" office:value="-0.535826794978995" calcext:value-type="float">
            <text:p>-0.535826794978995</text:p>
          </table:table-cell>
          <table:table-cell table:number-columns-repeated="8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SIN(2*PI()*[.B$94]*([.$A196]-[.B$95]))" office:value-type="float" office:value="-0.125333233564304" calcext:value-type="float">
            <text:p>-0.125333233564304</text:p>
          </table:table-cell>
          <table:table-cell table:formula="of:=SIN(2*PI()*[.C$94]*([.$A196]-[.C$95]))" office:value-type="float" office:value="-0.248689887164854" calcext:value-type="float">
            <text:p>-0.248689887164854</text:p>
          </table:table-cell>
          <table:table-cell table:formula="of:=SIN(2*PI()*[.D$94]*([.$A196]-[.D$95]))" office:value-type="float" office:value="-0.368124552684677" calcext:value-type="float">
            <text:p>-0.368124552684677</text:p>
          </table:table-cell>
          <table:table-cell table:number-columns-repeated="8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SIN(2*PI()*[.B$94]*([.$A197]-[.B$95]))" office:value-type="float" office:value="-0.0627905195293133" calcext:value-type="float">
            <text:p>-0.062790519529313</text:p>
          </table:table-cell>
          <table:table-cell table:formula="of:=SIN(2*PI()*[.C$94]*([.$A197]-[.C$95]))" office:value-type="float" office:value="-0.125333233564304" calcext:value-type="float">
            <text:p>-0.125333233564304</text:p>
          </table:table-cell>
          <table:table-cell table:formula="of:=SIN(2*PI()*[.D$94]*([.$A197]-[.D$95]))" office:value-type="float" office:value="-0.187381314585724" calcext:value-type="float">
            <text:p>-0.18738131458572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B$94]*([.$A198]-[.B$95]))" office:value-type="float" office:value="-2.44929359829471E-016" calcext:value-type="float">
            <text:p>-2.44929359829471E-16</text:p>
          </table:table-cell>
          <table:table-cell table:formula="of:=SIN(2*PI()*[.C$94]*([.$A198]-[.C$95]))" office:value-type="float" office:value="-4.89858719658941E-016" calcext:value-type="float">
            <text:p>-4.89858719658941E-16</text:p>
          </table:table-cell>
          <table:table-cell table:formula="of:=SIN(2*PI()*[.D$94]*([.$A198]-[.D$95]))" office:value-type="float" office:value="-7.34788079488412E-016" calcext:value-type="float">
            <text:p>-7.34788079488412E-16</text:p>
          </table:table-cell>
          <table:table-cell table:number-columns-repeated="8"/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SIN(2*PI()*[.B$94]*([.$A199]-[.B$95]))" office:value-type="float" office:value="0.0627905195293128" calcext:value-type="float">
            <text:p>0.062790519529313</text:p>
          </table:table-cell>
          <table:table-cell table:formula="of:=SIN(2*PI()*[.C$94]*([.$A199]-[.C$95]))" office:value-type="float" office:value="0.125333233564303" calcext:value-type="float">
            <text:p>0.125333233564303</text:p>
          </table:table-cell>
          <table:table-cell table:formula="of:=SIN(2*PI()*[.D$94]*([.$A199]-[.D$95]))" office:value-type="float" office:value="0.187381314585723" calcext:value-type="float">
            <text:p>0.187381314585723</text:p>
          </table:table-cell>
          <table:table-cell table:number-columns-repeated="8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SIN(2*PI()*[.B$94]*([.$A200]-[.B$95]))" office:value-type="float" office:value="0.125333233564304" calcext:value-type="float">
            <text:p>0.125333233564304</text:p>
          </table:table-cell>
          <table:table-cell table:formula="of:=SIN(2*PI()*[.C$94]*([.$A200]-[.C$95]))" office:value-type="float" office:value="0.248689887164855" calcext:value-type="float">
            <text:p>0.248689887164855</text:p>
          </table:table-cell>
          <table:table-cell table:formula="of:=SIN(2*PI()*[.D$94]*([.$A200]-[.D$95]))" office:value-type="float" office:value="0.368124552684679" calcext:value-type="float">
            <text:p>0.368124552684679</text:p>
          </table:table-cell>
          <table:table-cell table:number-columns-repeated="8"/>
        </table:table-row>
        <table:table-row table:style-name="ro1">
          <table:table-cell office:value-type="float" office:value="1.03" calcext:value-type="float">
            <text:p>1.03</text:p>
          </table:table-cell>
          <table:table-cell table:formula="of:=SIN(2*PI()*[.B$94]*([.$A201]-[.B$95]))" office:value-type="float" office:value="0.187381314585724" calcext:value-type="float">
            <text:p>0.187381314585724</text:p>
          </table:table-cell>
          <table:table-cell table:formula="of:=SIN(2*PI()*[.C$94]*([.$A201]-[.C$95]))" office:value-type="float" office:value="0.368124552684677" calcext:value-type="float">
            <text:p>0.368124552684677</text:p>
          </table:table-cell>
          <table:table-cell table:formula="of:=SIN(2*PI()*[.D$94]*([.$A201]-[.D$95]))" office:value-type="float" office:value="0.535826794978996" calcext:value-type="float">
            <text:p>0.535826794978996</text:p>
          </table:table-cell>
          <table:table-cell table:number-columns-repeated="8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SIN(2*PI()*[.B$94]*([.$A202]-[.B$95]))" office:value-type="float" office:value="0.248689887164855" calcext:value-type="float">
            <text:p>0.248689887164855</text:p>
          </table:table-cell>
          <table:table-cell table:formula="of:=SIN(2*PI()*[.C$94]*([.$A202]-[.C$95]))" office:value-type="float" office:value="0.481753674101715" calcext:value-type="float">
            <text:p>0.481753674101715</text:p>
          </table:table-cell>
          <table:table-cell table:formula="of:=SIN(2*PI()*[.D$94]*([.$A202]-[.D$95]))" office:value-type="float" office:value="0.684547105928688" calcext:value-type="float">
            <text:p>0.684547105928688</text:p>
          </table:table-cell>
          <table:table-cell table:number-columns-repeated="8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SIN(2*PI()*[.B$94]*([.$A203]-[.B$95]))" office:value-type="float" office:value="0.309016994374947" calcext:value-type="float">
            <text:p>0.309016994374947</text:p>
          </table:table-cell>
          <table:table-cell table:formula="of:=SIN(2*PI()*[.C$94]*([.$A203]-[.C$95]))" office:value-type="float" office:value="0.587785252292473" calcext:value-type="float">
            <text:p>0.587785252292473</text:p>
          </table:table-cell>
          <table:table-cell table:formula="of:=SIN(2*PI()*[.D$94]*([.$A203]-[.D$95]))" office:value-type="float" office:value="0.809016994374948" calcext:value-type="float">
            <text:p>0.809016994374948</text:p>
          </table:table-cell>
          <table:table-cell table:number-columns-repeated="8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SIN(2*PI()*[.B$94]*([.$A204]-[.B$95]))" office:value-type="float" office:value="0.368124552684678" calcext:value-type="float">
            <text:p>0.368124552684678</text:p>
          </table:table-cell>
          <table:table-cell table:formula="of:=SIN(2*PI()*[.C$94]*([.$A204]-[.C$95]))" office:value-type="float" office:value="0.684547105928689" calcext:value-type="float">
            <text:p>0.684547105928689</text:p>
          </table:table-cell>
          <table:table-cell table:formula="of:=SIN(2*PI()*[.D$94]*([.$A204]-[.D$95]))" office:value-type="float" office:value="0.90482705246602" calcext:value-type="float">
            <text:p>0.90482705246602</text:p>
          </table:table-cell>
          <table:table-cell table:number-columns-repeated="8"/>
        </table:table-row>
        <table:table-row table:style-name="ro1">
          <table:table-cell office:value-type="float" office:value="1.07" calcext:value-type="float">
            <text:p>1.07</text:p>
          </table:table-cell>
          <table:table-cell table:formula="of:=SIN(2*PI()*[.B$94]*([.$A205]-[.B$95]))" office:value-type="float" office:value="0.425779291565073" calcext:value-type="float">
            <text:p>0.425779291565073</text:p>
          </table:table-cell>
          <table:table-cell table:formula="of:=SIN(2*PI()*[.C$94]*([.$A205]-[.C$95]))" office:value-type="float" office:value="0.770513242775789" calcext:value-type="float">
            <text:p>0.770513242775789</text:p>
          </table:table-cell>
          <table:table-cell table:formula="of:=SIN(2*PI()*[.D$94]*([.$A205]-[.D$95]))" office:value-type="float" office:value="0.968583161128631" calcext:value-type="float">
            <text:p>0.968583161128631</text:p>
          </table:table-cell>
          <table:table-cell table:number-columns-repeated="8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SIN(2*PI()*[.B$94]*([.$A206]-[.B$95]))" office:value-type="float" office:value="0.481753674101716" calcext:value-type="float">
            <text:p>0.481753674101716</text:p>
          </table:table-cell>
          <table:table-cell table:formula="of:=SIN(2*PI()*[.C$94]*([.$A206]-[.C$95]))" office:value-type="float" office:value="0.844327925502016" calcext:value-type="float">
            <text:p>0.844327925502016</text:p>
          </table:table-cell>
          <table:table-cell table:formula="of:=SIN(2*PI()*[.D$94]*([.$A206]-[.D$95]))" office:value-type="float" office:value="0.998026728428272" calcext:value-type="float">
            <text:p>0.998026728428272</text:p>
          </table:table-cell>
          <table:table-cell table:number-columns-repeated="8"/>
        </table:table-row>
        <table:table-row table:style-name="ro1">
          <table:table-cell office:value-type="float" office:value="1.09" calcext:value-type="float">
            <text:p>1.09</text:p>
          </table:table-cell>
          <table:table-cell table:formula="of:=SIN(2*PI()*[.B$94]*([.$A207]-[.B$95]))" office:value-type="float" office:value="0.535826794978997" calcext:value-type="float">
            <text:p>0.535826794978997</text:p>
          </table:table-cell>
          <table:table-cell table:formula="of:=SIN(2*PI()*[.C$94]*([.$A207]-[.C$95]))" office:value-type="float" office:value="0.90482705246602" calcext:value-type="float">
            <text:p>0.90482705246602</text:p>
          </table:table-cell>
          <table:table-cell table:formula="of:=SIN(2*PI()*[.D$94]*([.$A207]-[.D$95]))" office:value-type="float" office:value="0.992114701314478" calcext:value-type="float">
            <text:p>0.992114701314478</text:p>
          </table:table-cell>
          <table:table-cell table:number-columns-repeated="8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SIN(2*PI()*[.B$94]*([.$A208]-[.B$95]))" office:value-type="float" office:value="0.587785252292474" calcext:value-type="float">
            <text:p>0.587785252292474</text:p>
          </table:table-cell>
          <table:table-cell table:formula="of:=SIN(2*PI()*[.C$94]*([.$A208]-[.C$95]))" office:value-type="float" office:value="0.951056516295154" calcext:value-type="float">
            <text:p>0.951056516295154</text:p>
          </table:table-cell>
          <table:table-cell table:formula="of:=SIN(2*PI()*[.D$94]*([.$A208]-[.D$95]))" office:value-type="float" office:value="0.951056516295154" calcext:value-type="float">
            <text:p>0.951056516295154</text:p>
          </table:table-cell>
          <table:table-cell table:number-columns-repeated="8"/>
        </table:table-row>
        <table:table-row table:style-name="ro1">
          <table:table-cell office:value-type="float" office:value="1.11" calcext:value-type="float">
            <text:p>1.11</text:p>
          </table:table-cell>
          <table:table-cell table:formula="of:=SIN(2*PI()*[.B$94]*([.$A209]-[.B$95]))" office:value-type="float" office:value="0.63742398974869" calcext:value-type="float">
            <text:p>0.63742398974869</text:p>
          </table:table-cell>
          <table:table-cell table:formula="of:=SIN(2*PI()*[.C$94]*([.$A209]-[.C$95]))" office:value-type="float" office:value="0.982287250728689" calcext:value-type="float">
            <text:p>0.982287250728689</text:p>
          </table:table-cell>
          <table:table-cell table:formula="of:=SIN(2*PI()*[.D$94]*([.$A209]-[.D$95]))" office:value-type="float" office:value="0.876306680043863" calcext:value-type="float">
            <text:p>0.876306680043863</text:p>
          </table:table-cell>
          <table:table-cell table:number-columns-repeated="8"/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SIN(2*PI()*[.B$94]*([.$A210]-[.B$95]))" office:value-type="float" office:value="0.684547105928689" calcext:value-type="float">
            <text:p>0.684547105928689</text:p>
          </table:table-cell>
          <table:table-cell table:formula="of:=SIN(2*PI()*[.C$94]*([.$A210]-[.C$95]))" office:value-type="float" office:value="0.998026728428272" calcext:value-type="float">
            <text:p>0.998026728428272</text:p>
          </table:table-cell>
          <table:table-cell table:formula="of:=SIN(2*PI()*[.D$94]*([.$A210]-[.D$95]))" office:value-type="float" office:value="0.770513242775789" calcext:value-type="float">
            <text:p>0.770513242775789</text:p>
          </table:table-cell>
          <table:table-cell table:number-columns-repeated="8"/>
        </table:table-row>
        <table:table-row table:style-name="ro1">
          <table:table-cell office:value-type="float" office:value="1.13" calcext:value-type="float">
            <text:p>1.13</text:p>
          </table:table-cell>
          <table:table-cell table:formula="of:=SIN(2*PI()*[.B$94]*([.$A211]-[.B$95]))" office:value-type="float" office:value="0.728968627421411" calcext:value-type="float">
            <text:p>0.728968627421411</text:p>
          </table:table-cell>
          <table:table-cell table:formula="of:=SIN(2*PI()*[.C$94]*([.$A211]-[.C$95]))" office:value-type="float" office:value="0.998026728428272" calcext:value-type="float">
            <text:p>0.998026728428272</text:p>
          </table:table-cell>
          <table:table-cell table:formula="of:=SIN(2*PI()*[.D$94]*([.$A211]-[.D$95]))" office:value-type="float" office:value="0.637423989748693" calcext:value-type="float">
            <text:p>0.637423989748693</text:p>
          </table:table-cell>
          <table:table-cell table:number-columns-repeated="8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SIN(2*PI()*[.B$94]*([.$A212]-[.B$95]))" office:value-type="float" office:value="0.770513242775789" calcext:value-type="float">
            <text:p>0.770513242775789</text:p>
          </table:table-cell>
          <table:table-cell table:formula="of:=SIN(2*PI()*[.C$94]*([.$A212]-[.C$95]))" office:value-type="float" office:value="0.982287250728689" calcext:value-type="float">
            <text:p>0.982287250728689</text:p>
          </table:table-cell>
          <table:table-cell table:formula="of:=SIN(2*PI()*[.D$94]*([.$A212]-[.D$95]))" office:value-type="float" office:value="0.481753674101713" calcext:value-type="float">
            <text:p>0.481753674101713</text:p>
          </table:table-cell>
          <table:table-cell table:number-columns-repeated="8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SIN(2*PI()*[.B$94]*([.$A213]-[.B$95]))" office:value-type="float" office:value="0.809016994374947" calcext:value-type="float">
            <text:p>0.809016994374947</text:p>
          </table:table-cell>
          <table:table-cell table:formula="of:=SIN(2*PI()*[.C$94]*([.$A213]-[.C$95]))" office:value-type="float" office:value="0.951056516295154" calcext:value-type="float">
            <text:p>0.951056516295154</text:p>
          </table:table-cell>
          <table:table-cell table:formula="of:=SIN(2*PI()*[.D$94]*([.$A213]-[.D$95]))" office:value-type="float" office:value="0.30901699437495" calcext:value-type="float">
            <text:p>0.30901699437495</text:p>
          </table:table-cell>
          <table:table-cell table:number-columns-repeated="8"/>
        </table:table-row>
        <table:table-row table:style-name="ro1">
          <table:table-cell office:value-type="float" office:value="1.16" calcext:value-type="float">
            <text:p>1.16</text:p>
          </table:table-cell>
          <table:table-cell table:formula="of:=SIN(2*PI()*[.B$94]*([.$A214]-[.B$95]))" office:value-type="float" office:value="0.844327925502015" calcext:value-type="float">
            <text:p>0.844327925502015</text:p>
          </table:table-cell>
          <table:table-cell table:formula="of:=SIN(2*PI()*[.C$94]*([.$A214]-[.C$95]))" office:value-type="float" office:value="0.904827052466019" calcext:value-type="float">
            <text:p>0.904827052466019</text:p>
          </table:table-cell>
          <table:table-cell table:formula="of:=SIN(2*PI()*[.D$94]*([.$A214]-[.D$95]))" office:value-type="float" office:value="0.125333233564301" calcext:value-type="float">
            <text:p>0.125333233564301</text:p>
          </table:table-cell>
          <table:table-cell table:number-columns-repeated="8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SIN(2*PI()*[.B$94]*([.$A215]-[.B$95]))" office:value-type="float" office:value="0.876306680043863" calcext:value-type="float">
            <text:p>0.876306680043863</text:p>
          </table:table-cell>
          <table:table-cell table:formula="of:=SIN(2*PI()*[.C$94]*([.$A215]-[.C$95]))" office:value-type="float" office:value="0.844327925502016" calcext:value-type="float">
            <text:p>0.844327925502016</text:p>
          </table:table-cell>
          <table:table-cell table:formula="of:=SIN(2*PI()*[.D$94]*([.$A215]-[.D$95]))" office:value-type="float" office:value="-0.0627905195293122" calcext:value-type="float">
            <text:p>-0.062790519529312</text:p>
          </table:table-cell>
          <table:table-cell table:number-columns-repeated="8"/>
        </table:table-row>
        <table:table-row table:style-name="ro1">
          <table:table-cell office:value-type="float" office:value="1.18" calcext:value-type="float">
            <text:p>1.18</text:p>
          </table:table-cell>
          <table:table-cell table:formula="of:=SIN(2*PI()*[.B$94]*([.$A216]-[.B$95]))" office:value-type="float" office:value="0.90482705246602" calcext:value-type="float">
            <text:p>0.90482705246602</text:p>
          </table:table-cell>
          <table:table-cell table:formula="of:=SIN(2*PI()*[.C$94]*([.$A216]-[.C$95]))" office:value-type="float" office:value="0.770513242775789" calcext:value-type="float">
            <text:p>0.770513242775789</text:p>
          </table:table-cell>
          <table:table-cell table:formula="of:=SIN(2*PI()*[.D$94]*([.$A216]-[.D$95]))" office:value-type="float" office:value="-0.248689887164856" calcext:value-type="float">
            <text:p>-0.248689887164856</text:p>
          </table:table-cell>
          <table:table-cell table:number-columns-repeated="8"/>
        </table:table-row>
        <table:table-row table:style-name="ro1">
          <table:table-cell office:value-type="float" office:value="1.19" calcext:value-type="float">
            <text:p>1.19</text:p>
          </table:table-cell>
          <table:table-cell table:formula="of:=SIN(2*PI()*[.B$94]*([.$A217]-[.B$95]))" office:value-type="float" office:value="0.929776485888251" calcext:value-type="float">
            <text:p>0.929776485888251</text:p>
          </table:table-cell>
          <table:table-cell table:formula="of:=SIN(2*PI()*[.C$94]*([.$A217]-[.C$95]))" office:value-type="float" office:value="0.68454710592869" calcext:value-type="float">
            <text:p>0.68454710592869</text:p>
          </table:table-cell>
          <table:table-cell table:formula="of:=SIN(2*PI()*[.D$94]*([.$A217]-[.D$95]))" office:value-type="float" office:value="-0.42577929156507" calcext:value-type="float">
            <text:p>-0.42577929156507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SIN(2*PI()*[.B$94]*([.$A218]-[.B$95]))" office:value-type="float" office:value="0.951056516295154" calcext:value-type="float">
            <text:p>0.951056516295154</text:p>
          </table:table-cell>
          <table:table-cell table:formula="of:=SIN(2*PI()*[.C$94]*([.$A218]-[.C$95]))" office:value-type="float" office:value="0.587785252292472" calcext:value-type="float">
            <text:p>0.587785252292472</text:p>
          </table:table-cell>
          <table:table-cell table:formula="of:=SIN(2*PI()*[.D$94]*([.$A218]-[.D$95]))" office:value-type="float" office:value="-0.587785252292475" calcext:value-type="float">
            <text:p>-0.587785252292475</text:p>
          </table:table-cell>
          <table:table-cell table:number-columns-repeated="8"/>
        </table:table-row>
        <table:table-row table:style-name="ro1">
          <table:table-cell office:value-type="float" office:value="1.21" calcext:value-type="float">
            <text:p>1.21</text:p>
          </table:table-cell>
          <table:table-cell table:formula="of:=SIN(2*PI()*[.B$94]*([.$A219]-[.B$95]))" office:value-type="float" office:value="0.968583161128631" calcext:value-type="float">
            <text:p>0.968583161128631</text:p>
          </table:table-cell>
          <table:table-cell table:formula="of:=SIN(2*PI()*[.C$94]*([.$A219]-[.C$95]))" office:value-type="float" office:value="0.481753674101716" calcext:value-type="float">
            <text:p>0.481753674101716</text:p>
          </table:table-cell>
          <table:table-cell table:formula="of:=SIN(2*PI()*[.D$94]*([.$A219]-[.D$95]))" office:value-type="float" office:value="-0.72896862742141" calcext:value-type="float">
            <text:p>-0.72896862742141</text:p>
          </table:table-cell>
          <table:table-cell table:number-columns-repeated="8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formula="of:=SIN(2*PI()*[.B$94]*([.$A220]-[.B$95]))" office:value-type="float" office:value="0.982287250728689" calcext:value-type="float">
            <text:p>0.982287250728689</text:p>
          </table:table-cell>
          <table:table-cell table:formula="of:=SIN(2*PI()*[.C$94]*([.$A220]-[.C$95]))" office:value-type="float" office:value="0.368124552684676" calcext:value-type="float">
            <text:p>0.368124552684676</text:p>
          </table:table-cell>
          <table:table-cell table:formula="of:=SIN(2*PI()*[.D$94]*([.$A220]-[.D$95]))" office:value-type="float" office:value="-0.844327925502017" calcext:value-type="float">
            <text:p>-0.844327925502017</text:p>
          </table:table-cell>
          <table:table-cell table:number-columns-repeated="8"/>
        </table:table-row>
        <table:table-row table:style-name="ro1">
          <table:table-cell office:value-type="float" office:value="1.23" calcext:value-type="float">
            <text:p>1.23</text:p>
          </table:table-cell>
          <table:table-cell table:formula="of:=SIN(2*PI()*[.B$94]*([.$A221]-[.B$95]))" office:value-type="float" office:value="0.992114701314478" calcext:value-type="float">
            <text:p>0.992114701314478</text:p>
          </table:table-cell>
          <table:table-cell table:formula="of:=SIN(2*PI()*[.C$94]*([.$A221]-[.C$95]))" office:value-type="float" office:value="0.248689887164856" calcext:value-type="float">
            <text:p>0.248689887164856</text:p>
          </table:table-cell>
          <table:table-cell table:formula="of:=SIN(2*PI()*[.D$94]*([.$A221]-[.D$95]))" office:value-type="float" office:value="-0.929776485888251" calcext:value-type="float">
            <text:p>-0.929776485888251</text:p>
          </table:table-cell>
          <table:table-cell table:number-columns-repeated="8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SIN(2*PI()*[.B$94]*([.$A222]-[.B$95]))" office:value-type="float" office:value="0.998026728428271" calcext:value-type="float">
            <text:p>0.998026728428271</text:p>
          </table:table-cell>
          <table:table-cell table:formula="of:=SIN(2*PI()*[.C$94]*([.$A222]-[.C$95]))" office:value-type="float" office:value="0.125333233564304" calcext:value-type="float">
            <text:p>0.125333233564304</text:p>
          </table:table-cell>
          <table:table-cell table:formula="of:=SIN(2*PI()*[.D$94]*([.$A222]-[.D$95]))" office:value-type="float" office:value="-0.982287250728688" calcext:value-type="float">
            <text:p>-0.982287250728688</text:p>
          </table:table-cell>
          <table:table-cell table:number-columns-repeated="8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SIN(2*PI()*[.B$94]*([.$A223]-[.B$95]))" office:value-type="float" office:value="1" calcext:value-type="float">
            <text:p>1</text:p>
          </table:table-cell>
          <table:table-cell table:formula="of:=SIN(2*PI()*[.C$94]*([.$A223]-[.C$95]))" office:value-type="float" office:value="6.12323399573677E-016" calcext:value-type="float">
            <text:p>6.12323399573677E-16</text:p>
          </table:table-cell>
          <table:table-cell table:formula="of:=SIN(2*PI()*[.D$94]*([.$A223]-[.D$95])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SIN(2*PI()*[.B$94]*([.$A224]-[.B$95]))" office:value-type="float" office:value="0.998026728428271" calcext:value-type="float">
            <text:p>0.998026728428271</text:p>
          </table:table-cell>
          <table:table-cell table:formula="of:=SIN(2*PI()*[.C$94]*([.$A224]-[.C$95]))" office:value-type="float" office:value="-0.125333233564303" calcext:value-type="float">
            <text:p>-0.125333233564303</text:p>
          </table:table-cell>
          <table:table-cell table:formula="of:=SIN(2*PI()*[.D$94]*([.$A224]-[.D$95]))" office:value-type="float" office:value="-0.982287250728689" calcext:value-type="float">
            <text:p>-0.982287250728689</text:p>
          </table:table-cell>
          <table:table-cell table:number-columns-repeated="8"/>
        </table:table-row>
        <table:table-row table:style-name="ro1">
          <table:table-cell office:value-type="float" office:value="1.27" calcext:value-type="float">
            <text:p>1.27</text:p>
          </table:table-cell>
          <table:table-cell table:formula="of:=SIN(2*PI()*[.B$94]*([.$A225]-[.B$95]))" office:value-type="float" office:value="0.992114701314478" calcext:value-type="float">
            <text:p>0.992114701314478</text:p>
          </table:table-cell>
          <table:table-cell table:formula="of:=SIN(2*PI()*[.C$94]*([.$A225]-[.C$95]))" office:value-type="float" office:value="-0.248689887164854" calcext:value-type="float">
            <text:p>-0.248689887164854</text:p>
          </table:table-cell>
          <table:table-cell table:formula="of:=SIN(2*PI()*[.D$94]*([.$A225]-[.D$95]))" office:value-type="float" office:value="-0.929776485888252" calcext:value-type="float">
            <text:p>-0.929776485888252</text:p>
          </table:table-cell>
          <table:table-cell table:number-columns-repeated="8"/>
        </table:table-row>
        <table:table-row table:style-name="ro1">
          <table:table-cell office:value-type="float" office:value="1.28" calcext:value-type="float">
            <text:p>1.28</text:p>
          </table:table-cell>
          <table:table-cell table:formula="of:=SIN(2*PI()*[.B$94]*([.$A226]-[.B$95]))" office:value-type="float" office:value="0.982287250728689" calcext:value-type="float">
            <text:p>0.982287250728689</text:p>
          </table:table-cell>
          <table:table-cell table:formula="of:=SIN(2*PI()*[.C$94]*([.$A226]-[.C$95]))" office:value-type="float" office:value="-0.368124552684679" calcext:value-type="float">
            <text:p>-0.368124552684679</text:p>
          </table:table-cell>
          <table:table-cell table:formula="of:=SIN(2*PI()*[.D$94]*([.$A226]-[.D$95]))" office:value-type="float" office:value="-0.844327925502014" calcext:value-type="float">
            <text:p>-0.844327925502014</text:p>
          </table:table-cell>
          <table:table-cell table:number-columns-repeated="8"/>
        </table:table-row>
        <table:table-row table:style-name="ro1">
          <table:table-cell office:value-type="float" office:value="1.29" calcext:value-type="float">
            <text:p>1.29</text:p>
          </table:table-cell>
          <table:table-cell table:formula="of:=SIN(2*PI()*[.B$94]*([.$A227]-[.B$95]))" office:value-type="float" office:value="0.968583161128631" calcext:value-type="float">
            <text:p>0.968583161128631</text:p>
          </table:table-cell>
          <table:table-cell table:formula="of:=SIN(2*PI()*[.C$94]*([.$A227]-[.C$95]))" office:value-type="float" office:value="-0.481753674101715" calcext:value-type="float">
            <text:p>-0.481753674101715</text:p>
          </table:table-cell>
          <table:table-cell table:formula="of:=SIN(2*PI()*[.D$94]*([.$A227]-[.D$95]))" office:value-type="float" office:value="-0.728968627421411" calcext:value-type="float">
            <text:p>-0.728968627421411</text:p>
          </table:table-cell>
          <table:table-cell table:number-columns-repeated="8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SIN(2*PI()*[.B$94]*([.$A228]-[.B$95]))" office:value-type="float" office:value="0.951056516295154" calcext:value-type="float">
            <text:p>0.951056516295154</text:p>
          </table:table-cell>
          <table:table-cell table:formula="of:=SIN(2*PI()*[.C$94]*([.$A228]-[.C$95]))" office:value-type="float" office:value="-0.587785252292473" calcext:value-type="float">
            <text:p>-0.587785252292473</text:p>
          </table:table-cell>
          <table:table-cell table:formula="of:=SIN(2*PI()*[.D$94]*([.$A228]-[.D$95]))" office:value-type="float" office:value="-0.587785252292474" calcext:value-type="float">
            <text:p>-0.587785252292474</text:p>
          </table:table-cell>
          <table:table-cell table:number-columns-repeated="8"/>
        </table:table-row>
        <table:table-row table:style-name="ro1">
          <table:table-cell office:value-type="float" office:value="1.31" calcext:value-type="float">
            <text:p>1.31</text:p>
          </table:table-cell>
          <table:table-cell table:formula="of:=SIN(2*PI()*[.B$94]*([.$A229]-[.B$95]))" office:value-type="float" office:value="0.929776485888252" calcext:value-type="float">
            <text:p>0.929776485888252</text:p>
          </table:table-cell>
          <table:table-cell table:formula="of:=SIN(2*PI()*[.C$94]*([.$A229]-[.C$95]))" office:value-type="float" office:value="-0.684547105928688" calcext:value-type="float">
            <text:p>-0.684547105928688</text:p>
          </table:table-cell>
          <table:table-cell table:formula="of:=SIN(2*PI()*[.D$94]*([.$A229]-[.D$95]))" office:value-type="float" office:value="-0.425779291565071" calcext:value-type="float">
            <text:p>-0.425779291565071</text:p>
          </table:table-cell>
          <table:table-cell table:number-columns-repeated="8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formula="of:=SIN(2*PI()*[.B$94]*([.$A230]-[.B$95]))" office:value-type="float" office:value="0.904827052466019" calcext:value-type="float">
            <text:p>0.904827052466019</text:p>
          </table:table-cell>
          <table:table-cell table:formula="of:=SIN(2*PI()*[.C$94]*([.$A230]-[.C$95]))" office:value-type="float" office:value="-0.77051324277579" calcext:value-type="float">
            <text:p>-0.77051324277579</text:p>
          </table:table-cell>
          <table:table-cell table:formula="of:=SIN(2*PI()*[.D$94]*([.$A230]-[.D$95]))" office:value-type="float" office:value="-0.248689887164854" calcext:value-type="float">
            <text:p>-0.248689887164854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.33</text:p>
          </table:table-cell>
          <table:table-cell table:formula="of:=SIN(2*PI()*[.B$94]*([.$A231]-[.B$95]))" office:value-type="float" office:value="0.876306680043863" calcext:value-type="float">
            <text:p>0.876306680043863</text:p>
          </table:table-cell>
          <table:table-cell table:formula="of:=SIN(2*PI()*[.C$94]*([.$A231]-[.C$95]))" office:value-type="float" office:value="-0.844327925502016" calcext:value-type="float">
            <text:p>-0.844327925502016</text:p>
          </table:table-cell>
          <table:table-cell table:formula="of:=SIN(2*PI()*[.D$94]*([.$A231]-[.D$95]))" office:value-type="float" office:value="-0.062790519529314" calcext:value-type="float">
            <text:p>-0.062790519529314</text:p>
          </table:table-cell>
          <table:table-cell table:number-columns-repeated="8"/>
        </table:table-row>
        <table:table-row table:style-name="ro1">
          <table:table-cell office:value-type="float" office:value="1.34" calcext:value-type="float">
            <text:p>1.34</text:p>
          </table:table-cell>
          <table:table-cell table:formula="of:=SIN(2*PI()*[.B$94]*([.$A232]-[.B$95]))" office:value-type="float" office:value="0.844327925502015" calcext:value-type="float">
            <text:p>0.844327925502015</text:p>
          </table:table-cell>
          <table:table-cell table:formula="of:=SIN(2*PI()*[.C$94]*([.$A232]-[.C$95]))" office:value-type="float" office:value="-0.90482705246602" calcext:value-type="float">
            <text:p>-0.90482705246602</text:p>
          </table:table-cell>
          <table:table-cell table:formula="of:=SIN(2*PI()*[.D$94]*([.$A232]-[.D$95]))" office:value-type="float" office:value="0.125333233564306" calcext:value-type="float">
            <text:p>0.125333233564306</text:p>
          </table:table-cell>
          <table:table-cell table:number-columns-repeated="8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SIN(2*PI()*[.B$94]*([.$A233]-[.B$95]))" office:value-type="float" office:value="0.809016994374948" calcext:value-type="float">
            <text:p>0.809016994374948</text:p>
          </table:table-cell>
          <table:table-cell table:formula="of:=SIN(2*PI()*[.C$94]*([.$A233]-[.C$95]))" office:value-type="float" office:value="-0.951056516295153" calcext:value-type="float">
            <text:p>-0.951056516295153</text:p>
          </table:table-cell>
          <table:table-cell table:formula="of:=SIN(2*PI()*[.D$94]*([.$A233]-[.D$95]))" office:value-type="float" office:value="0.309016994374948" calcext:value-type="float">
            <text:p>0.309016994374948</text:p>
          </table:table-cell>
          <table:table-cell table:number-columns-repeated="8"/>
        </table:table-row>
        <table:table-row table:style-name="ro1">
          <table:table-cell office:value-type="float" office:value="1.36" calcext:value-type="float">
            <text:p>1.36</text:p>
          </table:table-cell>
          <table:table-cell table:formula="of:=SIN(2*PI()*[.B$94]*([.$A234]-[.B$95]))" office:value-type="float" office:value="0.770513242775789" calcext:value-type="float">
            <text:p>0.770513242775789</text:p>
          </table:table-cell>
          <table:table-cell table:formula="of:=SIN(2*PI()*[.C$94]*([.$A234]-[.C$95]))" office:value-type="float" office:value="-0.982287250728689" calcext:value-type="float">
            <text:p>-0.982287250728689</text:p>
          </table:table-cell>
          <table:table-cell table:formula="of:=SIN(2*PI()*[.D$94]*([.$A234]-[.D$95]))" office:value-type="float" office:value="0.481753674101715" calcext:value-type="float">
            <text:p>0.481753674101715</text:p>
          </table:table-cell>
          <table:table-cell table:number-columns-repeated="8"/>
        </table:table-row>
        <table:table-row table:style-name="ro1">
          <table:table-cell office:value-type="float" office:value="1.37" calcext:value-type="float">
            <text:p>1.37</text:p>
          </table:table-cell>
          <table:table-cell table:formula="of:=SIN(2*PI()*[.B$94]*([.$A235]-[.B$95]))" office:value-type="float" office:value="0.728968627421411" calcext:value-type="float">
            <text:p>0.728968627421411</text:p>
          </table:table-cell>
          <table:table-cell table:formula="of:=SIN(2*PI()*[.C$94]*([.$A235]-[.C$95]))" office:value-type="float" office:value="-0.998026728428272" calcext:value-type="float">
            <text:p>-0.998026728428272</text:p>
          </table:table-cell>
          <table:table-cell table:formula="of:=SIN(2*PI()*[.D$94]*([.$A235]-[.D$95]))" office:value-type="float" office:value="0.637423989748691" calcext:value-type="float">
            <text:p>0.637423989748691</text:p>
          </table:table-cell>
          <table:table-cell table:number-columns-repeated="8"/>
        </table:table-row>
        <table:table-row table:style-name="ro1">
          <table:table-cell office:value-type="float" office:value="1.38" calcext:value-type="float">
            <text:p>1.38</text:p>
          </table:table-cell>
          <table:table-cell table:formula="of:=SIN(2*PI()*[.B$94]*([.$A236]-[.B$95]))" office:value-type="float" office:value="0.684547105928688" calcext:value-type="float">
            <text:p>0.684547105928688</text:p>
          </table:table-cell>
          <table:table-cell table:formula="of:=SIN(2*PI()*[.C$94]*([.$A236]-[.C$95]))" office:value-type="float" office:value="-0.998026728428271" calcext:value-type="float">
            <text:p>-0.998026728428271</text:p>
          </table:table-cell>
          <table:table-cell table:formula="of:=SIN(2*PI()*[.D$94]*([.$A236]-[.D$95]))" office:value-type="float" office:value="0.77051324277579" calcext:value-type="float">
            <text:p>0.77051324277579</text:p>
          </table:table-cell>
          <table:table-cell table:number-columns-repeated="8"/>
        </table:table-row>
        <table:table-row table:style-name="ro1">
          <table:table-cell office:value-type="float" office:value="1.39" calcext:value-type="float">
            <text:p>1.39</text:p>
          </table:table-cell>
          <table:table-cell table:formula="of:=SIN(2*PI()*[.B$94]*([.$A237]-[.B$95]))" office:value-type="float" office:value="0.63742398974869" calcext:value-type="float">
            <text:p>0.63742398974869</text:p>
          </table:table-cell>
          <table:table-cell table:formula="of:=SIN(2*PI()*[.C$94]*([.$A237]-[.C$95]))" office:value-type="float" office:value="-0.982287250728689" calcext:value-type="float">
            <text:p>-0.982287250728689</text:p>
          </table:table-cell>
          <table:table-cell table:formula="of:=SIN(2*PI()*[.D$94]*([.$A237]-[.D$95]))" office:value-type="float" office:value="0.876306680043864" calcext:value-type="float">
            <text:p>0.876306680043864</text:p>
          </table:table-cell>
          <table:table-cell table:number-columns-repeated="8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SIN(2*PI()*[.B$94]*([.$A238]-[.B$95]))" office:value-type="float" office:value="0.587785252292473" calcext:value-type="float">
            <text:p>0.587785252292473</text:p>
          </table:table-cell>
          <table:table-cell table:formula="of:=SIN(2*PI()*[.C$94]*([.$A238]-[.C$95]))" office:value-type="float" office:value="-0.951056516295154" calcext:value-type="float">
            <text:p>-0.951056516295154</text:p>
          </table:table-cell>
          <table:table-cell table:formula="of:=SIN(2*PI()*[.D$94]*([.$A238]-[.D$95]))" office:value-type="float" office:value="0.951056516295154" calcext:value-type="float">
            <text:p>0.951056516295154</text:p>
          </table:table-cell>
          <table:table-cell table:number-columns-repeated="8"/>
        </table:table-row>
        <table:table-row table:style-name="ro1">
          <table:table-cell office:value-type="float" office:value="1.41" calcext:value-type="float">
            <text:p>1.41</text:p>
          </table:table-cell>
          <table:table-cell table:formula="of:=SIN(2*PI()*[.B$94]*([.$A239]-[.B$95]))" office:value-type="float" office:value="0.535826794978996" calcext:value-type="float">
            <text:p>0.535826794978996</text:p>
          </table:table-cell>
          <table:table-cell table:formula="of:=SIN(2*PI()*[.C$94]*([.$A239]-[.C$95]))" office:value-type="float" office:value="-0.904827052466019" calcext:value-type="float">
            <text:p>-0.904827052466019</text:p>
          </table:table-cell>
          <table:table-cell table:formula="of:=SIN(2*PI()*[.D$94]*([.$A239]-[.D$95]))" office:value-type="float" office:value="0.992114701314478" calcext:value-type="float">
            <text:p>0.992114701314478</text:p>
          </table:table-cell>
          <table:table-cell table:number-columns-repeated="8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formula="of:=SIN(2*PI()*[.B$94]*([.$A240]-[.B$95]))" office:value-type="float" office:value="0.481753674101715" calcext:value-type="float">
            <text:p>0.481753674101715</text:p>
          </table:table-cell>
          <table:table-cell table:formula="of:=SIN(2*PI()*[.C$94]*([.$A240]-[.C$95]))" office:value-type="float" office:value="-0.844327925502014" calcext:value-type="float">
            <text:p>-0.844327925502014</text:p>
          </table:table-cell>
          <table:table-cell table:formula="of:=SIN(2*PI()*[.D$94]*([.$A240]-[.D$95]))" office:value-type="float" office:value="0.998026728428271" calcext:value-type="float">
            <text:p>0.998026728428271</text:p>
          </table:table-cell>
          <table:table-cell table:number-columns-repeated="8"/>
        </table:table-row>
        <table:table-row table:style-name="ro1">
          <table:table-cell office:value-type="float" office:value="1.43" calcext:value-type="float">
            <text:p>1.43</text:p>
          </table:table-cell>
          <table:table-cell table:formula="of:=SIN(2*PI()*[.B$94]*([.$A241]-[.B$95]))" office:value-type="float" office:value="0.425779291565072" calcext:value-type="float">
            <text:p>0.425779291565072</text:p>
          </table:table-cell>
          <table:table-cell table:formula="of:=SIN(2*PI()*[.C$94]*([.$A241]-[.C$95]))" office:value-type="float" office:value="-0.770513242775789" calcext:value-type="float">
            <text:p>-0.770513242775789</text:p>
          </table:table-cell>
          <table:table-cell table:formula="of:=SIN(2*PI()*[.D$94]*([.$A241]-[.D$95]))" office:value-type="float" office:value="0.96858316112863" calcext:value-type="float">
            <text:p>0.96858316112863</text:p>
          </table:table-cell>
          <table:table-cell table:number-columns-repeated="8"/>
        </table:table-row>
        <table:table-row table:style-name="ro1">
          <table:table-cell office:value-type="float" office:value="1.44" calcext:value-type="float">
            <text:p>1.44</text:p>
          </table:table-cell>
          <table:table-cell table:formula="of:=SIN(2*PI()*[.B$94]*([.$A242]-[.B$95]))" office:value-type="float" office:value="0.368124552684678" calcext:value-type="float">
            <text:p>0.368124552684678</text:p>
          </table:table-cell>
          <table:table-cell table:formula="of:=SIN(2*PI()*[.C$94]*([.$A242]-[.C$95]))" office:value-type="float" office:value="-0.684547105928689" calcext:value-type="float">
            <text:p>-0.684547105928689</text:p>
          </table:table-cell>
          <table:table-cell table:formula="of:=SIN(2*PI()*[.D$94]*([.$A242]-[.D$95]))" office:value-type="float" office:value="0.90482705246602" calcext:value-type="float">
            <text:p>0.90482705246602</text:p>
          </table:table-cell>
          <table:table-cell table:number-columns-repeated="8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SIN(2*PI()*[.B$94]*([.$A243]-[.B$95]))" office:value-type="float" office:value="0.309016994374948" calcext:value-type="float">
            <text:p>0.309016994374948</text:p>
          </table:table-cell>
          <table:table-cell table:formula="of:=SIN(2*PI()*[.C$94]*([.$A243]-[.C$95]))" office:value-type="float" office:value="-0.587785252292474" calcext:value-type="float">
            <text:p>-0.587785252292474</text:p>
          </table:table-cell>
          <table:table-cell table:formula="of:=SIN(2*PI()*[.D$94]*([.$A243]-[.D$95]))" office:value-type="float" office:value="0.809016994374949" calcext:value-type="float">
            <text:p>0.809016994374949</text:p>
          </table:table-cell>
          <table:table-cell table:number-columns-repeated="8"/>
        </table:table-row>
        <table:table-row table:style-name="ro1">
          <table:table-cell office:value-type="float" office:value="1.46" calcext:value-type="float">
            <text:p>1.46</text:p>
          </table:table-cell>
          <table:table-cell table:formula="of:=SIN(2*PI()*[.B$94]*([.$A244]-[.B$95]))" office:value-type="float" office:value="0.248689887164855" calcext:value-type="float">
            <text:p>0.248689887164855</text:p>
          </table:table-cell>
          <table:table-cell table:formula="of:=SIN(2*PI()*[.C$94]*([.$A244]-[.C$95]))" office:value-type="float" office:value="-0.481753674101717" calcext:value-type="float">
            <text:p>-0.481753674101717</text:p>
          </table:table-cell>
          <table:table-cell table:formula="of:=SIN(2*PI()*[.D$94]*([.$A244]-[.D$95]))" office:value-type="float" office:value="0.684547105928689" calcext:value-type="float">
            <text:p>0.684547105928689</text:p>
          </table:table-cell>
          <table:table-cell table:number-columns-repeated="8"/>
        </table:table-row>
        <table:table-row table:style-name="ro1">
          <table:table-cell office:value-type="float" office:value="1.47" calcext:value-type="float">
            <text:p>1.47</text:p>
          </table:table-cell>
          <table:table-cell table:formula="of:=SIN(2*PI()*[.B$94]*([.$A245]-[.B$95]))" office:value-type="float" office:value="0.187381314585726" calcext:value-type="float">
            <text:p>0.187381314585726</text:p>
          </table:table-cell>
          <table:table-cell table:formula="of:=SIN(2*PI()*[.C$94]*([.$A245]-[.C$95]))" office:value-type="float" office:value="-0.36812455268468" calcext:value-type="float">
            <text:p>-0.36812455268468</text:p>
          </table:table-cell>
          <table:table-cell table:formula="of:=SIN(2*PI()*[.D$94]*([.$A245]-[.D$95]))" office:value-type="float" office:value="0.535826794978998" calcext:value-type="float">
            <text:p>0.535826794978998</text:p>
          </table:table-cell>
          <table:table-cell table:number-columns-repeated="8"/>
        </table:table-row>
        <table:table-row table:style-name="ro1">
          <table:table-cell office:value-type="float" office:value="1.48" calcext:value-type="float">
            <text:p>1.48</text:p>
          </table:table-cell>
          <table:table-cell table:formula="of:=SIN(2*PI()*[.B$94]*([.$A246]-[.B$95]))" office:value-type="float" office:value="0.125333233564304" calcext:value-type="float">
            <text:p>0.125333233564304</text:p>
          </table:table-cell>
          <table:table-cell table:formula="of:=SIN(2*PI()*[.C$94]*([.$A246]-[.C$95]))" office:value-type="float" office:value="-0.248689887164854" calcext:value-type="float">
            <text:p>-0.248689887164854</text:p>
          </table:table-cell>
          <table:table-cell table:formula="of:=SIN(2*PI()*[.D$94]*([.$A246]-[.D$95]))" office:value-type="float" office:value="0.36812455268468" calcext:value-type="float">
            <text:p>0.36812455268468</text:p>
          </table:table-cell>
          <table:table-cell table:number-columns-repeated="8"/>
        </table:table-row>
        <table:table-row table:style-name="ro1">
          <table:table-cell office:value-type="float" office:value="1.49" calcext:value-type="float">
            <text:p>1.49</text:p>
          </table:table-cell>
          <table:table-cell table:formula="of:=SIN(2*PI()*[.B$94]*([.$A247]-[.B$95]))" office:value-type="float" office:value="0.0627905195293134" calcext:value-type="float">
            <text:p>0.062790519529313</text:p>
          </table:table-cell>
          <table:table-cell table:formula="of:=SIN(2*PI()*[.C$94]*([.$A247]-[.C$95]))" office:value-type="float" office:value="-0.125333233564304" calcext:value-type="float">
            <text:p>-0.125333233564304</text:p>
          </table:table-cell>
          <table:table-cell table:formula="of:=SIN(2*PI()*[.D$94]*([.$A247]-[.D$95]))" office:value-type="float" office:value="0.187381314585725" calcext:value-type="float">
            <text:p>0.187381314585725</text:p>
          </table:table-cell>
          <table:table-cell table:number-columns-repeated="8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SIN(2*PI()*[.B$94]*([.$A248]-[.B$95]))" office:value-type="float" office:value="3.67394039744206E-016" calcext:value-type="float">
            <text:p>3.67394039744206E-16</text:p>
          </table:table-cell>
          <table:table-cell table:formula="of:=SIN(2*PI()*[.C$94]*([.$A248]-[.C$95]))" office:value-type="float" office:value="-7.34788079488412E-016" calcext:value-type="float">
            <text:p>-7.34788079488412E-16</text:p>
          </table:table-cell>
          <table:table-cell table:formula="of:=SIN(2*PI()*[.D$94]*([.$A248]-[.D$95]))" office:value-type="float" office:value="1.10218211923262E-015" calcext:value-type="float">
            <text:p>1.10218211923262E-15</text:p>
          </table:table-cell>
          <table:table-cell table:number-columns-repeated="8"/>
        </table:table-row>
        <table:table-row table:style-name="ro1">
          <table:table-cell office:value-type="float" office:value="1.51" calcext:value-type="float">
            <text:p>1.51</text:p>
          </table:table-cell>
          <table:table-cell table:formula="of:=SIN(2*PI()*[.B$94]*([.$A249]-[.B$95]))" office:value-type="float" office:value="-0.0627905195293127" calcext:value-type="float">
            <text:p>-0.062790519529313</text:p>
          </table:table-cell>
          <table:table-cell table:formula="of:=SIN(2*PI()*[.C$94]*([.$A249]-[.C$95]))" office:value-type="float" office:value="0.125333233564303" calcext:value-type="float">
            <text:p>0.125333233564303</text:p>
          </table:table-cell>
          <table:table-cell table:formula="of:=SIN(2*PI()*[.D$94]*([.$A249]-[.D$95]))" office:value-type="float" office:value="-0.187381314585723" calcext:value-type="float">
            <text:p>-0.187381314585723</text:p>
          </table:table-cell>
          <table:table-cell table:number-columns-repeated="8"/>
        </table:table-row>
        <table:table-row table:style-name="ro1">
          <table:table-cell office:value-type="float" office:value="1.52" calcext:value-type="float">
            <text:p>1.52</text:p>
          </table:table-cell>
          <table:table-cell table:formula="of:=SIN(2*PI()*[.B$94]*([.$A250]-[.B$95]))" office:value-type="float" office:value="-0.125333233564303" calcext:value-type="float">
            <text:p>-0.125333233564303</text:p>
          </table:table-cell>
          <table:table-cell table:formula="of:=SIN(2*PI()*[.C$94]*([.$A250]-[.C$95]))" office:value-type="float" office:value="0.248689887164853" calcext:value-type="float">
            <text:p>0.248689887164853</text:p>
          </table:table-cell>
          <table:table-cell table:formula="of:=SIN(2*PI()*[.D$94]*([.$A250]-[.D$95]))" office:value-type="float" office:value="-0.368124552684678" calcext:value-type="float">
            <text:p>-0.368124552684678</text:p>
          </table:table-cell>
          <table:table-cell table:number-columns-repeated="8"/>
        </table:table-row>
        <table:table-row table:style-name="ro1">
          <table:table-cell office:value-type="float" office:value="1.53" calcext:value-type="float">
            <text:p>1.53</text:p>
          </table:table-cell>
          <table:table-cell table:formula="of:=SIN(2*PI()*[.B$94]*([.$A251]-[.B$95]))" office:value-type="float" office:value="-0.187381314585725" calcext:value-type="float">
            <text:p>-0.187381314585725</text:p>
          </table:table-cell>
          <table:table-cell table:formula="of:=SIN(2*PI()*[.C$94]*([.$A251]-[.C$95]))" office:value-type="float" office:value="0.368124552684679" calcext:value-type="float">
            <text:p>0.368124552684679</text:p>
          </table:table-cell>
          <table:table-cell table:formula="of:=SIN(2*PI()*[.D$94]*([.$A251]-[.D$95]))" office:value-type="float" office:value="-0.535826794978996" calcext:value-type="float">
            <text:p>-0.535826794978996</text:p>
          </table:table-cell>
          <table:table-cell table:number-columns-repeated="8"/>
        </table:table-row>
        <table:table-row table:style-name="ro1">
          <table:table-cell office:value-type="float" office:value="1.54" calcext:value-type="float">
            <text:p>1.54</text:p>
          </table:table-cell>
          <table:table-cell table:formula="of:=SIN(2*PI()*[.B$94]*([.$A252]-[.B$95]))" office:value-type="float" office:value="-0.248689887164855" calcext:value-type="float">
            <text:p>-0.248689887164855</text:p>
          </table:table-cell>
          <table:table-cell table:formula="of:=SIN(2*PI()*[.C$94]*([.$A252]-[.C$95]))" office:value-type="float" office:value="0.481753674101715" calcext:value-type="float">
            <text:p>0.481753674101715</text:p>
          </table:table-cell>
          <table:table-cell table:formula="of:=SIN(2*PI()*[.D$94]*([.$A252]-[.D$95]))" office:value-type="float" office:value="-0.684547105928687" calcext:value-type="float">
            <text:p>-0.684547105928687</text:p>
          </table:table-cell>
          <table:table-cell table:number-columns-repeated="8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SIN(2*PI()*[.B$94]*([.$A253]-[.B$95]))" office:value-type="float" office:value="-0.309016994374947" calcext:value-type="float">
            <text:p>-0.309016994374947</text:p>
          </table:table-cell>
          <table:table-cell table:formula="of:=SIN(2*PI()*[.C$94]*([.$A253]-[.C$95]))" office:value-type="float" office:value="0.587785252292473" calcext:value-type="float">
            <text:p>0.587785252292473</text:p>
          </table:table-cell>
          <table:table-cell table:formula="of:=SIN(2*PI()*[.D$94]*([.$A253]-[.D$95]))" office:value-type="float" office:value="-0.809016994374948" calcext:value-type="float">
            <text:p>-0.809016994374948</text:p>
          </table:table-cell>
          <table:table-cell table:number-columns-repeated="8"/>
        </table:table-row>
        <table:table-row table:style-name="ro1">
          <table:table-cell office:value-type="float" office:value="1.56" calcext:value-type="float">
            <text:p>1.56</text:p>
          </table:table-cell>
          <table:table-cell table:formula="of:=SIN(2*PI()*[.B$94]*([.$A254]-[.B$95]))" office:value-type="float" office:value="-0.368124552684677" calcext:value-type="float">
            <text:p>-0.368124552684677</text:p>
          </table:table-cell>
          <table:table-cell table:formula="of:=SIN(2*PI()*[.C$94]*([.$A254]-[.C$95]))" office:value-type="float" office:value="0.684547105928688" calcext:value-type="float">
            <text:p>0.684547105928688</text:p>
          </table:table-cell>
          <table:table-cell table:formula="of:=SIN(2*PI()*[.D$94]*([.$A254]-[.D$95]))" office:value-type="float" office:value="-0.904827052466019" calcext:value-type="float">
            <text:p>-0.904827052466019</text:p>
          </table:table-cell>
          <table:table-cell table:number-columns-repeated="8"/>
        </table:table-row>
        <table:table-row table:style-name="ro1">
          <table:table-cell office:value-type="float" office:value="1.57" calcext:value-type="float">
            <text:p>1.57</text:p>
          </table:table-cell>
          <table:table-cell table:formula="of:=SIN(2*PI()*[.B$94]*([.$A255]-[.B$95]))" office:value-type="float" office:value="-0.425779291565073" calcext:value-type="float">
            <text:p>-0.425779291565073</text:p>
          </table:table-cell>
          <table:table-cell table:formula="of:=SIN(2*PI()*[.C$94]*([.$A255]-[.C$95]))" office:value-type="float" office:value="0.77051324277579" calcext:value-type="float">
            <text:p>0.77051324277579</text:p>
          </table:table-cell>
          <table:table-cell table:formula="of:=SIN(2*PI()*[.D$94]*([.$A255]-[.D$95]))" office:value-type="float" office:value="-0.968583161128631" calcext:value-type="float">
            <text:p>-0.968583161128631</text:p>
          </table:table-cell>
          <table:table-cell table:number-columns-repeated="8"/>
        </table:table-row>
        <table:table-row table:style-name="ro1">
          <table:table-cell office:value-type="float" office:value="1.58" calcext:value-type="float">
            <text:p>1.58</text:p>
          </table:table-cell>
          <table:table-cell table:formula="of:=SIN(2*PI()*[.B$94]*([.$A256]-[.B$95]))" office:value-type="float" office:value="-0.481753674101716" calcext:value-type="float">
            <text:p>-0.481753674101716</text:p>
          </table:table-cell>
          <table:table-cell table:formula="of:=SIN(2*PI()*[.C$94]*([.$A256]-[.C$95]))" office:value-type="float" office:value="0.844327925502015" calcext:value-type="float">
            <text:p>0.844327925502015</text:p>
          </table:table-cell>
          <table:table-cell table:formula="of:=SIN(2*PI()*[.D$94]*([.$A256]-[.D$95]))" office:value-type="float" office:value="-0.998026728428272" calcext:value-type="float">
            <text:p>-0.998026728428272</text:p>
          </table:table-cell>
          <table:table-cell table:number-columns-repeated="8"/>
        </table:table-row>
        <table:table-row table:style-name="ro1">
          <table:table-cell office:value-type="float" office:value="1.59" calcext:value-type="float">
            <text:p>1.59</text:p>
          </table:table-cell>
          <table:table-cell table:formula="of:=SIN(2*PI()*[.B$94]*([.$A257]-[.B$95]))" office:value-type="float" office:value="-0.535826794978997" calcext:value-type="float">
            <text:p>-0.535826794978997</text:p>
          </table:table-cell>
          <table:table-cell table:formula="of:=SIN(2*PI()*[.C$94]*([.$A257]-[.C$95]))" office:value-type="float" office:value="0.90482705246602" calcext:value-type="float">
            <text:p>0.90482705246602</text:p>
          </table:table-cell>
          <table:table-cell table:formula="of:=SIN(2*PI()*[.D$94]*([.$A257]-[.D$95]))" office:value-type="float" office:value="-0.992114701314478" calcext:value-type="float">
            <text:p>-0.992114701314478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SIN(2*PI()*[.B$94]*([.$A258]-[.B$95]))" office:value-type="float" office:value="-0.587785252292473" calcext:value-type="float">
            <text:p>-0.587785252292473</text:p>
          </table:table-cell>
          <table:table-cell table:formula="of:=SIN(2*PI()*[.C$94]*([.$A258]-[.C$95]))" office:value-type="float" office:value="0.951056516295153" calcext:value-type="float">
            <text:p>0.951056516295153</text:p>
          </table:table-cell>
          <table:table-cell table:formula="of:=SIN(2*PI()*[.D$94]*([.$A258]-[.D$95]))" office:value-type="float" office:value="-0.951056516295154" calcext:value-type="float">
            <text:p>-0.951056516295154</text:p>
          </table:table-cell>
          <table:table-cell table:number-columns-repeated="8"/>
        </table:table-row>
        <table:table-row table:style-name="ro1">
          <table:table-cell office:value-type="float" office:value="1.61" calcext:value-type="float">
            <text:p>1.61</text:p>
          </table:table-cell>
          <table:table-cell table:formula="of:=SIN(2*PI()*[.B$94]*([.$A259]-[.B$95]))" office:value-type="float" office:value="-0.63742398974869" calcext:value-type="float">
            <text:p>-0.63742398974869</text:p>
          </table:table-cell>
          <table:table-cell table:formula="of:=SIN(2*PI()*[.C$94]*([.$A259]-[.C$95]))" office:value-type="float" office:value="0.982287250728689" calcext:value-type="float">
            <text:p>0.982287250728689</text:p>
          </table:table-cell>
          <table:table-cell table:formula="of:=SIN(2*PI()*[.D$94]*([.$A259]-[.D$95]))" office:value-type="float" office:value="-0.876306680043863" calcext:value-type="float">
            <text:p>-0.876306680043863</text:p>
          </table:table-cell>
          <table:table-cell table:number-columns-repeated="8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formula="of:=SIN(2*PI()*[.B$94]*([.$A260]-[.B$95]))" office:value-type="float" office:value="-0.684547105928689" calcext:value-type="float">
            <text:p>-0.684547105928689</text:p>
          </table:table-cell>
          <table:table-cell table:formula="of:=SIN(2*PI()*[.C$94]*([.$A260]-[.C$95]))" office:value-type="float" office:value="0.998026728428272" calcext:value-type="float">
            <text:p>0.998026728428272</text:p>
          </table:table-cell>
          <table:table-cell table:formula="of:=SIN(2*PI()*[.D$94]*([.$A260]-[.D$95]))" office:value-type="float" office:value="-0.770513242775789" calcext:value-type="float">
            <text:p>-0.770513242775789</text:p>
          </table:table-cell>
          <table:table-cell table:number-columns-repeated="8"/>
        </table:table-row>
        <table:table-row table:style-name="ro1">
          <table:table-cell office:value-type="float" office:value="1.63" calcext:value-type="float">
            <text:p>1.63</text:p>
          </table:table-cell>
          <table:table-cell table:formula="of:=SIN(2*PI()*[.B$94]*([.$A261]-[.B$95]))" office:value-type="float" office:value="-0.728968627421412" calcext:value-type="float">
            <text:p>-0.728968627421412</text:p>
          </table:table-cell>
          <table:table-cell table:formula="of:=SIN(2*PI()*[.C$94]*([.$A261]-[.C$95]))" office:value-type="float" office:value="0.998026728428271" calcext:value-type="float">
            <text:p>0.998026728428271</text:p>
          </table:table-cell>
          <table:table-cell table:formula="of:=SIN(2*PI()*[.D$94]*([.$A261]-[.D$95]))" office:value-type="float" office:value="-0.637423989748688" calcext:value-type="float">
            <text:p>-0.637423989748688</text:p>
          </table:table-cell>
          <table:table-cell table:number-columns-repeated="8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SIN(2*PI()*[.B$94]*([.$A262]-[.B$95]))" office:value-type="float" office:value="-0.770513242775789" calcext:value-type="float">
            <text:p>-0.770513242775789</text:p>
          </table:table-cell>
          <table:table-cell table:formula="of:=SIN(2*PI()*[.C$94]*([.$A262]-[.C$95]))" office:value-type="float" office:value="0.982287250728689" calcext:value-type="float">
            <text:p>0.982287250728689</text:p>
          </table:table-cell>
          <table:table-cell table:formula="of:=SIN(2*PI()*[.D$94]*([.$A262]-[.D$95]))" office:value-type="float" office:value="-0.481753674101714" calcext:value-type="float">
            <text:p>-0.481753674101714</text:p>
          </table:table-cell>
          <table:table-cell table:number-columns-repeated="8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SIN(2*PI()*[.B$94]*([.$A263]-[.B$95]))" office:value-type="float" office:value="-0.809016994374947" calcext:value-type="float">
            <text:p>-0.809016994374947</text:p>
          </table:table-cell>
          <table:table-cell table:formula="of:=SIN(2*PI()*[.C$94]*([.$A263]-[.C$95]))" office:value-type="float" office:value="0.951056516295154" calcext:value-type="float">
            <text:p>0.951056516295154</text:p>
          </table:table-cell>
          <table:table-cell table:formula="of:=SIN(2*PI()*[.D$94]*([.$A263]-[.D$95]))" office:value-type="float" office:value="-0.309016994374947" calcext:value-type="float">
            <text:p>-0.309016994374947</text:p>
          </table:table-cell>
          <table:table-cell table:number-columns-repeated="8"/>
        </table:table-row>
        <table:table-row table:style-name="ro1">
          <table:table-cell office:value-type="float" office:value="1.66" calcext:value-type="float">
            <text:p>1.66</text:p>
          </table:table-cell>
          <table:table-cell table:formula="of:=SIN(2*PI()*[.B$94]*([.$A264]-[.B$95]))" office:value-type="float" office:value="-0.844327925502016" calcext:value-type="float">
            <text:p>-0.844327925502016</text:p>
          </table:table-cell>
          <table:table-cell table:formula="of:=SIN(2*PI()*[.C$94]*([.$A264]-[.C$95]))" office:value-type="float" office:value="0.904827052466019" calcext:value-type="float">
            <text:p>0.904827052466019</text:p>
          </table:table-cell>
          <table:table-cell table:formula="of:=SIN(2*PI()*[.D$94]*([.$A264]-[.D$95]))" office:value-type="float" office:value="-0.125333233564301" calcext:value-type="float">
            <text:p>-0.125333233564301</text:p>
          </table:table-cell>
          <table:table-cell table:number-columns-repeated="8"/>
        </table:table-row>
        <table:table-row table:style-name="ro1">
          <table:table-cell office:value-type="float" office:value="1.67" calcext:value-type="float">
            <text:p>1.67</text:p>
          </table:table-cell>
          <table:table-cell table:formula="of:=SIN(2*PI()*[.B$94]*([.$A265]-[.B$95]))" office:value-type="float" office:value="-0.876306680043864" calcext:value-type="float">
            <text:p>-0.876306680043864</text:p>
          </table:table-cell>
          <table:table-cell table:formula="of:=SIN(2*PI()*[.C$94]*([.$A265]-[.C$95]))" office:value-type="float" office:value="0.844327925502014" calcext:value-type="float">
            <text:p>0.844327925502014</text:p>
          </table:table-cell>
          <table:table-cell table:formula="of:=SIN(2*PI()*[.D$94]*([.$A265]-[.D$95]))" office:value-type="float" office:value="0.0627905195293153" calcext:value-type="float">
            <text:p>0.062790519529315</text:p>
          </table:table-cell>
          <table:table-cell table:number-columns-repeated="8"/>
        </table:table-row>
        <table:table-row table:style-name="ro1">
          <table:table-cell office:value-type="float" office:value="1.68" calcext:value-type="float">
            <text:p>1.68</text:p>
          </table:table-cell>
          <table:table-cell table:formula="of:=SIN(2*PI()*[.B$94]*([.$A266]-[.B$95]))" office:value-type="float" office:value="-0.90482705246602" calcext:value-type="float">
            <text:p>-0.90482705246602</text:p>
          </table:table-cell>
          <table:table-cell table:formula="of:=SIN(2*PI()*[.C$94]*([.$A266]-[.C$95]))" office:value-type="float" office:value="0.770513242775789" calcext:value-type="float">
            <text:p>0.770513242775789</text:p>
          </table:table-cell>
          <table:table-cell table:formula="of:=SIN(2*PI()*[.D$94]*([.$A266]-[.D$95]))" office:value-type="float" office:value="0.248689887164856" calcext:value-type="float">
            <text:p>0.248689887164856</text:p>
          </table:table-cell>
          <table:table-cell table:number-columns-repeated="8"/>
        </table:table-row>
        <table:table-row table:style-name="ro1">
          <table:table-cell office:value-type="float" office:value="1.69" calcext:value-type="float">
            <text:p>1.69</text:p>
          </table:table-cell>
          <table:table-cell table:formula="of:=SIN(2*PI()*[.B$94]*([.$A267]-[.B$95]))" office:value-type="float" office:value="-0.929776485888251" calcext:value-type="float">
            <text:p>-0.929776485888251</text:p>
          </table:table-cell>
          <table:table-cell table:formula="of:=SIN(2*PI()*[.C$94]*([.$A267]-[.C$95]))" office:value-type="float" office:value="0.684547105928689" calcext:value-type="float">
            <text:p>0.684547105928689</text:p>
          </table:table-cell>
          <table:table-cell table:formula="of:=SIN(2*PI()*[.D$94]*([.$A267]-[.D$95]))" office:value-type="float" office:value="0.425779291565069" calcext:value-type="float">
            <text:p>0.425779291565069</text:p>
          </table:table-cell>
          <table:table-cell table:number-columns-repeated="8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SIN(2*PI()*[.B$94]*([.$A268]-[.B$95]))" office:value-type="float" office:value="-0.951056516295153" calcext:value-type="float">
            <text:p>-0.951056516295153</text:p>
          </table:table-cell>
          <table:table-cell table:formula="of:=SIN(2*PI()*[.C$94]*([.$A268]-[.C$95]))" office:value-type="float" office:value="0.587785252292474" calcext:value-type="float">
            <text:p>0.587785252292474</text:p>
          </table:table-cell>
          <table:table-cell table:formula="of:=SIN(2*PI()*[.D$94]*([.$A268]-[.D$95]))" office:value-type="float" office:value="0.587785252292469" calcext:value-type="float">
            <text:p>0.587785252292469</text:p>
          </table:table-cell>
          <table:table-cell table:number-columns-repeated="8"/>
        </table:table-row>
        <table:table-row table:style-name="ro1">
          <table:table-cell office:value-type="float" office:value="1.71" calcext:value-type="float">
            <text:p>1.71</text:p>
          </table:table-cell>
          <table:table-cell table:formula="of:=SIN(2*PI()*[.B$94]*([.$A269]-[.B$95]))" office:value-type="float" office:value="-0.968583161128631" calcext:value-type="float">
            <text:p>-0.968583161128631</text:p>
          </table:table-cell>
          <table:table-cell table:formula="of:=SIN(2*PI()*[.C$94]*([.$A269]-[.C$95]))" office:value-type="float" office:value="0.481753674101717" calcext:value-type="float">
            <text:p>0.481753674101717</text:p>
          </table:table-cell>
          <table:table-cell table:formula="of:=SIN(2*PI()*[.D$94]*([.$A269]-[.D$95]))" office:value-type="float" office:value="0.72896862742141" calcext:value-type="float">
            <text:p>0.72896862742141</text:p>
          </table:table-cell>
          <table:table-cell table:number-columns-repeated="8"/>
        </table:table-row>
        <table:table-row table:style-name="ro1">
          <table:table-cell office:value-type="float" office:value="1.72" calcext:value-type="float">
            <text:p>1.72</text:p>
          </table:table-cell>
          <table:table-cell table:formula="of:=SIN(2*PI()*[.B$94]*([.$A270]-[.B$95]))" office:value-type="float" office:value="-0.982287250728689" calcext:value-type="float">
            <text:p>-0.982287250728689</text:p>
          </table:table-cell>
          <table:table-cell table:formula="of:=SIN(2*PI()*[.C$94]*([.$A270]-[.C$95]))" office:value-type="float" office:value="0.36812455268468" calcext:value-type="float">
            <text:p>0.36812455268468</text:p>
          </table:table-cell>
          <table:table-cell table:formula="of:=SIN(2*PI()*[.D$94]*([.$A270]-[.D$95]))" office:value-type="float" office:value="0.844327925502015" calcext:value-type="float">
            <text:p>0.844327925502015</text:p>
          </table:table-cell>
          <table:table-cell table:number-columns-repeated="8"/>
        </table:table-row>
        <table:table-row table:style-name="ro1">
          <table:table-cell office:value-type="float" office:value="1.73" calcext:value-type="float">
            <text:p>1.73</text:p>
          </table:table-cell>
          <table:table-cell table:formula="of:=SIN(2*PI()*[.B$94]*([.$A271]-[.B$95]))" office:value-type="float" office:value="-0.992114701314478" calcext:value-type="float">
            <text:p>-0.992114701314478</text:p>
          </table:table-cell>
          <table:table-cell table:formula="of:=SIN(2*PI()*[.C$94]*([.$A271]-[.C$95]))" office:value-type="float" office:value="0.248689887164854" calcext:value-type="float">
            <text:p>0.248689887164854</text:p>
          </table:table-cell>
          <table:table-cell table:formula="of:=SIN(2*PI()*[.D$94]*([.$A271]-[.D$95]))" office:value-type="float" office:value="0.92977648588825" calcext:value-type="float">
            <text:p>0.92977648588825</text:p>
          </table:table-cell>
          <table:table-cell table:number-columns-repeated="8"/>
        </table:table-row>
        <table:table-row table:style-name="ro1">
          <table:table-cell office:value-type="float" office:value="1.74" calcext:value-type="float">
            <text:p>1.74</text:p>
          </table:table-cell>
          <table:table-cell table:formula="of:=SIN(2*PI()*[.B$94]*([.$A272]-[.B$95]))" office:value-type="float" office:value="-0.998026728428271" calcext:value-type="float">
            <text:p>-0.998026728428271</text:p>
          </table:table-cell>
          <table:table-cell table:formula="of:=SIN(2*PI()*[.C$94]*([.$A272]-[.C$95]))" office:value-type="float" office:value="0.125333233564304" calcext:value-type="float">
            <text:p>0.125333233564304</text:p>
          </table:table-cell>
          <table:table-cell table:formula="of:=SIN(2*PI()*[.D$94]*([.$A272]-[.D$95]))" office:value-type="float" office:value="0.982287250728688" calcext:value-type="float">
            <text:p>0.982287250728688</text:p>
          </table:table-cell>
          <table:table-cell table:number-columns-repeated="8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SIN(2*PI()*[.B$94]*([.$A273]-[.B$95]))" office:value-type="float" office:value="-1" calcext:value-type="float">
            <text:p>-1</text:p>
          </table:table-cell>
          <table:table-cell table:formula="of:=SIN(2*PI()*[.C$94]*([.$A273]-[.C$95]))" office:value-type="float" office:value="8.57252759403147E-016" calcext:value-type="float">
            <text:p>8.57252759403147E-16</text:p>
          </table:table-cell>
          <table:table-cell table:formula="of:=SIN(2*PI()*[.D$94]*([.$A273]-[.D$95]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SIN(2*PI()*[.B$94]*([.$A274]-[.B$95]))" office:value-type="float" office:value="-0.998026728428271" calcext:value-type="float">
            <text:p>-0.998026728428271</text:p>
          </table:table-cell>
          <table:table-cell table:formula="of:=SIN(2*PI()*[.C$94]*([.$A274]-[.C$95]))" office:value-type="float" office:value="-0.125333233564303" calcext:value-type="float">
            <text:p>-0.125333233564303</text:p>
          </table:table-cell>
          <table:table-cell table:formula="of:=SIN(2*PI()*[.D$94]*([.$A274]-[.D$95]))" office:value-type="float" office:value="0.982287250728689" calcext:value-type="float">
            <text:p>0.982287250728689</text:p>
          </table:table-cell>
          <table:table-cell table:number-columns-repeated="8"/>
        </table:table-row>
        <table:table-row table:style-name="ro1">
          <table:table-cell office:value-type="float" office:value="1.77" calcext:value-type="float">
            <text:p>1.77</text:p>
          </table:table-cell>
          <table:table-cell table:formula="of:=SIN(2*PI()*[.B$94]*([.$A275]-[.B$95]))" office:value-type="float" office:value="-0.992114701314478" calcext:value-type="float">
            <text:p>-0.992114701314478</text:p>
          </table:table-cell>
          <table:table-cell table:formula="of:=SIN(2*PI()*[.C$94]*([.$A275]-[.C$95]))" office:value-type="float" office:value="-0.248689887164853" calcext:value-type="float">
            <text:p>-0.248689887164853</text:p>
          </table:table-cell>
          <table:table-cell table:formula="of:=SIN(2*PI()*[.D$94]*([.$A275]-[.D$95]))" office:value-type="float" office:value="0.929776485888252" calcext:value-type="float">
            <text:p>0.929776485888252</text:p>
          </table:table-cell>
          <table:table-cell table:number-columns-repeated="8"/>
        </table:table-row>
        <table:table-row table:style-name="ro1">
          <table:table-cell office:value-type="float" office:value="1.78" calcext:value-type="float">
            <text:p>1.78</text:p>
          </table:table-cell>
          <table:table-cell table:formula="of:=SIN(2*PI()*[.B$94]*([.$A276]-[.B$95]))" office:value-type="float" office:value="-0.982287250728689" calcext:value-type="float">
            <text:p>-0.982287250728689</text:p>
          </table:table-cell>
          <table:table-cell table:formula="of:=SIN(2*PI()*[.C$94]*([.$A276]-[.C$95]))" office:value-type="float" office:value="-0.368124552684678" calcext:value-type="float">
            <text:p>-0.368124552684678</text:p>
          </table:table-cell>
          <table:table-cell table:formula="of:=SIN(2*PI()*[.D$94]*([.$A276]-[.D$95]))" office:value-type="float" office:value="0.844327925502015" calcext:value-type="float">
            <text:p>0.844327925502015</text:p>
          </table:table-cell>
          <table:table-cell table:number-columns-repeated="8"/>
        </table:table-row>
        <table:table-row table:style-name="ro1">
          <table:table-cell office:value-type="float" office:value="1.79" calcext:value-type="float">
            <text:p>1.79</text:p>
          </table:table-cell>
          <table:table-cell table:formula="of:=SIN(2*PI()*[.B$94]*([.$A277]-[.B$95]))" office:value-type="float" office:value="-0.968583161128631" calcext:value-type="float">
            <text:p>-0.968583161128631</text:p>
          </table:table-cell>
          <table:table-cell table:formula="of:=SIN(2*PI()*[.C$94]*([.$A277]-[.C$95]))" office:value-type="float" office:value="-0.481753674101715" calcext:value-type="float">
            <text:p>-0.481753674101715</text:p>
          </table:table-cell>
          <table:table-cell table:formula="of:=SIN(2*PI()*[.D$94]*([.$A277]-[.D$95]))" office:value-type="float" office:value="0.728968627421414" calcext:value-type="float">
            <text:p>0.728968627421414</text:p>
          </table:table-cell>
          <table:table-cell table:number-columns-repeated="8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SIN(2*PI()*[.B$94]*([.$A278]-[.B$95]))" office:value-type="float" office:value="-0.951056516295154" calcext:value-type="float">
            <text:p>-0.951056516295154</text:p>
          </table:table-cell>
          <table:table-cell table:formula="of:=SIN(2*PI()*[.C$94]*([.$A278]-[.C$95]))" office:value-type="float" office:value="-0.587785252292473" calcext:value-type="float">
            <text:p>-0.587785252292473</text:p>
          </table:table-cell>
          <table:table-cell table:formula="of:=SIN(2*PI()*[.D$94]*([.$A278]-[.D$95]))" office:value-type="float" office:value="0.587785252292474" calcext:value-type="float">
            <text:p>0.587785252292474</text:p>
          </table:table-cell>
          <table:table-cell table:number-columns-repeated="8"/>
        </table:table-row>
        <table:table-row table:style-name="ro1">
          <table:table-cell office:value-type="float" office:value="1.81" calcext:value-type="float">
            <text:p>1.81</text:p>
          </table:table-cell>
          <table:table-cell table:formula="of:=SIN(2*PI()*[.B$94]*([.$A279]-[.B$95]))" office:value-type="float" office:value="-0.929776485888252" calcext:value-type="float">
            <text:p>-0.929776485888252</text:p>
          </table:table-cell>
          <table:table-cell table:formula="of:=SIN(2*PI()*[.C$94]*([.$A279]-[.C$95]))" office:value-type="float" office:value="-0.684547105928688" calcext:value-type="float">
            <text:p>-0.684547105928688</text:p>
          </table:table-cell>
          <table:table-cell table:formula="of:=SIN(2*PI()*[.D$94]*([.$A279]-[.D$95]))" office:value-type="float" office:value="0.425779291565072" calcext:value-type="float">
            <text:p>0.425779291565072</text:p>
          </table:table-cell>
          <table:table-cell table:number-columns-repeated="8"/>
        </table:table-row>
        <table:table-row table:style-name="ro1">
          <table:table-cell office:value-type="float" office:value="1.82" calcext:value-type="float">
            <text:p>1.82</text:p>
          </table:table-cell>
          <table:table-cell table:formula="of:=SIN(2*PI()*[.B$94]*([.$A280]-[.B$95]))" office:value-type="float" office:value="-0.904827052466019" calcext:value-type="float">
            <text:p>-0.904827052466019</text:p>
          </table:table-cell>
          <table:table-cell table:formula="of:=SIN(2*PI()*[.C$94]*([.$A280]-[.C$95]))" office:value-type="float" office:value="-0.77051324277579" calcext:value-type="float">
            <text:p>-0.77051324277579</text:p>
          </table:table-cell>
          <table:table-cell table:formula="of:=SIN(2*PI()*[.D$94]*([.$A280]-[.D$95]))" office:value-type="float" office:value="0.248689887164858" calcext:value-type="float">
            <text:p>0.248689887164858</text:p>
          </table:table-cell>
          <table:table-cell table:number-columns-repeated="8"/>
        </table:table-row>
        <table:table-row table:style-name="ro1">
          <table:table-cell office:value-type="float" office:value="1.83" calcext:value-type="float">
            <text:p>1.83</text:p>
          </table:table-cell>
          <table:table-cell table:formula="of:=SIN(2*PI()*[.B$94]*([.$A281]-[.B$95]))" office:value-type="float" office:value="-0.876306680043864" calcext:value-type="float">
            <text:p>-0.876306680043864</text:p>
          </table:table-cell>
          <table:table-cell table:formula="of:=SIN(2*PI()*[.C$94]*([.$A281]-[.C$95]))" office:value-type="float" office:value="-0.844327925502015" calcext:value-type="float">
            <text:p>-0.844327925502015</text:p>
          </table:table-cell>
          <table:table-cell table:formula="of:=SIN(2*PI()*[.D$94]*([.$A281]-[.D$95]))" office:value-type="float" office:value="0.0627905195293144" calcext:value-type="float">
            <text:p>0.062790519529314</text:p>
          </table:table-cell>
          <table:table-cell table:number-columns-repeated="8"/>
        </table:table-row>
        <table:table-row table:style-name="ro1">
          <table:table-cell office:value-type="float" office:value="1.84" calcext:value-type="float">
            <text:p>1.84</text:p>
          </table:table-cell>
          <table:table-cell table:formula="of:=SIN(2*PI()*[.B$94]*([.$A282]-[.B$95]))" office:value-type="float" office:value="-0.844327925502015" calcext:value-type="float">
            <text:p>-0.844327925502015</text:p>
          </table:table-cell>
          <table:table-cell table:formula="of:=SIN(2*PI()*[.C$94]*([.$A282]-[.C$95]))" office:value-type="float" office:value="-0.90482705246602" calcext:value-type="float">
            <text:p>-0.90482705246602</text:p>
          </table:table-cell>
          <table:table-cell table:formula="of:=SIN(2*PI()*[.D$94]*([.$A282]-[.D$95]))" office:value-type="float" office:value="-0.125333233564306" calcext:value-type="float">
            <text:p>-0.125333233564306</text:p>
          </table:table-cell>
          <table:table-cell table:number-columns-repeated="8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SIN(2*PI()*[.B$94]*([.$A283]-[.B$95]))" office:value-type="float" office:value="-0.809016994374948" calcext:value-type="float">
            <text:p>-0.809016994374948</text:p>
          </table:table-cell>
          <table:table-cell table:formula="of:=SIN(2*PI()*[.C$94]*([.$A283]-[.C$95]))" office:value-type="float" office:value="-0.951056516295153" calcext:value-type="float">
            <text:p>-0.951056516295153</text:p>
          </table:table-cell>
          <table:table-cell table:formula="of:=SIN(2*PI()*[.D$94]*([.$A283]-[.D$95]))" office:value-type="float" office:value="-0.309016994374944" calcext:value-type="float">
            <text:p>-0.309016994374944</text:p>
          </table:table-cell>
          <table:table-cell table:number-columns-repeated="8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formula="of:=SIN(2*PI()*[.B$94]*([.$A284]-[.B$95]))" office:value-type="float" office:value="-0.770513242775789" calcext:value-type="float">
            <text:p>-0.770513242775789</text:p>
          </table:table-cell>
          <table:table-cell table:formula="of:=SIN(2*PI()*[.C$94]*([.$A284]-[.C$95]))" office:value-type="float" office:value="-0.982287250728689" calcext:value-type="float">
            <text:p>-0.982287250728689</text:p>
          </table:table-cell>
          <table:table-cell table:formula="of:=SIN(2*PI()*[.D$94]*([.$A284]-[.D$95]))" office:value-type="float" office:value="-0.481753674101715" calcext:value-type="float">
            <text:p>-0.481753674101715</text:p>
          </table:table-cell>
          <table:table-cell table:number-columns-repeated="8"/>
        </table:table-row>
        <table:table-row table:style-name="ro1">
          <table:table-cell office:value-type="float" office:value="1.87" calcext:value-type="float">
            <text:p>1.87</text:p>
          </table:table-cell>
          <table:table-cell table:formula="of:=SIN(2*PI()*[.B$94]*([.$A285]-[.B$95]))" office:value-type="float" office:value="-0.728968627421411" calcext:value-type="float">
            <text:p>-0.728968627421411</text:p>
          </table:table-cell>
          <table:table-cell table:formula="of:=SIN(2*PI()*[.C$94]*([.$A285]-[.C$95]))" office:value-type="float" office:value="-0.998026728428272" calcext:value-type="float">
            <text:p>-0.998026728428272</text:p>
          </table:table-cell>
          <table:table-cell table:formula="of:=SIN(2*PI()*[.D$94]*([.$A285]-[.D$95]))" office:value-type="float" office:value="-0.637423989748691" calcext:value-type="float">
            <text:p>-0.637423989748691</text:p>
          </table:table-cell>
          <table:table-cell table:number-columns-repeated="8"/>
        </table:table-row>
        <table:table-row table:style-name="ro1">
          <table:table-cell office:value-type="float" office:value="1.88" calcext:value-type="float">
            <text:p>1.88</text:p>
          </table:table-cell>
          <table:table-cell table:formula="of:=SIN(2*PI()*[.B$94]*([.$A286]-[.B$95]))" office:value-type="float" office:value="-0.684547105928688" calcext:value-type="float">
            <text:p>-0.684547105928688</text:p>
          </table:table-cell>
          <table:table-cell table:formula="of:=SIN(2*PI()*[.C$94]*([.$A286]-[.C$95]))" office:value-type="float" office:value="-0.998026728428271" calcext:value-type="float">
            <text:p>-0.998026728428271</text:p>
          </table:table-cell>
          <table:table-cell table:formula="of:=SIN(2*PI()*[.D$94]*([.$A286]-[.D$95]))" office:value-type="float" office:value="-0.770513242775792" calcext:value-type="float">
            <text:p>-0.770513242775792</text:p>
          </table:table-cell>
          <table:table-cell table:number-columns-repeated="8"/>
        </table:table-row>
        <table:table-row table:style-name="ro1">
          <table:table-cell office:value-type="float" office:value="1.89" calcext:value-type="float">
            <text:p>1.89</text:p>
          </table:table-cell>
          <table:table-cell table:formula="of:=SIN(2*PI()*[.B$94]*([.$A287]-[.B$95]))" office:value-type="float" office:value="-0.63742398974869" calcext:value-type="float">
            <text:p>-0.63742398974869</text:p>
          </table:table-cell>
          <table:table-cell table:formula="of:=SIN(2*PI()*[.C$94]*([.$A287]-[.C$95]))" office:value-type="float" office:value="-0.982287250728689" calcext:value-type="float">
            <text:p>-0.982287250728689</text:p>
          </table:table-cell>
          <table:table-cell table:formula="of:=SIN(2*PI()*[.D$94]*([.$A287]-[.D$95]))" office:value-type="float" office:value="-0.876306680043864" calcext:value-type="float">
            <text:p>-0.876306680043864</text:p>
          </table:table-cell>
          <table:table-cell table:number-columns-repeated="8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SIN(2*PI()*[.B$94]*([.$A288]-[.B$95]))" office:value-type="float" office:value="-0.587785252292473" calcext:value-type="float">
            <text:p>-0.587785252292473</text:p>
          </table:table-cell>
          <table:table-cell table:formula="of:=SIN(2*PI()*[.C$94]*([.$A288]-[.C$95]))" office:value-type="float" office:value="-0.951056516295154" calcext:value-type="float">
            <text:p>-0.951056516295154</text:p>
          </table:table-cell>
          <table:table-cell table:formula="of:=SIN(2*PI()*[.D$94]*([.$A288]-[.D$95]))" office:value-type="float" office:value="-0.951056516295154" calcext:value-type="float">
            <text:p>-0.951056516295154</text:p>
          </table:table-cell>
          <table:table-cell table:number-columns-repeated="8"/>
        </table:table-row>
        <table:table-row table:style-name="ro1">
          <table:table-cell office:value-type="float" office:value="1.91" calcext:value-type="float">
            <text:p>1.91</text:p>
          </table:table-cell>
          <table:table-cell table:formula="of:=SIN(2*PI()*[.B$94]*([.$A289]-[.B$95]))" office:value-type="float" office:value="-0.535826794978996" calcext:value-type="float">
            <text:p>-0.535826794978996</text:p>
          </table:table-cell>
          <table:table-cell table:formula="of:=SIN(2*PI()*[.C$94]*([.$A289]-[.C$95]))" office:value-type="float" office:value="-0.904827052466019" calcext:value-type="float">
            <text:p>-0.904827052466019</text:p>
          </table:table-cell>
          <table:table-cell table:formula="of:=SIN(2*PI()*[.D$94]*([.$A289]-[.D$95]))" office:value-type="float" office:value="-0.992114701314478" calcext:value-type="float">
            <text:p>-0.992114701314478</text:p>
          </table:table-cell>
          <table:table-cell table:number-columns-repeated="8"/>
        </table:table-row>
        <table:table-row table:style-name="ro1">
          <table:table-cell office:value-type="float" office:value="1.92" calcext:value-type="float">
            <text:p>1.92</text:p>
          </table:table-cell>
          <table:table-cell table:formula="of:=SIN(2*PI()*[.B$94]*([.$A290]-[.B$95]))" office:value-type="float" office:value="-0.481753674101715" calcext:value-type="float">
            <text:p>-0.481753674101715</text:p>
          </table:table-cell>
          <table:table-cell table:formula="of:=SIN(2*PI()*[.C$94]*([.$A290]-[.C$95]))" office:value-type="float" office:value="-0.844327925502014" calcext:value-type="float">
            <text:p>-0.844327925502014</text:p>
          </table:table-cell>
          <table:table-cell table:formula="of:=SIN(2*PI()*[.D$94]*([.$A290]-[.D$95]))" office:value-type="float" office:value="-0.998026728428271" calcext:value-type="float">
            <text:p>-0.998026728428271</text:p>
          </table:table-cell>
          <table:table-cell table:number-columns-repeated="8"/>
        </table:table-row>
        <table:table-row table:style-name="ro1">
          <table:table-cell office:value-type="float" office:value="1.93" calcext:value-type="float">
            <text:p>1.93</text:p>
          </table:table-cell>
          <table:table-cell table:formula="of:=SIN(2*PI()*[.B$94]*([.$A291]-[.B$95]))" office:value-type="float" office:value="-0.425779291565072" calcext:value-type="float">
            <text:p>-0.425779291565072</text:p>
          </table:table-cell>
          <table:table-cell table:formula="of:=SIN(2*PI()*[.C$94]*([.$A291]-[.C$95]))" office:value-type="float" office:value="-0.770513242775789" calcext:value-type="float">
            <text:p>-0.770513242775789</text:p>
          </table:table-cell>
          <table:table-cell table:formula="of:=SIN(2*PI()*[.D$94]*([.$A291]-[.D$95]))" office:value-type="float" office:value="-0.968583161128631" calcext:value-type="float">
            <text:p>-0.968583161128631</text:p>
          </table:table-cell>
          <table:table-cell table:number-columns-repeated="8"/>
        </table:table-row>
        <table:table-row table:style-name="ro1">
          <table:table-cell office:value-type="float" office:value="1.94" calcext:value-type="float">
            <text:p>1.94</text:p>
          </table:table-cell>
          <table:table-cell table:formula="of:=SIN(2*PI()*[.B$94]*([.$A292]-[.B$95]))" office:value-type="float" office:value="-0.368124552684678" calcext:value-type="float">
            <text:p>-0.368124552684678</text:p>
          </table:table-cell>
          <table:table-cell table:formula="of:=SIN(2*PI()*[.C$94]*([.$A292]-[.C$95]))" office:value-type="float" office:value="-0.684547105928689" calcext:value-type="float">
            <text:p>-0.684547105928689</text:p>
          </table:table-cell>
          <table:table-cell table:formula="of:=SIN(2*PI()*[.D$94]*([.$A292]-[.D$95]))" office:value-type="float" office:value="-0.904827052466017" calcext:value-type="float">
            <text:p>-0.904827052466017</text:p>
          </table:table-cell>
          <table:table-cell table:number-columns-repeated="8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SIN(2*PI()*[.B$94]*([.$A293]-[.B$95]))" office:value-type="float" office:value="-0.309016994374948" calcext:value-type="float">
            <text:p>-0.309016994374948</text:p>
          </table:table-cell>
          <table:table-cell table:formula="of:=SIN(2*PI()*[.C$94]*([.$A293]-[.C$95]))" office:value-type="float" office:value="-0.587785252292474" calcext:value-type="float">
            <text:p>-0.587785252292474</text:p>
          </table:table-cell>
          <table:table-cell table:formula="of:=SIN(2*PI()*[.D$94]*([.$A293]-[.D$95]))" office:value-type="float" office:value="-0.809016994374947" calcext:value-type="float">
            <text:p>-0.809016994374947</text:p>
          </table:table-cell>
          <table:table-cell table:number-columns-repeated="8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formula="of:=SIN(2*PI()*[.B$94]*([.$A294]-[.B$95]))" office:value-type="float" office:value="-0.248689887164856" calcext:value-type="float">
            <text:p>-0.248689887164856</text:p>
          </table:table-cell>
          <table:table-cell table:formula="of:=SIN(2*PI()*[.C$94]*([.$A294]-[.C$95]))" office:value-type="float" office:value="-0.481753674101717" calcext:value-type="float">
            <text:p>-0.481753674101717</text:p>
          </table:table-cell>
          <table:table-cell table:formula="of:=SIN(2*PI()*[.D$94]*([.$A294]-[.D$95]))" office:value-type="float" office:value="-0.684547105928692" calcext:value-type="float">
            <text:p>-0.684547105928692</text:p>
          </table:table-cell>
          <table:table-cell table:number-columns-repeated="8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formula="of:=SIN(2*PI()*[.B$94]*([.$A295]-[.B$95]))" office:value-type="float" office:value="-0.187381314585726" calcext:value-type="float">
            <text:p>-0.187381314585726</text:p>
          </table:table-cell>
          <table:table-cell table:formula="of:=SIN(2*PI()*[.C$94]*([.$A295]-[.C$95]))" office:value-type="float" office:value="-0.36812455268468" calcext:value-type="float">
            <text:p>-0.36812455268468</text:p>
          </table:table-cell>
          <table:table-cell table:formula="of:=SIN(2*PI()*[.D$94]*([.$A295]-[.D$95]))" office:value-type="float" office:value="-0.535826794978998" calcext:value-type="float">
            <text:p>-0.535826794978998</text:p>
          </table:table-cell>
          <table:table-cell table:number-columns-repeated="8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formula="of:=SIN(2*PI()*[.B$94]*([.$A296]-[.B$95]))" office:value-type="float" office:value="-0.125333233564304" calcext:value-type="float">
            <text:p>-0.125333233564304</text:p>
          </table:table-cell>
          <table:table-cell table:formula="of:=SIN(2*PI()*[.C$94]*([.$A296]-[.C$95]))" office:value-type="float" office:value="-0.248689887164854" calcext:value-type="float">
            <text:p>-0.248689887164854</text:p>
          </table:table-cell>
          <table:table-cell table:formula="of:=SIN(2*PI()*[.D$94]*([.$A296]-[.D$95]))" office:value-type="float" office:value="-0.368124552684677" calcext:value-type="float">
            <text:p>-0.368124552684677</text:p>
          </table:table-cell>
          <table:table-cell table:number-columns-repeated="8"/>
        </table:table-row>
        <table:table-row table:style-name="ro1">
          <table:table-cell office:value-type="float" office:value="1.99" calcext:value-type="float">
            <text:p>1.99</text:p>
          </table:table-cell>
          <table:table-cell table:formula="of:=SIN(2*PI()*[.B$94]*([.$A297]-[.B$95]))" office:value-type="float" office:value="-0.0627905195293135" calcext:value-type="float">
            <text:p>-0.062790519529314</text:p>
          </table:table-cell>
          <table:table-cell table:formula="of:=SIN(2*PI()*[.C$94]*([.$A297]-[.C$95]))" office:value-type="float" office:value="-0.125333233564305" calcext:value-type="float">
            <text:p>-0.125333233564305</text:p>
          </table:table-cell>
          <table:table-cell table:formula="of:=SIN(2*PI()*[.D$94]*([.$A297]-[.D$95]))" office:value-type="float" office:value="-0.187381314585729" calcext:value-type="float">
            <text:p>-0.1873813145857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1:56:01.436593188</meta:creation-date>
    <dc:date>2020-05-03T19:57:57.059105292</dc:date>
    <meta:editing-duration>PT17H37M51S</meta:editing-duration>
    <meta:editing-cycles>7</meta:editing-cycles>
    <meta:generator>LibreOffice/6.0.7.3$Linux_X86_64 LibreOffice_project/00m0$Build-3</meta:generator>
    <meta:document-statistic meta:table-count="1" meta:cell-count="1212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4:Sheet1.B25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231cm" svg:y="3.705cm" style:legend-expansion="high" chart:style-name="ch2"/>
        <chart:plot-area chart:style-name="ch3" table:cell-range-address="Sheet1.A97:Sheet1.D297" chart:data-source-has-labels="row" svg:x="0.319cm" svg:y="0.18cm" svg:width="13.593cm" svg:height="8.645cm">
          <chartooo:coordinate-region svg:x="1.152cm" svg:y="0.379cm" svg:width="12.666cm" svg:height="8.24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B98:Sheet1.B297" chart:label-cell-address="Sheet1.B97:Sheet1.B97" chart:class="chart:scatter">
            <chart:domain table:cell-range-address="Sheet1.A98:Sheet1.A297"/>
            <chart:data-point chart:repeated="200"/>
          </chart:series>
          <chart:series chart:style-name="ch9" chart:values-cell-range-address="Sheet1.C98:Sheet1.C297" chart:label-cell-address="Sheet1.C97:Sheet1.C97" chart:class="chart:scatter">
            <chart:data-point chart:repeated="200"/>
          </chart:series>
          <chart:series chart:style-name="ch10" chart:values-cell-range-address="Sheet1.D98:Sheet1.D297" chart:label-cell-address="Sheet1.D97:Sheet1.D97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*1</text:p>
                <draw:g>
                  <svg:desc>Sheet1.B97:Sheet1.B97</svg:desc>
                </draw:g>
              </table:table-cell>
              <table:table-cell office:value-type="string">
                <text:p>f*2</text:p>
                <draw:g>
                  <svg:desc>Sheet1.C97:Sheet1.C97</svg:desc>
                </draw:g>
              </table:table-cell>
              <table:table-cell office:value-type="string">
                <text:p>f*3</text:p>
                <draw:g>
                  <svg:desc>Sheet1.D97:Sheet1.D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8:Sheet1.A297</svg:desc>
                </draw:g>
              </table:table-cell>
              <table:table-cell office:value-type="float" office:value="0">
                <text:p>0</text:p>
                <draw:g>
                  <svg:desc>Sheet1.B98:Sheet1.B297</svg:desc>
                </draw:g>
              </table:table-cell>
              <table:table-cell office:value-type="float" office:value="0">
                <text:p>0</text:p>
                <draw:g>
                  <svg:desc>Sheet1.C98:Sheet1.C297</svg:desc>
                </draw:g>
              </table:table-cell>
              <table:table-cell office:value-type="float" office:value="0">
                <text:p>0</text:p>
                <draw:g>
                  <svg:desc>Sheet1.D98:Sheet1.D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36">
                <text:p>0.0627905195293136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627905195293143">
                <text:p>0.0627905195293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6680043863">
                <text:p>-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627905195293128">
                <text:p>0.0627905195293128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87381314585724">
                <text:p>0.187381314585724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637423989748693">
                <text:p>0.6374239897486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9">
                <text:p>0.68454710592869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6">
                <text:p>0.368124552684676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6">
                <text:p>0.2486898871648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062790519529314">
                <text:p>-0.062790519529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">
                <text:p>0.968583161128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87381314585726">
                <text:p>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0.0627905195293127">
                <text:p>-0.0627905195293127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248689887164853">
                <text:p>0.248689887164853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9">
                <text:p>0.36812455268467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4">
                <text:p>0.844327925502014</text:p>
              </table:table-cell>
              <table:table-cell office:value-type="float" office:value="0.0627905195293153">
                <text:p>0.0627905195293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425779291565069">
                <text:p>0.425779291565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7">
                <text:p>0.481753674101717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8">
                <text:p>0.368124552684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3">
                <text:p>-0.248689887164853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728968627421414">
                <text:p>0.728968627421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929776485888252">
                <text:p>-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0.248689887164858">
                <text:p>0.248689887164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0627905195293144">
                <text:p>0.0627905195293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92">
                <text:p>-0.770513242775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04827052466017">
                <text:p>-0.904827052466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187381314585726">
                <text:p>-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0627905195293135">
                <text:p>-0.0627905195293135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-0.187381314585729">
                <text:p>-0.18738131458572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22cm" svg:height="3.774cm" xlink:href=".." xlink:type="simple" chart:class="chart:scatter" chart:style-name="ch1">
        <chart:plot-area chart:style-name="ch2" table:cell-range-address="Sheet1.G116:Sheet1.G136 Sheet1.I116:Sheet1.I136" chart:data-source-has-labels="row" svg:x="0.178cm" svg:y="0.075cm" svg:width="8.566cm" svg:height="3.624cm">
          <chartooo:coordinate-region svg:x="1.752cm" svg:y="0.274cm" svg:width="6.249cm" svg:height="3.22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1.I117:Sheet1.I136" chart:label-cell-address="Sheet1.I116:Sheet1.I116" chart:class="chart:scatter">
            <chart:domain table:cell-range-address="Sheet1.G117:Sheet1.G136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nitude</text:p>
                <draw:g>
                  <svg:desc>Sheet1.I116:Sheet1.I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17:Sheet1.G136</svg:desc>
                </draw:g>
              </table:table-cell>
              <table:table-cell office:value-type="float" office:value="-0.00000171452555095481">
                <text:p>-0.00000171452555095481</text:p>
                <draw:g>
                  <svg:desc>Sheet1.I117:Sheet1.I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-0.00000271733956710553">
                <text:p>-0.00000271733956710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0.000171449204945403">
                <text:p>-0.000171449204945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-0.0017141875471884">
                <text:p>-0.001714187547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-0.0171115043445858">
                <text:p>-0.0171115043445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.227766016838">
                <text:p>316.227766016838</text:p>
              </table:table-cell>
              <table:table-cell office:value-type="float" office:value="-0.168154766279122">
                <text:p>-0.168154766279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-1.44507011620526">
                <text:p>-1.44507011620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2.27766016838">
                <text:p>3162.27766016838</text:p>
              </table:table-cell>
              <table:table-cell office:value-type="float" office:value="-6.94415801775901">
                <text:p>-6.94415801775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-16.0722352658056">
                <text:p>-16.0722352658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2.7766016838">
                <text:p>31622.7766016838</text:p>
              </table:table-cell>
              <table:table-cell office:value-type="float" office:value="-25.9745842656988">
                <text:p>-25.9745842656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-35.9646973086329">
                <text:p>-35.9646973086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227.766016838">
                <text:p>316227.766016838</text:p>
              </table:table-cell>
              <table:table-cell office:value-type="float" office:value="-45.9637073738464">
                <text:p>-45.9637073738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-55.9636083679561">
                <text:p>-55.9636083679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2277.66016838">
                <text:p>3162277.66016838</text:p>
              </table:table-cell>
              <table:table-cell office:value-type="float" office:value="-65.9635984672431">
                <text:p>-65.9635984672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0">
                <text:p>10000000</text:p>
              </table:table-cell>
              <table:table-cell office:value-type="float" office:value="-75.9635974771706">
                <text:p>-75.9635974771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22776.6016838">
                <text:p>31622776.6016838</text:p>
              </table:table-cell>
              <table:table-cell office:value-type="float" office:value="-85.9635973781631">
                <text:p>-85.9635973781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000">
                <text:p>100000000</text:p>
              </table:table-cell>
              <table:table-cell office:value-type="float" office:value="-95.9635973682624">
                <text:p>-95.9635973682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6227766.016838">
                <text:p>316227766.016838</text:p>
              </table:table-cell>
              <table:table-cell office:value-type="float" office:value="-105.963597367272">
                <text:p>-105.963597367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-115.963597367173">
                <text:p>-115.963597367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2277660.16838">
                <text:p>3162277660.16838</text:p>
              </table:table-cell>
              <table:table-cell office:value-type="float" office:value="-125.963597367163">
                <text:p>-125.96359736716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7cm" svg:height="3.799cm" xlink:href=".." xlink:type="simple" chart:class="chart:scatter" chart:style-name="ch1">
        <chart:plot-area chart:style-name="ch2" table:cell-range-address="Sheet1.G116:Sheet1.G136 Sheet1.J116:Sheet1.J136" chart:data-source-has-labels="row" svg:x="0.168cm" svg:y="0.075cm" svg:width="8.091cm" svg:height="3.649cm">
          <chartooo:coordinate-region svg:x="1.08cm" svg:y="0.275cm" svg:width="6.25cm" svg:height="2.8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J117:Sheet1.J136" chart:label-cell-address="Sheet1.J116:Sheet1.J116" chart:class="chart:scatter">
            <chart:domain table:cell-range-address="Sheet1.G117:Sheet1.G136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ngle</text:p>
                <draw:g>
                  <svg:desc>Sheet1.J116:Sheet1.J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17:Sheet1.G136</svg:desc>
                </draw:g>
              </table:table-cell>
              <table:table-cell office:value-type="float" office:value="0.0359999952625908">
                <text:p>0.0359999952625908</text:p>
                <draw:g>
                  <svg:desc>Sheet1.J117:Sheet1.J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0.0453213053722172">
                <text:p>0.0453213053722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599952627021">
                <text:p>0.3599952627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1.13827018307454">
                <text:p>1.13827018307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3.59527377986819">
                <text:p>3.59527377986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.227766016838">
                <text:p>316.227766016838</text:p>
              </table:table-cell>
              <table:table-cell office:value-type="float" office:value="11.237840984624">
                <text:p>11.237840984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2.1419076353418">
                <text:p>32.1419076353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2.27766016838">
                <text:p>3162.27766016838</text:p>
              </table:table-cell>
              <table:table-cell office:value-type="float" office:value="63.2842479079493">
                <text:p>63.2842479079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80.9569389209623">
                <text:p>80.9569389209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2.7766016838">
                <text:p>31622.7766016838</text:p>
              </table:table-cell>
              <table:table-cell office:value-type="float" office:value="87.1187796579127">
                <text:p>87.1187796579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89.0881863303862">
                <text:p>89.0881863303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227.766016838">
                <text:p>316227.766016838</text:p>
              </table:table-cell>
              <table:table-cell office:value-type="float" office:value="89.7116372907739">
                <text:p>89.7116372907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89.9088110117167">
                <text:p>89.9088110117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2277.66016838">
                <text:p>3162277.66016838</text:p>
              </table:table-cell>
              <table:table-cell office:value-type="float" office:value="89.9711634880367">
                <text:p>89.9711634880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0">
                <text:p>10000000</text:p>
              </table:table-cell>
              <table:table-cell office:value-type="float" office:value="89.9908810935492">
                <text:p>89.9908810935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22776.6016838">
                <text:p>31622776.6016838</text:p>
              </table:table-cell>
              <table:table-cell office:value-type="float" office:value="89.9971163485626">
                <text:p>89.9971163485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000">
                <text:p>100000000</text:p>
              </table:table-cell>
              <table:table-cell office:value-type="float" office:value="89.9990881093473">
                <text:p>89.9990881093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6227766.016838">
                <text:p>316227766.016838</text:p>
              </table:table-cell>
              <table:table-cell office:value-type="float" office:value="89.999711634856">
                <text:p>89.999711634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9.9999088109347">
                <text:p>89.9999088109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2277660.16838">
                <text:p>3162277660.16838</text:p>
              </table:table-cell>
              <table:table-cell office:value-type="float" office:value="89.9999711634856">
                <text:p>89.99997116348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C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